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16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ison al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5" table:default-cell-style-name="Default"/>
        <table:table-column table:style-name="co4" table:number-columns-repeated="1010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BEERSMITH</text:p>
          </table:table-cell>
          <table:table-cell table:style-name="ce1" table:number-columns-repeated="5"/>
          <table:table-cell table:style-name="ce1" office:value-type="string" calcext:value-type="string">
            <text:p>BREWDAY</text:p>
          </table:table-cell>
          <table:table-cell table:style-name="ce1" table:number-columns-repeated="7"/>
          <table:table-cell table:style-name="ce1" office:value-type="string" calcext:value-type="string">
            <text:p>MSE</text:p>
          </table:table-cell>
          <table:table-cell table:style-name="ce1" table:number-columns-repeated="2"/>
          <table:table-cell table:style-name="ce1" office:value-type="string" calcext:value-type="string">
            <text:p>MSE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G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IBU </text:p>
          </table:table-cell>
          <table:table-cell table:style-name="ce1" office:value-type="string" calcext:value-type="string">
            <text:p>Color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st OG</text:p>
          </table:table-cell>
          <table:table-cell table:style-name="ce1" office:value-type="string" calcext:value-type="string">
            <text:p>Est FG</text:p>
          </table:table-cell>
          <table:table-cell table:style-name="ce1" office:value-type="string" calcext:value-type="string">
            <text:p>Est ABV</text:p>
          </table:table-cell>
          <table:table-cell table:style-name="ce1" office:value-type="string" calcext:value-type="string">
            <text:p>IBU (Tinseth)</text:p>
          </table:table-cell>
          <table:table-cell table:style-name="ce1" office:value-type="string" calcext:value-type="string">
            <text:p>Color</text:p>
          </table:table-cell>
          <table:table-cell table:style-name="ce1"/>
          <table:table-cell table:style-name="ce1" office:value-type="string" calcext:value-type="string">
            <text:p>OG diff</text:p>
          </table:table-cell>
          <table:table-cell table:style-name="ce1" table:formula="of:=AVERAGE([.Q3:.Q117])" office:value-type="float" office:value="0.000173774513911715" calcext:value-type="float">
            <text:p>0.000173774513912</text:p>
          </table:table-cell>
          <table:table-cell/>
          <table:table-cell table:style-name="ce1" office:value-type="string" calcext:value-type="string">
            <text:p>IBU diff</text:p>
          </table:table-cell>
          <table:table-cell table:style-name="ce1" table:formula="of:=AVERAGE([.T3:.T117])" office:value-type="float" office:value="30.2702253247467" calcext:value-type="float">
            <text:p>30.2702253247467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#100 Eisbock</text:p>
          </table:table-cell>
          <table:table-cell office:value-type="string" calcext:value-type="string">
            <text:p>All Grain</text:p>
          </table:table-cell>
          <table:table-cell office:value-type="float" office:value="1.081" calcext:value-type="float">
            <text:p>1.081</text:p>
          </table:table-cell>
          <table:table-cell office:value-type="float" office:value="1.024" calcext:value-type="float">
            <text:p>1.024</text:p>
          </table:table-cell>
          <table:table-cell office:value-type="float" office:value="7.5" calcext:value-type="float">
            <text:p>7.5</text:p>
          </table:table-cell>
          <table:table-cell office:value-type="float" office:value="20.7" calcext:value-type="float">
            <text:p>20.7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#100 Eisbock</text:p>
          </table:table-cell>
          <table:table-cell office:value-type="float" office:value="1.0755647942459" calcext:value-type="float">
            <text:p>1.0755647942459</text:p>
          </table:table-cell>
          <table:table-cell office:value-type="float" office:value="1.015542805732" calcext:value-type="float">
            <text:p>1.015542805732</text:p>
          </table:table-cell>
          <table:table-cell office:value-type="float" office:value="7.87788599244963" calcext:value-type="float">
            <text:p>7.87788599244963</text:p>
          </table:table-cell>
          <table:table-cell office:value-type="float" office:value="18.3376347735222" calcext:value-type="float">
            <text:p>18.3376347735222</text:p>
          </table:table-cell>
          <table:table-cell office:value-type="float" office:value="9.84580591498716" calcext:value-type="float">
            <text:p>9.84580591498716</text:p>
          </table:table-cell>
          <table:table-cell/>
          <table:table-cell table:formula="of:=IF([.J3];[.C3]-[.J3];0)" office:value-type="float" office:value="0.00543520575409873" calcext:value-type="float">
            <text:p>0.005435205754099</text:p>
          </table:table-cell>
          <table:table-cell table:formula="of:=POWER([.P3];2)" office:value-type="float" office:value="0.0000295414615893879" calcext:value-type="float">
            <text:p>2.95414615893879E-05</text:p>
          </table:table-cell>
          <table:table-cell/>
          <table:table-cell table:formula="of:=IF([.M3]; [.M3]-[.F3]; 0)" office:value-type="float" office:value="-2.36236522647782" calcext:value-type="float">
            <text:p>-2.36236522647782</text:p>
          </table:table-cell>
          <table:table-cell table:formula="of:=POWER([.S3];2)" office:value-type="float" office:value="5.58076946327159" calcext:value-type="float">
            <text:p>5.580769463271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ehouse Rock Altbier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 office:value-type="float" office:value="5.2" calcext:value-type="float">
            <text:p>5.2</text:p>
          </table:table-cell>
          <table:table-cell office:value-type="float" office:value="38.4" calcext:value-type="float">
            <text:p>38.4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Alehouse Rock Altbier</text:p>
          </table:table-cell>
          <table:table-cell office:value-type="float" office:value="1.06046964904845" calcext:value-type="float">
            <text:p>1.06046964904845</text:p>
          </table:table-cell>
          <table:table-cell office:value-type="float" office:value="1.0128946603484" calcext:value-type="float">
            <text:p>1.0128946603484</text:p>
          </table:table-cell>
          <table:table-cell office:value-type="float" office:value="6.2442172668821" calcext:value-type="float">
            <text:p>6.2442172668821</text:p>
          </table:table-cell>
          <table:table-cell office:value-type="float" office:value="30.0199620619318" calcext:value-type="float">
            <text:p>30.0199620619318</text:p>
          </table:table-cell>
          <table:table-cell office:value-type="float" office:value="13.2338760968748" calcext:value-type="float">
            <text:p>13.2338760968748</text:p>
          </table:table-cell>
          <table:table-cell/>
          <table:table-cell table:formula="of:=IF([.J4];[.C4]-[.J4];0)" office:value-type="float" office:value="-0.0104696490484539" calcext:value-type="float">
            <text:p>-0.010469649048454</text:p>
          </table:table-cell>
          <table:table-cell table:formula="of:=POWER([.P4];2)" office:value-type="float" office:value="0.000109613551197792" calcext:value-type="float">
            <text:p>0.000109613551198</text:p>
          </table:table-cell>
          <table:table-cell/>
          <table:table-cell table:formula="of:=IF([.M4]; [.M4]-[.F4]; 0)" office:value-type="float" office:value="-8.38003793806821" calcext:value-type="float">
            <text:p>-8.38003793806821</text:p>
          </table:table-cell>
          <table:table-cell table:formula="of:=POWER([.S4];2)" office:value-type="float" office:value="70.2250358434626" calcext:value-type="float">
            <text:p>70.22503584346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l Day Drinking Marzen</text:p>
          </table:table-cell>
          <table:table-cell office:value-type="string" calcext:value-type="string">
            <text:p>All Grain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3" calcext:value-type="float">
            <text:p>1.013</text:p>
          </table:table-cell>
          <table:table-cell office:value-type="float" office:value="5.9" calcext:value-type="float">
            <text:p>5.9</text:p>
          </table:table-cell>
          <table:table-cell office:value-type="float" office:value="17.7" calcext:value-type="float">
            <text:p>17.7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All Day Drinking Marzen</text:p>
          </table:table-cell>
          <table:table-cell office:value-type="float" office:value="1.03819664057135" calcext:value-type="float">
            <text:p>1.03819664057135</text:p>
          </table:table-cell>
          <table:table-cell office:value-type="float" office:value="1.00853742151688" calcext:value-type="float">
            <text:p>1.00853742151688</text:p>
          </table:table-cell>
          <table:table-cell office:value-type="float" office:value="3.89277250089939" calcext:value-type="float">
            <text:p>3.89277250089939</text:p>
          </table:table-cell>
          <table:table-cell office:value-type="float" office:value="16.670076617301" calcext:value-type="float">
            <text:p>16.670076617301</text:p>
          </table:table-cell>
          <table:table-cell office:value-type="float" office:value="6.88152408871602" calcext:value-type="float">
            <text:p>6.88152408871602</text:p>
          </table:table-cell>
          <table:table-cell/>
          <table:table-cell table:formula="of:=IF([.J5];[.C5]-[.J5];0)" office:value-type="float" office:value="0.0198033594286471" calcext:value-type="float">
            <text:p>0.019803359428647</text:p>
          </table:table-cell>
          <table:table-cell table:formula="of:=POWER([.P5];2)" office:value-type="float" office:value="0.000392173044660185" calcext:value-type="float">
            <text:p>0.00039217304466</text:p>
          </table:table-cell>
          <table:table-cell/>
          <table:table-cell table:formula="of:=IF([.M5]; [.M5]-[.F5]; 0)" office:value-type="float" office:value="-1.02992338269897" calcext:value-type="float">
            <text:p>-1.02992338269897</text:p>
          </table:table-cell>
          <table:table-cell table:formula="of:=POWER([.S5];2)" office:value-type="float" office:value="1.0607421742301" calcext:value-type="float">
            <text:p>1.06074217423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ggy Ann APA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1" calcext:value-type="float">
            <text:p>1.011</text:p>
          </table:table-cell>
          <table:table-cell office:value-type="float" office:value="5" calcext:value-type="float">
            <text:p>5</text:p>
          </table:table-cell>
          <table:table-cell office:value-type="float" office:value="52.2" calcext:value-type="float">
            <text:p>52.2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Baggy Ann APA</text:p>
          </table:table-cell>
          <table:table-cell office:value-type="float" office:value="1.03324048870814" calcext:value-type="float">
            <text:p>1.03324048870814</text:p>
          </table:table-cell>
          <table:table-cell office:value-type="float" office:value="1.0071638662646" calcext:value-type="float">
            <text:p>1.0071638662646</text:p>
          </table:table-cell>
          <table:table-cell office:value-type="float" office:value="3.42255669571393" calcext:value-type="float">
            <text:p>3.42255669571393</text:p>
          </table:table-cell>
          <table:table-cell office:value-type="float" office:value="51.0163147269683" calcext:value-type="float">
            <text:p>51.0163147269683</text:p>
          </table:table-cell>
          <table:table-cell office:value-type="float" office:value="4.55172393182065" calcext:value-type="float">
            <text:p>4.55172393182065</text:p>
          </table:table-cell>
          <table:table-cell/>
          <table:table-cell table:formula="of:=IF([.J6];[.C6]-[.J6];0)" office:value-type="float" office:value="0.0157595112918634" calcext:value-type="float">
            <text:p>0.015759511291863</text:p>
          </table:table-cell>
          <table:table-cell table:formula="of:=POWER([.P6];2)" office:value-type="float" office:value="0.000248362196158369" calcext:value-type="float">
            <text:p>0.000248362196158</text:p>
          </table:table-cell>
          <table:table-cell/>
          <table:table-cell table:formula="of:=IF([.M6]; [.M6]-[.F6]; 0)" office:value-type="float" office:value="-1.18368527303175" calcext:value-type="float">
            <text:p>-1.18368527303175</text:p>
          </table:table-cell>
          <table:table-cell table:formula="of:=POWER([.S6];2)" office:value-type="float" office:value="1.40111082559225" calcext:value-type="float">
            <text:p>1.401110825592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ggy Anne APA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1" calcext:value-type="float">
            <text:p>1.011</text:p>
          </table:table-cell>
          <table:table-cell office:value-type="float" office:value="5.3" calcext:value-type="float">
            <text:p>5.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aggy Anne APA</text:p>
          </table:table-cell>
          <table:table-cell office:value-type="float" office:value="1.02951818367205" calcext:value-type="float">
            <text:p>1.02951818367205</text:p>
          </table:table-cell>
          <table:table-cell office:value-type="float" office:value="1.00635379058247" calcext:value-type="float">
            <text:p>1.00635379058247</text:p>
          </table:table-cell>
          <table:table-cell office:value-type="float" office:value="3.0403265930074" calcext:value-type="float">
            <text:p>3.0403265930074</text:p>
          </table:table-cell>
          <table:table-cell office:value-type="float" office:value="32.4034573847817" calcext:value-type="float">
            <text:p>32.4034573847817</text:p>
          </table:table-cell>
          <table:table-cell office:value-type="float" office:value="5.57068256116942" calcext:value-type="float">
            <text:p>5.57068256116942</text:p>
          </table:table-cell>
          <table:table-cell/>
          <table:table-cell table:formula="of:=IF([.J7];[.C7]-[.J7];0)" office:value-type="float" office:value="0.0224818163279477" calcext:value-type="float">
            <text:p>0.022481816327948</text:p>
          </table:table-cell>
          <table:table-cell table:formula="of:=POWER([.P7];2)" office:value-type="float" office:value="0.000505432065403574" calcext:value-type="float">
            <text:p>0.000505432065404</text:p>
          </table:table-cell>
          <table:table-cell/>
          <table:table-cell table:formula="of:=IF([.M7]; [.M7]-[.F7]; 0)" office:value-type="float" office:value="-5.59654261521834" calcext:value-type="float">
            <text:p>-5.59654261521834</text:p>
          </table:table-cell>
          <table:table-cell table:formula="of:=POWER([.S7];2)" office:value-type="float" office:value="31.3212892439549" calcext:value-type="float">
            <text:p>31.32128924395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rrel's Round London Porter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5" calcext:value-type="float">
            <text:p>1.015</text:p>
          </table:table-cell>
          <table:table-cell office:value-type="float" office:value="4.7" calcext:value-type="float">
            <text:p>4.7</text:p>
          </table:table-cell>
          <table:table-cell office:value-type="float" office:value="24.2" calcext:value-type="float">
            <text:p>24.2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string" calcext:value-type="string">
            <text:p>Barrel's Round London Porter</text:p>
          </table:table-cell>
          <table:table-cell office:value-type="float" office:value="1.03975374583201" calcext:value-type="float">
            <text:p>1.03975374583201</text:p>
          </table:table-cell>
          <table:table-cell office:value-type="float" office:value="1.0086848648705" calcext:value-type="float">
            <text:p>1.0086848648705</text:p>
          </table:table-cell>
          <table:table-cell office:value-type="float" office:value="4.07779062619855" calcext:value-type="float">
            <text:p>4.07779062619855</text:p>
          </table:table-cell>
          <table:table-cell office:value-type="float" office:value="20.9783506119001" calcext:value-type="float">
            <text:p>20.9783506119001</text:p>
          </table:table-cell>
          <table:table-cell office:value-type="float" office:value="15.5583477699203" calcext:value-type="float">
            <text:p>15.5583477699203</text:p>
          </table:table-cell>
          <table:table-cell/>
          <table:table-cell table:formula="of:=IF([.J8];[.C8]-[.J8];0)" office:value-type="float" office:value="0.0112462541679916" calcext:value-type="float">
            <text:p>0.011246254167992</text:p>
          </table:table-cell>
          <table:table-cell table:formula="of:=POWER([.P8];2)" office:value-type="float" office:value="0.000126478232811069" calcext:value-type="float">
            <text:p>0.000126478232811</text:p>
          </table:table-cell>
          <table:table-cell/>
          <table:table-cell table:formula="of:=IF([.M8]; [.M8]-[.F8]; 0)" office:value-type="float" office:value="-3.22164938809985" calcext:value-type="float">
            <text:p>-3.22164938809985</text:p>
          </table:table-cell>
          <table:table-cell table:formula="of:=POWER([.S8];2)" office:value-type="float" office:value="10.3790247798442" calcext:value-type="float">
            <text:p>10.37902477984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rrels Round Porter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3" calcext:value-type="float">
            <text:p>1.013</text:p>
          </table:table-cell>
          <table:table-cell office:value-type="float" office:value="5.2" calcext:value-type="float">
            <text:p>5.2</text:p>
          </table:table-cell>
          <table:table-cell office:value-type="float" office:value="26.8" calcext:value-type="float">
            <text:p>26.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Barrels Round Porter</text:p>
          </table:table-cell>
          <table:table-cell office:value-type="float" office:value="1.04179727794094" calcext:value-type="float">
            <text:p>1.04179727794094</text:p>
          </table:table-cell>
          <table:table-cell office:value-type="float" office:value="1.00975205696357" calcext:value-type="float">
            <text:p>1.00975205696357</text:p>
          </table:table-cell>
          <table:table-cell office:value-type="float" office:value="4.20593525328003" calcext:value-type="float">
            <text:p>4.20593525328003</text:p>
          </table:table-cell>
          <table:table-cell office:value-type="float" office:value="25.8640866854656" calcext:value-type="float">
            <text:p>25.8640866854656</text:p>
          </table:table-cell>
          <table:table-cell office:value-type="float" office:value="20.2243088721225" calcext:value-type="float">
            <text:p>20.2243088721225</text:p>
          </table:table-cell>
          <table:table-cell/>
          <table:table-cell table:formula="of:=IF([.J9];[.C9]-[.J9];0)" office:value-type="float" office:value="0.0102027220590626" calcext:value-type="float">
            <text:p>0.010202722059063</text:p>
          </table:table-cell>
          <table:table-cell table:formula="of:=POWER([.P9];2)" office:value-type="float" office:value="0.000104095537414482" calcext:value-type="float">
            <text:p>0.000104095537414</text:p>
          </table:table-cell>
          <table:table-cell/>
          <table:table-cell table:formula="of:=IF([.M9]; [.M9]-[.F9]; 0)" office:value-type="float" office:value="-0.935913314534417" calcext:value-type="float">
            <text:p>-0.935913314534417</text:p>
          </table:table-cell>
          <table:table-cell table:formula="of:=POWER([.S9];2)" office:value-type="float" office:value="0.875933732322799" calcext:value-type="float">
            <text:p>0.875933732322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n Nevis Wee Heavy</text:p>
          </table:table-cell>
          <table:table-cell office:value-type="string" calcext:value-type="string">
            <text:p>All Grain</text:p>
          </table:table-cell>
          <table:table-cell office:value-type="float" office:value="1.077" calcext:value-type="float">
            <text:p>1.077</text:p>
          </table:table-cell>
          <table:table-cell office:value-type="float" office:value="1.02" calcext:value-type="float">
            <text:p>1.02</text:p>
          </table:table-cell>
          <table:table-cell office:value-type="float" office:value="7.7" calcext:value-type="float">
            <text:p>7.7</text:p>
          </table:table-cell>
          <table:table-cell office:value-type="float" office:value="15.5" calcext:value-type="float">
            <text:p>15.5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Ben Nevis Wee Heavy</text:p>
          </table:table-cell>
          <table:table-cell office:value-type="float" office:value="1.05787135915571" calcext:value-type="float">
            <text:p>1.05787135915571</text:p>
          </table:table-cell>
          <table:table-cell office:value-type="float" office:value="1.01138408184334" calcext:value-type="float">
            <text:p>1.01138408184334</text:p>
          </table:table-cell>
          <table:table-cell office:value-type="float" office:value="6.10145514724838" calcext:value-type="float">
            <text:p>6.10145514724838</text:p>
          </table:table-cell>
          <table:table-cell office:value-type="float" office:value="15.5475299171405" calcext:value-type="float">
            <text:p>15.5475299171405</text:p>
          </table:table-cell>
          <table:table-cell office:value-type="float" office:value="9.38785883901483" calcext:value-type="float">
            <text:p>9.38785883901483</text:p>
          </table:table-cell>
          <table:table-cell/>
          <table:table-cell table:formula="of:=IF([.J10];[.C10]-[.J10];0)" office:value-type="float" office:value="0.0191286408442906" calcext:value-type="float">
            <text:p>0.019128640844291</text:p>
          </table:table-cell>
          <table:table-cell table:formula="of:=POWER([.P10];2)" office:value-type="float" office:value="0.000365904900549861" calcext:value-type="float">
            <text:p>0.00036590490055</text:p>
          </table:table-cell>
          <table:table-cell/>
          <table:table-cell table:formula="of:=IF([.M10]; [.M10]-[.F10]; 0)" office:value-type="float" office:value="0.0475299171405101" calcext:value-type="float">
            <text:p>0.04752991714051</text:p>
          </table:table-cell>
          <table:table-cell table:formula="of:=POWER([.S10];2)" office:value-type="float" office:value="0.00225909302338376" calcext:value-type="float">
            <text:p>0.0022590930233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enos Aires Wheat (1.2)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1" calcext:value-type="float">
            <text:p>1.011</text:p>
          </table:table-cell>
          <table:table-cell office:value-type="float" office:value="5.2" calcext:value-type="float">
            <text:p>5.2</text:p>
          </table:table-cell>
          <table:table-cell office:value-type="float" office:value="28.7" calcext:value-type="float">
            <text:p>28.7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Buenos Aires Wheat (1.2)</text:p>
          </table:table-cell>
          <table:table-cell office:value-type="float" office:value="1.02859520116044" calcext:value-type="float">
            <text:p>1.02859520116044</text:p>
          </table:table-cell>
          <table:table-cell office:value-type="float" office:value="1.00615036911012" calcext:value-type="float">
            <text:p>1.00615036911012</text:p>
          </table:table-cell>
          <table:table-cell office:value-type="float" office:value="2.9458842066044" calcext:value-type="float">
            <text:p>2.9458842066044</text:p>
          </table:table-cell>
          <table:table-cell office:value-type="float" office:value="24.2386655946136" calcext:value-type="float">
            <text:p>24.2386655946136</text:p>
          </table:table-cell>
          <table:table-cell office:value-type="float" office:value="3.37316345133557" calcext:value-type="float">
            <text:p>3.37316345133557</text:p>
          </table:table-cell>
          <table:table-cell/>
          <table:table-cell table:formula="of:=IF([.J11];[.C11]-[.J11];0)" office:value-type="float" office:value="0.0214047988395631" calcext:value-type="float">
            <text:p>0.021404798839563</text:p>
          </table:table-cell>
          <table:table-cell table:formula="of:=POWER([.P11];2)" office:value-type="float" office:value="0.000458165413362164" calcext:value-type="float">
            <text:p>0.000458165413362</text:p>
          </table:table-cell>
          <table:table-cell/>
          <table:table-cell table:formula="of:=IF([.M11]; [.M11]-[.F11]; 0)" office:value-type="float" office:value="-4.46133440538637" calcext:value-type="float">
            <text:p>-4.46133440538637</text:p>
          </table:table-cell>
          <table:table-cell table:formula="of:=POWER([.S11];2)" office:value-type="float" office:value="19.9035046766842" calcext:value-type="float">
            <text:p>19.90350467668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enos Aires Wheat (1.3)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3" calcext:value-type="float">
            <text:p>1.013</text:p>
          </table:table-cell>
          <table:table-cell office:value-type="float" office:value="4.9" calcext:value-type="float">
            <text:p>4.9</text:p>
          </table:table-cell>
          <table:table-cell office:value-type="float" office:value="19.3" calcext:value-type="float">
            <text:p>19.3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Buenos Aires Wheat (1.3)</text:p>
          </table:table-cell>
          <table:table-cell office:value-type="float" office:value="1.03934428685895" calcext:value-type="float">
            <text:p>1.03934428685895</text:p>
          </table:table-cell>
          <table:table-cell office:value-type="float" office:value="1.0079057591649" calcext:value-type="float">
            <text:p>1.0079057591649</text:p>
          </table:table-cell>
          <table:table-cell office:value-type="float" office:value="4.12630675984355" calcext:value-type="float">
            <text:p>4.12630675984355</text:p>
          </table:table-cell>
          <table:table-cell office:value-type="float" office:value="18.8007058368502" calcext:value-type="float">
            <text:p>18.8007058368502</text:p>
          </table:table-cell>
          <table:table-cell office:value-type="float" office:value="4.83215102321845" calcext:value-type="float">
            <text:p>4.83215102321845</text:p>
          </table:table-cell>
          <table:table-cell/>
          <table:table-cell table:formula="of:=IF([.J12];[.C12]-[.J12];0)" office:value-type="float" office:value="0.0106557131410523" calcext:value-type="float">
            <text:p>0.010655713141052</text:p>
          </table:table-cell>
          <table:table-cell table:formula="of:=POWER([.P12];2)" office:value-type="float" office:value="0.000113544222544395" calcext:value-type="float">
            <text:p>0.000113544222544</text:p>
          </table:table-cell>
          <table:table-cell/>
          <table:table-cell table:formula="of:=IF([.M12]; [.M12]-[.F12]; 0)" office:value-type="float" office:value="-0.499294163149798" calcext:value-type="float">
            <text:p>-0.499294163149798</text:p>
          </table:table-cell>
          <table:table-cell table:formula="of:=POWER([.S12];2)" office:value-type="float" office:value="0.249294661355458" calcext:value-type="float">
            <text:p>0.24929466135545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2)</text:p>
          </table:table-cell>
          <table:table-cell office:value-type="string" calcext:value-type="string">
            <text:p>All Grain</text:p>
          </table:table-cell>
          <table:table-cell office:value-type="float" office:value="1.036" calcext:value-type="float">
            <text:p>1.036</text:p>
          </table:table-cell>
          <table:table-cell office:value-type="float" office:value="1.009" calcext:value-type="float">
            <text:p>1.009</text:p>
          </table:table-cell>
          <table:table-cell office:value-type="float" office:value="3.6" calcext:value-type="float">
            <text:p>3.6</text:p>
          </table:table-cell>
          <table:table-cell office:value-type="float" office:value="29.6" calcext:value-type="float">
            <text:p>29.6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Charlotte Bitter (1.2)</text:p>
          </table:table-cell>
          <table:table-cell office:value-type="float" office:value="1.02291380121969" calcext:value-type="float">
            <text:p>1.02291380121969</text:p>
          </table:table-cell>
          <table:table-cell office:value-type="float" office:value="1.00459938304964" calcext:value-type="float">
            <text:p>1.00459938304964</text:p>
          </table:table-cell>
          <table:table-cell office:value-type="float" office:value="2.40376738481858" calcext:value-type="float">
            <text:p>2.40376738481858</text:p>
          </table:table-cell>
          <table:table-cell office:value-type="float" office:value="26.7997197004227" calcext:value-type="float">
            <text:p>26.7997197004227</text:p>
          </table:table-cell>
          <table:table-cell office:value-type="float" office:value="6.71919053212343" calcext:value-type="float">
            <text:p>6.71919053212343</text:p>
          </table:table-cell>
          <table:table-cell/>
          <table:table-cell table:formula="of:=IF([.J13];[.C13]-[.J13];0)" office:value-type="float" office:value="0.0130861987803148" calcext:value-type="float">
            <text:p>0.013086198780315</text:p>
          </table:table-cell>
          <table:table-cell table:formula="of:=POWER([.P13];2)" office:value-type="float" office:value="0.000171248598517913" calcext:value-type="float">
            <text:p>0.000171248598518</text:p>
          </table:table-cell>
          <table:table-cell/>
          <table:table-cell table:formula="of:=IF([.M13]; [.M13]-[.F13]; 0)" office:value-type="float" office:value="-2.80028029957729" calcext:value-type="float">
            <text:p>-2.80028029957729</text:p>
          </table:table-cell>
          <table:table-cell table:formula="of:=POWER([.S13];2)" office:value-type="float" office:value="7.84156975620067" calcext:value-type="float">
            <text:p>7.841569756200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3)</text:p>
          </table:table-cell>
          <table:table-cell office:value-type="string" calcext:value-type="string">
            <text:p>All Grain</text:p>
          </table:table-cell>
          <table:table-cell office:value-type="float" office:value="1.043" calcext:value-type="float">
            <text:p>1.043</text:p>
          </table:table-cell>
          <table:table-cell office:value-type="float" office:value="1.01" calcext:value-type="float">
            <text:p>1.01</text:p>
          </table:table-cell>
          <table:table-cell office:value-type="float" office:value="4.3" calcext:value-type="float">
            <text:p>4.3</text:p>
          </table:table-cell>
          <table:table-cell office:value-type="float" office:value="34.1" calcext:value-type="float">
            <text:p>34.1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string" calcext:value-type="string">
            <text:p>Charlotte Bitter (1.3)</text:p>
          </table:table-cell>
          <table:table-cell office:value-type="float" office:value="1.03006287549936" calcext:value-type="float">
            <text:p>1.03006287549936</text:p>
          </table:table-cell>
          <table:table-cell office:value-type="float" office:value="1.00669088524166" calcext:value-type="float">
            <text:p>1.00669088524166</text:p>
          </table:table-cell>
          <table:table-cell office:value-type="float" office:value="3.06757372132378" calcext:value-type="float">
            <text:p>3.06757372132378</text:p>
          </table:table-cell>
          <table:table-cell office:value-type="float" office:value="31.4304082237072" calcext:value-type="float">
            <text:p>31.4304082237072</text:p>
          </table:table-cell>
          <table:table-cell office:value-type="float" office:value="9.77702039802174" calcext:value-type="float">
            <text:p>9.77702039802174</text:p>
          </table:table-cell>
          <table:table-cell/>
          <table:table-cell table:formula="of:=IF([.J14];[.C14]-[.J14];0)" office:value-type="float" office:value="0.0129371245006373" calcext:value-type="float">
            <text:p>0.012937124500637</text:p>
          </table:table-cell>
          <table:table-cell table:formula="of:=POWER([.P14];2)" office:value-type="float" office:value="0.000167369190344991" calcext:value-type="float">
            <text:p>0.000167369190345</text:p>
          </table:table-cell>
          <table:table-cell/>
          <table:table-cell table:formula="of:=IF([.M14]; [.M14]-[.F14]; 0)" office:value-type="float" office:value="-2.66959177629285" calcext:value-type="float">
            <text:p>-2.66959177629285</text:p>
          </table:table-cell>
          <table:table-cell table:formula="of:=POWER([.S14];2)" office:value-type="float" office:value="7.1267202520504" calcext:value-type="float">
            <text:p>7.12672025205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4)</text:p>
          </table:table-cell>
          <table:table-cell office:value-type="string" calcext:value-type="string">
            <text:p>All Grain</text:p>
          </table:table-cell>
          <table:table-cell office:value-type="float" office:value="1.043" calcext:value-type="float">
            <text:p>1.043</text:p>
          </table:table-cell>
          <table:table-cell office:value-type="float" office:value="1.009" calcext:value-type="float">
            <text:p>1.009</text:p>
          </table:table-cell>
          <table:table-cell office:value-type="float" office:value="4.5" calcext:value-type="float">
            <text:p>4.5</text:p>
          </table:table-cell>
          <table:table-cell office:value-type="float" office:value="30.9" calcext:value-type="float">
            <text:p>30.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harlotte Bitter (1.4)</text:p>
          </table:table-cell>
          <table:table-cell office:value-type="float" office:value="1.02882012909541" calcext:value-type="float">
            <text:p>1.02882012909541</text:p>
          </table:table-cell>
          <table:table-cell office:value-type="float" office:value="1.00605261248813" calcext:value-type="float">
            <text:p>1.00605261248813</text:p>
          </table:table-cell>
          <table:table-cell office:value-type="float" office:value="2.98823655470556" calcext:value-type="float">
            <text:p>2.98823655470556</text:p>
          </table:table-cell>
          <table:table-cell office:value-type="float" office:value="30.1311606364075" calcext:value-type="float">
            <text:p>30.1311606364075</text:p>
          </table:table-cell>
          <table:table-cell office:value-type="float" office:value="8.12441703349093" calcext:value-type="float">
            <text:p>8.12441703349093</text:p>
          </table:table-cell>
          <table:table-cell/>
          <table:table-cell table:formula="of:=IF([.J15];[.C15]-[.J15];0)" office:value-type="float" office:value="0.0141798709045877" calcext:value-type="float">
            <text:p>0.014179870904588</text:p>
          </table:table-cell>
          <table:table-cell table:formula="of:=POWER([.P15];2)" office:value-type="float" office:value="0.000201068738870773" calcext:value-type="float">
            <text:p>0.000201068738871</text:p>
          </table:table-cell>
          <table:table-cell/>
          <table:table-cell table:formula="of:=IF([.M15]; [.M15]-[.F15]; 0)" office:value-type="float" office:value="-0.76883936359247" calcext:value-type="float">
            <text:p>-0.76883936359247</text:p>
          </table:table-cell>
          <table:table-cell table:formula="of:=POWER([.S15];2)" office:value-type="float" office:value="0.591113967009274" calcext:value-type="float">
            <text:p>0.5911139670092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5)</text:p>
          </table:table-cell>
          <table:table-cell office:value-type="string" calcext:value-type="string">
            <text:p>All Grain</text:p>
          </table:table-cell>
          <table:table-cell office:value-type="float" office:value="1.036" calcext:value-type="float">
            <text:p>1.036</text:p>
          </table:table-cell>
          <table:table-cell office:value-type="float" office:value="1.011" calcext:value-type="float">
            <text:p>1.011</text:p>
          </table:table-cell>
          <table:table-cell office:value-type="float" office:value="3.3" calcext:value-type="float">
            <text:p>3.3</text:p>
          </table:table-cell>
          <table:table-cell office:value-type="float" office:value="26.3" calcext:value-type="float">
            <text:p>26.3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string" calcext:value-type="string">
            <text:p>Charlotte Bitter (1.5)</text:p>
          </table:table-cell>
          <table:table-cell office:value-type="float" office:value="1.02553409061236" calcext:value-type="float">
            <text:p>1.02553409061236</text:p>
          </table:table-cell>
          <table:table-cell office:value-type="float" office:value="1.005580473419" calcext:value-type="float">
            <text:p>1.005580473419</text:p>
          </table:table-cell>
          <table:table-cell office:value-type="float" office:value="2.6189122566295" calcext:value-type="float">
            <text:p>2.6189122566295</text:p>
          </table:table-cell>
          <table:table-cell office:value-type="float" office:value="25.3792424945539" calcext:value-type="float">
            <text:p>25.3792424945539</text:p>
          </table:table-cell>
          <table:table-cell office:value-type="float" office:value="5.45579799009429" calcext:value-type="float">
            <text:p>5.45579799009429</text:p>
          </table:table-cell>
          <table:table-cell/>
          <table:table-cell table:formula="of:=IF([.J16];[.C16]-[.J16];0)" office:value-type="float" office:value="0.0104659093876356" calcext:value-type="float">
            <text:p>0.010465909387636</text:p>
          </table:table-cell>
          <table:table-cell table:formula="of:=POWER([.P16];2)" office:value-type="float" office:value="0.000109535259310199" calcext:value-type="float">
            <text:p>0.00010953525931</text:p>
          </table:table-cell>
          <table:table-cell/>
          <table:table-cell table:formula="of:=IF([.M16]; [.M16]-[.F16]; 0)" office:value-type="float" office:value="-0.920757505446144" calcext:value-type="float">
            <text:p>-0.920757505446144</text:p>
          </table:table-cell>
          <table:table-cell table:formula="of:=POWER([.S16];2)" office:value-type="float" office:value="0.847794383835405" calcext:value-type="float">
            <text:p>0.8477943838354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6)</text:p>
          </table:table-cell>
          <table:table-cell office:value-type="string" calcext:value-type="string">
            <text:p>All Grain</text:p>
          </table:table-cell>
          <table:table-cell office:value-type="float" office:value="1.034" calcext:value-type="float">
            <text:p>1.034</text:p>
          </table:table-cell>
          <table:table-cell office:value-type="float" office:value="1.011" calcext:value-type="float">
            <text:p>1.011</text:p>
          </table:table-cell>
          <table:table-cell office:value-type="float" office:value="3.1" calcext:value-type="float">
            <text:p>3.1</text:p>
          </table:table-cell>
          <table:table-cell office:value-type="float" office:value="27.2" calcext:value-type="float">
            <text:p>27.2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Charlotte Bitter (1.6)</text:p>
          </table:table-cell>
          <table:table-cell office:value-type="float" office:value="1.02624128023549" calcext:value-type="float">
            <text:p>1.02624128023549</text:p>
          </table:table-cell>
          <table:table-cell office:value-type="float" office:value="1.00582415465694" calcext:value-type="float">
            <text:p>1.00582415465694</text:p>
          </table:table-cell>
          <table:table-cell office:value-type="float" office:value="2.67974773218398" calcext:value-type="float">
            <text:p>2.67974773218398</text:p>
          </table:table-cell>
          <table:table-cell office:value-type="float" office:value="25.5034684387684" calcext:value-type="float">
            <text:p>25.5034684387684</text:p>
          </table:table-cell>
          <table:table-cell office:value-type="float" office:value="6.50968374255217" calcext:value-type="float">
            <text:p>6.50968374255217</text:p>
          </table:table-cell>
          <table:table-cell/>
          <table:table-cell table:formula="of:=IF([.J17];[.C17]-[.J17];0)" office:value-type="float" office:value="0.00775871976451192" calcext:value-type="float">
            <text:p>0.007758719764512</text:p>
          </table:table-cell>
          <table:table-cell table:formula="of:=POWER([.P17];2)" office:value-type="float" office:value="0.0000601977323842279" calcext:value-type="float">
            <text:p>6.01977323842279E-05</text:p>
          </table:table-cell>
          <table:table-cell/>
          <table:table-cell table:formula="of:=IF([.M17]; [.M17]-[.F17]; 0)" office:value-type="float" office:value="-1.69653156123158" calcext:value-type="float">
            <text:p>-1.69653156123158</text:p>
          </table:table-cell>
          <table:table-cell table:formula="of:=POWER([.S17];2)" office:value-type="float" office:value="2.87821933825485" calcext:value-type="float">
            <text:p>2.8782193382548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7)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09" calcext:value-type="float">
            <text:p>1.009</text:p>
          </table:table-cell>
          <table:table-cell office:value-type="float" office:value="5.6" calcext:value-type="float">
            <text:p>5.6</text:p>
          </table:table-cell>
          <table:table-cell office:value-type="float" office:value="30" calcext:value-type="float">
            <text:p>30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string" calcext:value-type="string">
            <text:p>Charlotte Bitter (1.7)</text:p>
          </table:table-cell>
          <table:table-cell office:value-type="float" office:value="1.06320280693051" calcext:value-type="float">
            <text:p>1.06320280693051</text:p>
          </table:table-cell>
          <table:table-cell office:value-type="float" office:value="1.01411545701077" calcext:value-type="float">
            <text:p>1.01411545701077</text:p>
          </table:table-cell>
          <table:table-cell office:value-type="float" office:value="6.44271467696488" calcext:value-type="float">
            <text:p>6.44271467696488</text:p>
          </table:table-cell>
          <table:table-cell office:value-type="float" office:value="23.1884737911892" calcext:value-type="float">
            <text:p>23.1884737911892</text:p>
          </table:table-cell>
          <table:table-cell office:value-type="float" office:value="10.4678234031601" calcext:value-type="float">
            <text:p>10.4678234031601</text:p>
          </table:table-cell>
          <table:table-cell/>
          <table:table-cell table:formula="of:=IF([.J18];[.C18]-[.J18];0)" office:value-type="float" office:value="-0.011202806930507" calcext:value-type="float">
            <text:p>-0.011202806930507</text:p>
          </table:table-cell>
          <table:table-cell table:formula="of:=POWER([.P18];2)" office:value-type="float" office:value="0.000125502883122216" calcext:value-type="float">
            <text:p>0.000125502883122</text:p>
          </table:table-cell>
          <table:table-cell/>
          <table:table-cell table:formula="of:=IF([.M18]; [.M18]-[.F18]; 0)" office:value-type="float" office:value="-6.81152620881079" calcext:value-type="float">
            <text:p>-6.81152620881079</text:p>
          </table:table-cell>
          <table:table-cell table:formula="of:=POWER([.S18];2)" office:value-type="float" office:value="46.3968892933163" calcext:value-type="float">
            <text:p>46.39688929331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ps n Gravy Kolsch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07" calcext:value-type="float">
            <text:p>1.007</text:p>
          </table:table-cell>
          <table:table-cell office:value-type="float" office:value="5.3" calcext:value-type="float">
            <text:p>5.3</text:p>
          </table:table-cell>
          <table:table-cell office:value-type="float" office:value="22" calcext:value-type="float">
            <text:p>2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Chips n Gravy Kolsch</text:p>
          </table:table-cell>
          <table:table-cell office:value-type="float" office:value="1.06028837702033" calcext:value-type="float">
            <text:p>1.06028837702033</text:p>
          </table:table-cell>
          <table:table-cell office:value-type="float" office:value="1.01327203500174" calcext:value-type="float">
            <text:p>1.01327203500174</text:p>
          </table:table-cell>
          <table:table-cell office:value-type="float" office:value="6.17089488993936" calcext:value-type="float">
            <text:p>6.17089488993936</text:p>
          </table:table-cell>
          <table:table-cell office:value-type="float" office:value="17.0016990005834" calcext:value-type="float">
            <text:p>17.0016990005834</text:p>
          </table:table-cell>
          <table:table-cell office:value-type="float" office:value="3.39155704788362" calcext:value-type="float">
            <text:p>3.39155704788362</text:p>
          </table:table-cell>
          <table:table-cell/>
          <table:table-cell table:formula="of:=IF([.J19];[.C19]-[.J19];0)" office:value-type="float" office:value="-0.0122883770203273" calcext:value-type="float">
            <text:p>-0.012288377020327</text:p>
          </table:table-cell>
          <table:table-cell table:formula="of:=POWER([.P19];2)" office:value-type="float" office:value="0.000151004209793707" calcext:value-type="float">
            <text:p>0.000151004209794</text:p>
          </table:table-cell>
          <table:table-cell/>
          <table:table-cell table:formula="of:=IF([.M19]; [.M19]-[.F19]; 0)" office:value-type="float" office:value="-4.99830099941657" calcext:value-type="float">
            <text:p>-4.99830099941657</text:p>
          </table:table-cell>
          <table:table-cell table:formula="of:=POWER([.S19];2)" office:value-type="float" office:value="24.9830128807687" calcext:value-type="float">
            <text:p>24.9830128807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ad Cat Extra Stout</text:p>
          </table:table-cell>
          <table:table-cell office:value-type="string" calcext:value-type="string">
            <text:p>All Grain</text:p>
          </table:table-cell>
          <table:table-cell office:value-type="float" office:value="1.062" calcext:value-type="float">
            <text:p>1.062</text:p>
          </table:table-cell>
          <table:table-cell office:value-type="float" office:value="1.013" calcext:value-type="float">
            <text:p>1.013</text:p>
          </table:table-cell>
          <table:table-cell office:value-type="float" office:value="6.5" calcext:value-type="float">
            <text:p>6.5</text:p>
          </table:table-cell>
          <table:table-cell office:value-type="float" office:value="47.5" calcext:value-type="float">
            <text:p>47.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Dead Cat Extra Stout</text:p>
          </table:table-cell>
          <table:table-cell office:value-type="float" office:value="1.03841375972586" calcext:value-type="float">
            <text:p>1.03841375972586</text:p>
          </table:table-cell>
          <table:table-cell office:value-type="float" office:value="1.00830376529203" calcext:value-type="float">
            <text:p>1.00830376529203</text:p>
          </table:table-cell>
          <table:table-cell office:value-type="float" office:value="3.95193676944" calcext:value-type="float">
            <text:p>3.95193676944</text:p>
          </table:table-cell>
          <table:table-cell office:value-type="float" office:value="41.476135429941" calcext:value-type="float">
            <text:p>41.476135429941</text:p>
          </table:table-cell>
          <table:table-cell office:value-type="float" office:value="36.9563390652252" calcext:value-type="float">
            <text:p>36.9563390652252</text:p>
          </table:table-cell>
          <table:table-cell/>
          <table:table-cell table:formula="of:=IF([.J20];[.C20]-[.J20];0)" office:value-type="float" office:value="0.0235862402741438" calcext:value-type="float">
            <text:p>0.023586240274144</text:p>
          </table:table-cell>
          <table:table-cell table:formula="of:=POWER([.P20];2)" office:value-type="float" office:value="0.000556310730269643" calcext:value-type="float">
            <text:p>0.00055631073027</text:p>
          </table:table-cell>
          <table:table-cell/>
          <table:table-cell table:formula="of:=IF([.M20]; [.M20]-[.F20]; 0)" office:value-type="float" office:value="-6.02386457005905" calcext:value-type="float">
            <text:p>-6.02386457005905</text:p>
          </table:table-cell>
          <table:table-cell table:formula="of:=POWER([.S20];2)" office:value-type="float" office:value="36.2869443584127" calcext:value-type="float">
            <text:p>36.28694435841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utch Courage RIS</text:p>
          </table:table-cell>
          <table:table-cell office:value-type="string" calcext:value-type="string">
            <text:p>All Grain</text:p>
          </table:table-cell>
          <table:table-cell office:value-type="float" office:value="1.095" calcext:value-type="float">
            <text:p>1.095</text:p>
          </table:table-cell>
          <table:table-cell office:value-type="float" office:value="1.016" calcext:value-type="float">
            <text:p>1.016</text:p>
          </table:table-cell>
          <table:table-cell office:value-type="float" office:value="10.6" calcext:value-type="float">
            <text:p>10.6</text:p>
          </table:table-cell>
          <table:table-cell office:value-type="float" office:value="46" calcext:value-type="float">
            <text:p>46</text:p>
          </table:table-cell>
          <table:table-cell office:value-type="float" office:value="51.4" calcext:value-type="float">
            <text:p>51.4</text:p>
          </table:table-cell>
          <table:table-cell/>
          <table:table-cell office:value-type="string" calcext:value-type="string">
            <text:p>Dutch Courage RIS</text:p>
          </table:table-cell>
          <table:table-cell office:value-type="float" office:value="1.0953306822008" calcext:value-type="float">
            <text:p>1.0953306822008</text:p>
          </table:table-cell>
          <table:table-cell office:value-type="float" office:value="1.02122532019817" calcext:value-type="float">
            <text:p>1.02122532019817</text:p>
          </table:table-cell>
          <table:table-cell office:value-type="float" office:value="9.72632876284504" calcext:value-type="float">
            <text:p>9.72632876284504</text:p>
          </table:table-cell>
          <table:table-cell office:value-type="float" office:value="36.9948553040728" calcext:value-type="float">
            <text:p>36.9948553040728</text:p>
          </table:table-cell>
          <table:table-cell office:value-type="float" office:value="36.5459099686501" calcext:value-type="float">
            <text:p>36.5459099686501</text:p>
          </table:table-cell>
          <table:table-cell/>
          <table:table-cell table:formula="of:=IF([.J21];[.C21]-[.J21];0)" office:value-type="float" office:value="-0.000330682200802901" calcext:value-type="float">
            <text:p>-0.000330682200803</text:p>
          </table:table-cell>
          <table:table-cell table:formula="of:=POWER([.P21];2)" office:value-type="float" office:value="0.00000010935071792785" calcext:value-type="float">
            <text:p>1.0935071792785E-07</text:p>
          </table:table-cell>
          <table:table-cell/>
          <table:table-cell table:formula="of:=IF([.M21]; [.M21]-[.F21]; 0)" office:value-type="float" office:value="-9.00514469592719" calcext:value-type="float">
            <text:p>-9.00514469592719</text:p>
          </table:table-cell>
          <table:table-cell table:formula="of:=POWER([.S21];2)" office:value-type="float" office:value="81.0926309945855" calcext:value-type="float">
            <text:p>81.09263099458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h Up?! Pilsner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5" calcext:value-type="float">
            <text:p>1.015</text:p>
          </table:table-cell>
          <table:table-cell office:value-type="float" office:value="5.1" calcext:value-type="float">
            <text:p>5.1</text:p>
          </table:table-cell>
          <table:table-cell office:value-type="float" office:value="43.8" calcext:value-type="float">
            <text:p>43.8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Eh Up?! Pilsner</text:p>
          </table:table-cell>
          <table:table-cell office:value-type="float" office:value="1.03705842380691" calcext:value-type="float">
            <text:p>1.03705842380691</text:p>
          </table:table-cell>
          <table:table-cell office:value-type="float" office:value="1.00773243749532" calcext:value-type="float">
            <text:p>1.00773243749532</text:p>
          </table:table-cell>
          <table:table-cell office:value-type="float" office:value="3.84903570339572" calcext:value-type="float">
            <text:p>3.84903570339572</text:p>
          </table:table-cell>
          <table:table-cell office:value-type="float" office:value="43.276399904271" calcext:value-type="float">
            <text:p>43.276399904271</text:p>
          </table:table-cell>
          <table:table-cell office:value-type="float" office:value="2.3388633765782" calcext:value-type="float">
            <text:p>2.3388633765782</text:p>
          </table:table-cell>
          <table:table-cell/>
          <table:table-cell table:formula="of:=IF([.J22];[.C22]-[.J22];0)" office:value-type="float" office:value="0.0169415761930918" calcext:value-type="float">
            <text:p>0.016941576193092</text:p>
          </table:table-cell>
          <table:table-cell table:formula="of:=POWER([.P22];2)" office:value-type="float" office:value="0.000287017003906334" calcext:value-type="float">
            <text:p>0.000287017003906</text:p>
          </table:table-cell>
          <table:table-cell/>
          <table:table-cell table:formula="of:=IF([.M22]; [.M22]-[.F22]; 0)" office:value-type="float" office:value="-0.523600095729037" calcext:value-type="float">
            <text:p>-0.523600095729037</text:p>
          </table:table-cell>
          <table:table-cell table:formula="of:=POWER([.S22];2)" office:value-type="float" office:value="0.274157060247457" calcext:value-type="float">
            <text:p>0.2741570602474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t Bastard Ale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2" calcext:value-type="float">
            <text:p>1.012</text:p>
          </table:table-cell>
          <table:table-cell office:value-type="float" office:value="4.8" calcext:value-type="float">
            <text:p>4.8</text:p>
          </table:table-cell>
          <table:table-cell office:value-type="float" office:value="19.6" calcext:value-type="float">
            <text:p>19.6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Fat Bastard Ale</text:p>
          </table:table-cell>
          <table:table-cell office:value-type="float" office:value="1.03013783822462" calcext:value-type="float">
            <text:p>1.03013783822462</text:p>
          </table:table-cell>
          <table:table-cell office:value-type="float" office:value="1.00701458314508" calcext:value-type="float">
            <text:p>1.00701458314508</text:p>
          </table:table-cell>
          <table:table-cell office:value-type="float" office:value="3.03492722919064" calcext:value-type="float">
            <text:p>3.03492722919064</text:p>
          </table:table-cell>
          <table:table-cell office:value-type="float" office:value="16.2860574170869" calcext:value-type="float">
            <text:p>16.2860574170869</text:p>
          </table:table-cell>
          <table:table-cell office:value-type="float" office:value="6.98664353566139" calcext:value-type="float">
            <text:p>6.98664353566139</text:p>
          </table:table-cell>
          <table:table-cell/>
          <table:table-cell table:formula="of:=IF([.J23];[.C23]-[.J23];0)" office:value-type="float" office:value="0.0188621617753773" calcext:value-type="float">
            <text:p>0.018862161775377</text:p>
          </table:table-cell>
          <table:table-cell table:formula="of:=POWER([.P23];2)" office:value-type="float" office:value="0.000355781146840503" calcext:value-type="float">
            <text:p>0.000355781146841</text:p>
          </table:table-cell>
          <table:table-cell/>
          <table:table-cell table:formula="of:=IF([.M23]; [.M23]-[.F23]; 0)" office:value-type="float" office:value="-3.31394258291307" calcext:value-type="float">
            <text:p>-3.31394258291307</text:p>
          </table:table-cell>
          <table:table-cell table:formula="of:=POWER([.S23];2)" office:value-type="float" office:value="10.9822154428446" calcext:value-type="float">
            <text:p>10.98221544284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thers Day Abbey Ale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09" calcext:value-type="float">
            <text:p>1.009</text:p>
          </table:table-cell>
          <table:table-cell office:value-type="float" office:value="5.5" calcext:value-type="float">
            <text:p>5.5</text:p>
          </table:table-cell>
          <table:table-cell office:value-type="float" office:value="41.8" calcext:value-type="float">
            <text:p>41.8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string" calcext:value-type="string">
            <text:p>Fathers Day Abbey Ale</text:p>
          </table:table-cell>
          <table:table-cell office:value-type="float" office:value="1.04462784372948" calcext:value-type="float">
            <text:p>1.04462784372948</text:p>
          </table:table-cell>
          <table:table-cell office:value-type="float" office:value="1.00962278729439" calcext:value-type="float">
            <text:p>1.00962278729439</text:p>
          </table:table-cell>
          <table:table-cell office:value-type="float" office:value="4.59441365710494" calcext:value-type="float">
            <text:p>4.59441365710494</text:p>
          </table:table-cell>
          <table:table-cell office:value-type="float" office:value="37.6153543376705" calcext:value-type="float">
            <text:p>37.6153543376705</text:p>
          </table:table-cell>
          <table:table-cell office:value-type="float" office:value="3.12870396464987" calcext:value-type="float">
            <text:p>3.12870396464987</text:p>
          </table:table-cell>
          <table:table-cell/>
          <table:table-cell table:formula="of:=IF([.J24];[.C24]-[.J24];0)" office:value-type="float" office:value="0.00537215627052112" calcext:value-type="float">
            <text:p>0.005372156270521</text:p>
          </table:table-cell>
          <table:table-cell table:formula="of:=POWER([.P24];2)" office:value-type="float" office:value="0.0000288600629948994" calcext:value-type="float">
            <text:p>2.88600629948994E-05</text:p>
          </table:table-cell>
          <table:table-cell/>
          <table:table-cell table:formula="of:=IF([.M24]; [.M24]-[.F24]; 0)" office:value-type="float" office:value="-4.18464566232946" calcext:value-type="float">
            <text:p>-4.18464566232946</text:p>
          </table:table-cell>
          <table:table-cell table:formula="of:=POWER([.S24];2)" office:value-type="float" office:value="17.5112593192528" calcext:value-type="float">
            <text:p>17.51125931925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LF, Double</text:p>
          </table:table-cell>
          <table:table-cell office:value-type="string" calcext:value-type="string">
            <text:p>All Grain</text:p>
          </table:table-cell>
          <table:table-cell office:value-type="float" office:value="1.073" calcext:value-type="float">
            <text:p>1.073</text:p>
          </table:table-cell>
          <table:table-cell office:value-type="float" office:value="1.01" calcext:value-type="float">
            <text:p>1.01</text:p>
          </table:table-cell>
          <table:table-cell office:value-type="float" office:value="8.5" calcext:value-type="float">
            <text:p>8.5</text:p>
          </table:table-cell>
          <table:table-cell office:value-type="float" office:value="13.8" calcext:value-type="float">
            <text:p>13.8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string" calcext:value-type="string">
            <text:p>FILF, Double</text:p>
          </table:table-cell>
          <table:table-cell office:value-type="float" office:value="1.06048792970924" calcext:value-type="float">
            <text:p>1.06048792970924</text:p>
          </table:table-cell>
          <table:table-cell office:value-type="float" office:value="1.01307322015113" calcext:value-type="float">
            <text:p>1.01307322015113</text:p>
          </table:table-cell>
          <table:table-cell office:value-type="float" office:value="6.22318062950152" calcext:value-type="float">
            <text:p>6.22318062950152</text:p>
          </table:table-cell>
          <table:table-cell office:value-type="float" office:value="13.5846656151197" calcext:value-type="float">
            <text:p>13.5846656151197</text:p>
          </table:table-cell>
          <table:table-cell office:value-type="float" office:value="10.3998079177163" calcext:value-type="float">
            <text:p>10.3998079177163</text:p>
          </table:table-cell>
          <table:table-cell/>
          <table:table-cell table:formula="of:=IF([.J25];[.C25]-[.J25];0)" office:value-type="float" office:value="0.0125120702907586" calcext:value-type="float">
            <text:p>0.012512070290759</text:p>
          </table:table-cell>
          <table:table-cell table:formula="of:=POWER([.P25];2)" office:value-type="float" office:value="0.000156551902960885" calcext:value-type="float">
            <text:p>0.000156551902961</text:p>
          </table:table-cell>
          <table:table-cell/>
          <table:table-cell table:formula="of:=IF([.M25]; [.M25]-[.F25]; 0)" office:value-type="float" office:value="-0.215334384880336" calcext:value-type="float">
            <text:p>-0.215334384880336</text:p>
          </table:table-cell>
          <table:table-cell table:formula="of:=POWER([.S25];2)" office:value-type="float" office:value="0.0463688973117927" calcext:value-type="float">
            <text:p>0.0463688973117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t Crack Helles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Fit Crack Helles</text:p>
          </table:table-cell>
          <table:table-cell office:value-type="float" office:value="1.03716568309374" calcext:value-type="float">
            <text:p>1.03716568309374</text:p>
          </table:table-cell>
          <table:table-cell office:value-type="float" office:value="1.00828211803728" calcext:value-type="float">
            <text:p>1.00828211803728</text:p>
          </table:table-cell>
          <table:table-cell office:value-type="float" office:value="3.79096791366056" calcext:value-type="float">
            <text:p>3.79096791366056</text:p>
          </table:table-cell>
          <table:table-cell office:value-type="float" office:value="12.679139765183" calcext:value-type="float">
            <text:p>12.679139765183</text:p>
          </table:table-cell>
          <table:table-cell office:value-type="float" office:value="3.17508207320904" calcext:value-type="float">
            <text:p>3.17508207320904</text:p>
          </table:table-cell>
          <table:table-cell/>
          <table:table-cell table:formula="of:=IF([.J26];[.C26]-[.J26];0)" office:value-type="float" office:value="0.0108343169062606" calcext:value-type="float">
            <text:p>0.010834316906261</text:p>
          </table:table-cell>
          <table:table-cell table:formula="of:=POWER([.P26];2)" office:value-type="float" office:value="0.000117382422825284" calcext:value-type="float">
            <text:p>0.000117382422825</text:p>
          </table:table-cell>
          <table:table-cell/>
          <table:table-cell table:formula="of:=IF([.M26]; [.M26]-[.F26]; 0)" office:value-type="float" office:value="-0.32086023481696" calcext:value-type="float">
            <text:p>-0.32086023481696</text:p>
          </table:table-cell>
          <table:table-cell table:formula="of:=POWER([.S26];2)" office:value-type="float" office:value="0.102951290286795" calcext:value-type="float">
            <text:p>0.1029512902867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t Crack Red IPA</text:p>
          </table:table-cell>
          <table:table-cell office:value-type="string" calcext:value-type="string">
            <text:p>All Grain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2" calcext:value-type="float">
            <text:p>1.012</text:p>
          </table:table-cell>
          <table:table-cell office:value-type="float" office:value="5.8" calcext:value-type="float">
            <text:p>5.8</text:p>
          </table:table-cell>
          <table:table-cell office:value-type="float" office:value="79.2" calcext:value-type="float">
            <text:p>79.2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Fit Crack Red IPA</text:p>
          </table:table-cell>
          <table:table-cell office:value-type="float" office:value="1.03955358183971" calcext:value-type="float">
            <text:p>1.03955358183971</text:p>
          </table:table-cell>
          <table:table-cell office:value-type="float" office:value="1.0085424357993" calcext:value-type="float">
            <text:p>1.0085424357993</text:p>
          </table:table-cell>
          <table:table-cell office:value-type="float" office:value="4.07021291780313" calcext:value-type="float">
            <text:p>4.07021291780313</text:p>
          </table:table-cell>
          <table:table-cell office:value-type="float" office:value="78.1249330204389" calcext:value-type="float">
            <text:p>78.1249330204389</text:p>
          </table:table-cell>
          <table:table-cell office:value-type="float" office:value="6.52571954259948" calcext:value-type="float">
            <text:p>6.52571954259948</text:p>
          </table:table-cell>
          <table:table-cell/>
          <table:table-cell table:formula="of:=IF([.J27];[.C27]-[.J27];0)" office:value-type="float" office:value="0.0164464181602917" calcext:value-type="float">
            <text:p>0.016446418160292</text:p>
          </table:table-cell>
          <table:table-cell table:formula="of:=POWER([.P27];2)" office:value-type="float" office:value="0.000270484670303172" calcext:value-type="float">
            <text:p>0.000270484670303</text:p>
          </table:table-cell>
          <table:table-cell/>
          <table:table-cell table:formula="of:=IF([.M27]; [.M27]-[.F27]; 0)" office:value-type="float" office:value="-1.07506697956107" calcext:value-type="float">
            <text:p>-1.07506697956107</text:p>
          </table:table-cell>
          <table:table-cell table:formula="of:=POWER([.S27];2)" office:value-type="float" office:value="1.15576901054257" calcext:value-type="float">
            <text:p>1.155769010542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luffy Pup Saison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06" calcext:value-type="float">
            <text:p>1.006</text:p>
          </table:table-cell>
          <table:table-cell office:value-type="float" office:value="6.4" calcext:value-type="float">
            <text:p>6.4</text:p>
          </table:table-cell>
          <table:table-cell office:value-type="float" office:value="20.3" calcext:value-type="float">
            <text:p>20.3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string" calcext:value-type="string">
            <text:p>Fluffy Pup Saison</text:p>
          </table:table-cell>
          <table:table-cell office:value-type="float" office:value="1.03798794239703" calcext:value-type="float">
            <text:p>1.03798794239703</text:p>
          </table:table-cell>
          <table:table-cell office:value-type="float" office:value="1.00873347241247" calcext:value-type="float">
            <text:p>1.00873347241247</text:p>
          </table:table-cell>
          <table:table-cell office:value-type="float" office:value="3.83964918547359" calcext:value-type="float">
            <text:p>3.83964918547359</text:p>
          </table:table-cell>
          <table:table-cell office:value-type="float" office:value="19.9683677981567" calcext:value-type="float">
            <text:p>19.9683677981567</text:p>
          </table:table-cell>
          <table:table-cell office:value-type="float" office:value="3.08514397341066" calcext:value-type="float">
            <text:p>3.08514397341066</text:p>
          </table:table-cell>
          <table:table-cell/>
          <table:table-cell table:formula="of:=IF([.J28];[.C28]-[.J28];0)" office:value-type="float" office:value="0.0160120576029703" calcext:value-type="float">
            <text:p>0.01601205760297</text:p>
          </table:table-cell>
          <table:table-cell table:formula="of:=POWER([.P28];2)" office:value-type="float" office:value="0.000256385988680839" calcext:value-type="float">
            <text:p>0.000256385988681</text:p>
          </table:table-cell>
          <table:table-cell/>
          <table:table-cell table:formula="of:=IF([.M28]; [.M28]-[.F28]; 0)" office:value-type="float" office:value="-0.331632201843338" calcext:value-type="float">
            <text:p>-0.331632201843338</text:p>
          </table:table-cell>
          <table:table-cell table:formula="of:=POWER([.S28];2)" office:value-type="float" office:value="0.10997991729946" calcext:value-type="float">
            <text:p>0.109979917299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ogbashing (session Belgian IPA)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3" calcext:value-type="float">
            <text:p>1.013</text:p>
          </table:table-cell>
          <table:table-cell office:value-type="float" office:value="5.2" calcext:value-type="float">
            <text:p>5.2</text:p>
          </table:table-cell>
          <table:table-cell office:value-type="float" office:value="43.4" calcext:value-type="float">
            <text:p>43.4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string" calcext:value-type="string">
            <text:p>Frogbashing (session Belgian IPA)</text:p>
          </table:table-cell>
          <table:table-cell office:value-type="float" office:value="1.04134053450371" calcext:value-type="float">
            <text:p>1.04134053450371</text:p>
          </table:table-cell>
          <table:table-cell office:value-type="float" office:value="1.00906808666049" calcext:value-type="float">
            <text:p>1.00906808666049</text:p>
          </table:table-cell>
          <table:table-cell office:value-type="float" office:value="4.23575877942302" calcext:value-type="float">
            <text:p>4.23575877942302</text:p>
          </table:table-cell>
          <table:table-cell office:value-type="float" office:value="41.7964016609337" calcext:value-type="float">
            <text:p>41.7964016609337</text:p>
          </table:table-cell>
          <table:table-cell office:value-type="float" office:value="5.14387564432664" calcext:value-type="float">
            <text:p>5.14387564432664</text:p>
          </table:table-cell>
          <table:table-cell/>
          <table:table-cell table:formula="of:=IF([.J29];[.C29]-[.J29];0)" office:value-type="float" office:value="0.0106594654962908" calcext:value-type="float">
            <text:p>0.010659465496291</text:p>
          </table:table-cell>
          <table:table-cell table:formula="of:=POWER([.P29];2)" office:value-type="float" office:value="0.000113624204666615" calcext:value-type="float">
            <text:p>0.000113624204667</text:p>
          </table:table-cell>
          <table:table-cell/>
          <table:table-cell table:formula="of:=IF([.M29]; [.M29]-[.F29]; 0)" office:value-type="float" office:value="-1.60359833906632" calcext:value-type="float">
            <text:p>-1.60359833906632</text:p>
          </table:table-cell>
          <table:table-cell table:formula="of:=POWER([.S29];2)" office:value-type="float" office:value="2.57152763305625" calcext:value-type="float">
            <text:p>2.571527633056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ogbashing (v1.1)</text:p>
          </table:table-cell>
          <table:table-cell office:value-type="string" calcext:value-type="string">
            <text:p>All Grain</text:p>
          </table:table-cell>
          <table:table-cell office:value-type="float" office:value="1.074" calcext:value-type="float">
            <text:p>1.074</text:p>
          </table:table-cell>
          <table:table-cell office:value-type="float" office:value="1.015" calcext:value-type="float">
            <text:p>1.015</text:p>
          </table:table-cell>
          <table:table-cell office:value-type="float" office:value="7.9" calcext:value-type="float">
            <text:p>7.9</text:p>
          </table:table-cell>
          <table:table-cell office:value-type="float" office:value="69.3" calcext:value-type="float">
            <text:p>69.3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Frogbashing (v1.1)</text:p>
          </table:table-cell>
          <table:table-cell office:value-type="float" office:value="1.05499518310896" calcext:value-type="float">
            <text:p>1.05499518310896</text:p>
          </table:table-cell>
          <table:table-cell office:value-type="float" office:value="1.01286259523503" calcext:value-type="float">
            <text:p>1.01286259523503</text:p>
          </table:table-cell>
          <table:table-cell office:value-type="float" office:value="5.52990215845314" calcext:value-type="float">
            <text:p>5.52990215845314</text:p>
          </table:table-cell>
          <table:table-cell office:value-type="float" office:value="69.2307125502388" calcext:value-type="float">
            <text:p>69.2307125502388</text:p>
          </table:table-cell>
          <table:table-cell office:value-type="float" office:value="7.78703618100234" calcext:value-type="float">
            <text:p>7.78703618100234</text:p>
          </table:table-cell>
          <table:table-cell/>
          <table:table-cell table:formula="of:=IF([.J30];[.C30]-[.J30];0)" office:value-type="float" office:value="0.0190048168910402" calcext:value-type="float">
            <text:p>0.01900481689104</text:p>
          </table:table-cell>
          <table:table-cell table:formula="of:=POWER([.P30];2)" office:value-type="float" office:value="0.000361183065061966" calcext:value-type="float">
            <text:p>0.000361183065062</text:p>
          </table:table-cell>
          <table:table-cell/>
          <table:table-cell table:formula="of:=IF([.M30]; [.M30]-[.F30]; 0)" office:value-type="float" office:value="-0.0692874497612195" calcext:value-type="float">
            <text:p>-0.06928744976122</text:p>
          </table:table-cell>
          <table:table-cell table:formula="of:=POWER([.S30];2)" office:value-type="float" office:value="0.00480075069441351" calcext:value-type="float">
            <text:p>0.0048007506944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ng Bang Pils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08" calcext:value-type="float">
            <text:p>1.008</text:p>
          </table:table-cell>
          <table:table-cell office:value-type="float" office:value="4.9" calcext:value-type="float">
            <text:p>4.9</text:p>
          </table:table-cell>
          <table:table-cell office:value-type="float" office:value="34" calcext:value-type="float">
            <text:p>34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Gang Bang Pils</text:p>
          </table:table-cell>
          <table:table-cell office:value-type="float" office:value="1.05943501633816" calcext:value-type="float">
            <text:p>1.05943501633816</text:p>
          </table:table-cell>
          <table:table-cell office:value-type="float" office:value="1.01314730032784" calcext:value-type="float">
            <text:p>1.01314730032784</text:p>
          </table:table-cell>
          <table:table-cell office:value-type="float" office:value="6.07526272635519" calcext:value-type="float">
            <text:p>6.07526272635519</text:p>
          </table:table-cell>
          <table:table-cell office:value-type="float" office:value="27.0457386345304" calcext:value-type="float">
            <text:p>27.0457386345304</text:p>
          </table:table-cell>
          <table:table-cell office:value-type="float" office:value="3.07944005432401" calcext:value-type="float">
            <text:p>3.07944005432401</text:p>
          </table:table-cell>
          <table:table-cell/>
          <table:table-cell table:formula="of:=IF([.J31];[.C31]-[.J31];0)" office:value-type="float" office:value="-0.0144350163381646" calcext:value-type="float">
            <text:p>-0.014435016338165</text:p>
          </table:table-cell>
          <table:table-cell table:formula="of:=POWER([.P31];2)" office:value-type="float" office:value="0.000208369696683078" calcext:value-type="float">
            <text:p>0.000208369696683</text:p>
          </table:table-cell>
          <table:table-cell/>
          <table:table-cell table:formula="of:=IF([.M31]; [.M31]-[.F31]; 0)" office:value-type="float" office:value="-6.9542613654696" calcext:value-type="float">
            <text:p>-6.9542613654696</text:p>
          </table:table-cell>
          <table:table-cell table:formula="of:=POWER([.S31];2)" office:value-type="float" office:value="48.3617511392631" calcext:value-type="float">
            <text:p>48.361751139263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t Weavin' Cali Common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36.9" calcext:value-type="float">
            <text:p>36.9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Get Weavin'Cali Common</text:p>
          </table:table-cell>
          <table:table-cell office:value-type="float" office:value="1.03574661503865" calcext:value-type="float">
            <text:p>1.03574661503865</text:p>
          </table:table-cell>
          <table:table-cell office:value-type="float" office:value="1.00800426245091" calcext:value-type="float">
            <text:p>1.00800426245091</text:p>
          </table:table-cell>
          <table:table-cell office:value-type="float" office:value="3.6411837771412" calcext:value-type="float">
            <text:p>3.6411837771412</text:p>
          </table:table-cell>
          <table:table-cell office:value-type="float" office:value="35.7560214604868" calcext:value-type="float">
            <text:p>35.7560214604868</text:p>
          </table:table-cell>
          <table:table-cell office:value-type="float" office:value="7.93590840163478" calcext:value-type="float">
            <text:p>7.93590840163478</text:p>
          </table:table-cell>
          <table:table-cell/>
          <table:table-cell table:formula="of:=IF([.J32];[.C32]-[.J32];0)" office:value-type="float" office:value="0.0112533849613485" calcext:value-type="float">
            <text:p>0.011253384961349</text:p>
          </table:table-cell>
          <table:table-cell table:formula="of:=POWER([.P32];2)" office:value-type="float" office:value="0.000126638673088305" calcext:value-type="float">
            <text:p>0.000126638673088</text:p>
          </table:table-cell>
          <table:table-cell/>
          <table:table-cell table:formula="of:=IF([.M32]; [.M32]-[.F32]; 0)" office:value-type="float" office:value="-1.14397853951316" calcext:value-type="float">
            <text:p>-1.14397853951316</text:p>
          </table:table-cell>
          <table:table-cell table:formula="of:=POWER([.S32];2)" office:value-type="float" office:value="1.30868689886665" calcext:value-type="float">
            <text:p>1.308686898866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ing Down Blackpool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2" calcext:value-type="float">
            <text:p>1.012</text:p>
          </table:table-cell>
          <table:table-cell office:value-type="float" office:value="5.2" calcext:value-type="float">
            <text:p>5.2</text:p>
          </table:table-cell>
          <table:table-cell office:value-type="float" office:value="13.2" calcext:value-type="float">
            <text:p>13.2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string" calcext:value-type="string">
            <text:p>Going Down Blackpool</text:p>
          </table:table-cell>
          <table:table-cell office:value-type="float" office:value="1.04132825873169" calcext:value-type="float">
            <text:p>1.04132825873169</text:p>
          </table:table-cell>
          <table:table-cell office:value-type="float" office:value="1.00922934359622" calcext:value-type="float">
            <text:p>1.00922934359622</text:p>
          </table:table-cell>
          <table:table-cell office:value-type="float" office:value="4.21298261153126" calcext:value-type="float">
            <text:p>4.21298261153126</text:p>
          </table:table-cell>
          <table:table-cell office:value-type="float" office:value="12.7095771866883" calcext:value-type="float">
            <text:p>12.7095771866883</text:p>
          </table:table-cell>
          <table:table-cell office:value-type="float" office:value="13.8115517296785" calcext:value-type="float">
            <text:p>13.8115517296785</text:p>
          </table:table-cell>
          <table:table-cell/>
          <table:table-cell table:formula="of:=IF([.J33];[.C33]-[.J33];0)" office:value-type="float" office:value="0.00967174126830828" calcext:value-type="float">
            <text:p>0.009671741268308</text:p>
          </table:table-cell>
          <table:table-cell table:formula="of:=POWER([.P33];2)" office:value-type="float" office:value="0.0000935425791610974" calcext:value-type="float">
            <text:p>9.35425791610974E-05</text:p>
          </table:table-cell>
          <table:table-cell/>
          <table:table-cell table:formula="of:=IF([.M33]; [.M33]-[.F33]; 0)" office:value-type="float" office:value="-0.490422813311678" calcext:value-type="float">
            <text:p>-0.490422813311678</text:p>
          </table:table-cell>
          <table:table-cell table:formula="of:=POWER([.S33];2)" office:value-type="float" office:value="0.240514535816541" calcext:value-type="float">
            <text:p>0.2405145358165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en Night Pumpkin Ale</text:p>
          </table:table-cell>
          <table:table-cell office:value-type="string" calcext:value-type="string">
            <text:p>All Grain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4" calcext:value-type="float">
            <text:p>1.014</text:p>
          </table:table-cell>
          <table:table-cell office:value-type="float" office:value="5.5" calcext:value-type="float">
            <text:p>5.5</text:p>
          </table:table-cell>
          <table:table-cell office:value-type="float" office:value="17.7" calcext:value-type="float">
            <text:p>17.7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string" calcext:value-type="string">
            <text:p>Hen Night Pumpkin Ale</text:p>
          </table:table-cell>
          <table:table-cell office:value-type="float" office:value="1.0320474979937" calcext:value-type="float">
            <text:p>1.0320474979937</text:p>
          </table:table-cell>
          <table:table-cell office:value-type="float" office:value="1.007463003014" calcext:value-type="float">
            <text:p>1.007463003014</text:p>
          </table:table-cell>
          <table:table-cell office:value-type="float" office:value="3.22671496608592" calcext:value-type="float">
            <text:p>3.22671496608592</text:p>
          </table:table-cell>
          <table:table-cell office:value-type="float" office:value="17.9176035605849" calcext:value-type="float">
            <text:p>17.9176035605849</text:p>
          </table:table-cell>
          <table:table-cell office:value-type="float" office:value="14.6825222319646" calcext:value-type="float">
            <text:p>14.6825222319646</text:p>
          </table:table-cell>
          <table:table-cell/>
          <table:table-cell table:formula="of:=IF([.J34];[.C34]-[.J34];0)" office:value-type="float" office:value="0.0239525020062976" calcext:value-type="float">
            <text:p>0.023952502006298</text:p>
          </table:table-cell>
          <table:table-cell table:formula="of:=POWER([.P34];2)" office:value-type="float" office:value="0.000573722352361691" calcext:value-type="float">
            <text:p>0.000573722352362</text:p>
          </table:table-cell>
          <table:table-cell/>
          <table:table-cell table:formula="of:=IF([.M34]; [.M34]-[.F34]; 0)" office:value-type="float" office:value="0.217603560584887" calcext:value-type="float">
            <text:p>0.217603560584887</text:p>
          </table:table-cell>
          <table:table-cell table:formula="of:=POWER([.S34];2)" office:value-type="float" office:value="0.0473513095792208" calcext:value-type="float">
            <text:p>0.04735130957922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en Night Pumpkin Ale (1.1)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1" calcext:value-type="float">
            <text:p>1.011</text:p>
          </table:table-cell>
          <table:table-cell office:value-type="float" office:value="5.2" calcext:value-type="float">
            <text:p>5.2</text:p>
          </table:table-cell>
          <table:table-cell office:value-type="float" office:value="21.4" calcext:value-type="float">
            <text:p>21.4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Hen Night Pumpkin Ale (1.1)</text:p>
          </table:table-cell>
          <table:table-cell office:value-type="float" office:value="1.02872354730071" calcext:value-type="float">
            <text:p>1.02872354730071</text:p>
          </table:table-cell>
          <table:table-cell office:value-type="float" office:value="1.00617993199635" calcext:value-type="float">
            <text:p>1.00617993199635</text:p>
          </table:table-cell>
          <table:table-cell office:value-type="float" office:value="2.95884950869744" calcext:value-type="float">
            <text:p>2.95884950869744</text:p>
          </table:table-cell>
          <table:table-cell office:value-type="float" office:value="18.198210391993" calcext:value-type="float">
            <text:p>18.198210391993</text:p>
          </table:table-cell>
          <table:table-cell office:value-type="float" office:value="3.63630359751633" calcext:value-type="float">
            <text:p>3.63630359751633</text:p>
          </table:table-cell>
          <table:table-cell/>
          <table:table-cell table:formula="of:=IF([.J35];[.C35]-[.J35];0)" office:value-type="float" office:value="0.021276452699293" calcext:value-type="float">
            <text:p>0.021276452699293</text:p>
          </table:table-cell>
          <table:table-cell table:formula="of:=POWER([.P35];2)" office:value-type="float" office:value="0.000452687439465253" calcext:value-type="float">
            <text:p>0.000452687439465</text:p>
          </table:table-cell>
          <table:table-cell/>
          <table:table-cell table:formula="of:=IF([.M35]; [.M35]-[.F35]; 0)" office:value-type="float" office:value="-3.20178960800696" calcext:value-type="float">
            <text:p>-3.20178960800696</text:p>
          </table:table-cell>
          <table:table-cell table:formula="of:=POWER([.S35];2)" office:value-type="float" office:value="10.2514566939414" calcext:value-type="float">
            <text:p>10.25145669394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oliday Schnapps Rauchbier</text:p>
          </table:table-cell>
          <table:table-cell office:value-type="string" calcext:value-type="string">
            <text:p>All Grain</text:p>
          </table:table-cell>
          <table:table-cell office:value-type="float" office:value="1.053" calcext:value-type="float">
            <text:p>1.053</text:p>
          </table:table-cell>
          <table:table-cell office:value-type="float" office:value="1.014" calcext:value-type="float">
            <text:p>1.014</text:p>
          </table:table-cell>
          <table:table-cell office:value-type="float" office:value="5.2" calcext:value-type="float">
            <text:p>5.2</text:p>
          </table:table-cell>
          <table:table-cell office:value-type="float" office:value="24.5" calcext:value-type="float">
            <text:p>24.5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Holiday Schnapps Rauchbier</text:p>
          </table:table-cell>
          <table:table-cell office:value-type="float" office:value="1.03696410348872" calcext:value-type="float">
            <text:p>1.03696410348872</text:p>
          </table:table-cell>
          <table:table-cell office:value-type="float" office:value="1.00743646482638" calcext:value-type="float">
            <text:p>1.00743646482638</text:p>
          </table:table-cell>
          <table:table-cell office:value-type="float" office:value="3.87550257443215" calcext:value-type="float">
            <text:p>3.87550257443215</text:p>
          </table:table-cell>
          <table:table-cell office:value-type="float" office:value="24.1643558118767" calcext:value-type="float">
            <text:p>24.1643558118767</text:p>
          </table:table-cell>
          <table:table-cell office:value-type="float" office:value="7.75677327299118" calcext:value-type="float">
            <text:p>7.75677327299118</text:p>
          </table:table-cell>
          <table:table-cell/>
          <table:table-cell table:formula="of:=IF([.J36];[.C36]-[.J36];0)" office:value-type="float" office:value="0.0160358965112821" calcext:value-type="float">
            <text:p>0.016035896511282</text:p>
          </table:table-cell>
          <table:table-cell table:formula="of:=POWER([.P36];2)" office:value-type="float" office:value="0.00025714997692055" calcext:value-type="float">
            <text:p>0.000257149976921</text:p>
          </table:table-cell>
          <table:table-cell/>
          <table:table-cell table:formula="of:=IF([.M36]; [.M36]-[.F36]; 0)" office:value-type="float" office:value="-0.335644188123251" calcext:value-type="float">
            <text:p>-0.335644188123251</text:p>
          </table:table-cell>
          <table:table-cell table:formula="of:=POWER([.S36];2)" office:value-type="float" office:value="0.112657021020916" calcext:value-type="float">
            <text:p>0.1126570210209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ingle Bells Cream Ale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08" calcext:value-type="float">
            <text:p>1.008</text:p>
          </table:table-cell>
          <table:table-cell office:value-type="float" office:value="5.2" calcext:value-type="float">
            <text:p>5.2</text:p>
          </table:table-cell>
          <table:table-cell office:value-type="float" office:value="13.1" calcext:value-type="float">
            <text:p>13.1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string" calcext:value-type="string">
            <text:p>Jingle Bells Cream Ale</text:p>
          </table:table-cell>
          <table:table-cell office:value-type="float" office:value="1.0358880465271" calcext:value-type="float">
            <text:p>1.0358880465271</text:p>
          </table:table-cell>
          <table:table-cell office:value-type="float" office:value="1.00775369869964" calcext:value-type="float">
            <text:p>1.00775369869964</text:p>
          </table:table-cell>
          <table:table-cell office:value-type="float" office:value="3.69263315235381" calcext:value-type="float">
            <text:p>3.69263315235381</text:p>
          </table:table-cell>
          <table:table-cell office:value-type="float" office:value="12.7623681105041" calcext:value-type="float">
            <text:p>12.7623681105041</text:p>
          </table:table-cell>
          <table:table-cell office:value-type="float" office:value="2.80982305226254" calcext:value-type="float">
            <text:p>2.80982305226254</text:p>
          </table:table-cell>
          <table:table-cell/>
          <table:table-cell table:formula="of:=IF([.J37];[.C37]-[.J37];0)" office:value-type="float" office:value="0.0121119534729011" calcext:value-type="float">
            <text:p>0.012111953472901</text:p>
          </table:table-cell>
          <table:table-cell table:formula="of:=POWER([.P37];2)" office:value-type="float" office:value="0.00014669941692972" calcext:value-type="float">
            <text:p>0.00014669941693</text:p>
          </table:table-cell>
          <table:table-cell/>
          <table:table-cell table:formula="of:=IF([.M37]; [.M37]-[.F37]; 0)" office:value-type="float" office:value="-0.337631889495883" calcext:value-type="float">
            <text:p>-0.337631889495883</text:p>
          </table:table-cell>
          <table:table-cell table:formula="of:=POWER([.S37];2)" office:value-type="float" office:value="0.11399529280456" calcext:value-type="float">
            <text:p>0.113995292804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ckdown Ale</text:p>
          </table:table-cell>
          <table:table-cell office:value-type="string" calcext:value-type="string">
            <text:p>All Grain</text:p>
          </table:table-cell>
          <table:table-cell office:value-type="float" office:value="1.074" calcext:value-type="float">
            <text:p>1.074</text:p>
          </table:table-cell>
          <table:table-cell office:value-type="float" office:value="1.012" calcext:value-type="float">
            <text:p>1.012</text:p>
          </table:table-cell>
          <table:table-cell office:value-type="float" office:value="8.2" calcext:value-type="float">
            <text:p>8.2</text:p>
          </table:table-cell>
          <table:table-cell office:value-type="float" office:value="12.1" calcext:value-type="float">
            <text:p>12.1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string" calcext:value-type="string">
            <text:p>Lockdown Ale</text:p>
          </table:table-cell>
          <table:table-cell office:value-type="float" office:value="1.06406471263998" calcext:value-type="float">
            <text:p>1.06406471263998</text:p>
          </table:table-cell>
          <table:table-cell office:value-type="float" office:value="1.01228149539315" calcext:value-type="float">
            <text:p>1.01228149539315</text:p>
          </table:table-cell>
          <table:table-cell office:value-type="float" office:value="6.79654726364597" calcext:value-type="float">
            <text:p>6.79654726364597</text:p>
          </table:table-cell>
          <table:table-cell office:value-type="float" office:value="11.5316700202902" calcext:value-type="float">
            <text:p>11.5316700202902</text:p>
          </table:table-cell>
          <table:table-cell office:value-type="float" office:value="27.7485431437657" calcext:value-type="float">
            <text:p>27.7485431437657</text:p>
          </table:table-cell>
          <table:table-cell/>
          <table:table-cell table:formula="of:=IF([.J38];[.C38]-[.J38];0)" office:value-type="float" office:value="0.00993528736002114" calcext:value-type="float">
            <text:p>0.009935287360021</text:p>
          </table:table-cell>
          <table:table-cell table:formula="of:=POWER([.P38];2)" office:value-type="float" office:value="0.0000987099349261958" calcext:value-type="float">
            <text:p>9.87099349261958E-05</text:p>
          </table:table-cell>
          <table:table-cell/>
          <table:table-cell table:formula="of:=IF([.M38]; [.M38]-[.F38]; 0)" office:value-type="float" office:value="-0.568329979709844" calcext:value-type="float">
            <text:p>-0.568329979709844</text:p>
          </table:table-cell>
          <table:table-cell table:formula="of:=POWER([.S38];2)" office:value-type="float" office:value="0.322998965836992" calcext:value-type="float">
            <text:p>0.3229989658369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cCavity Ale (1.2)</text:p>
          </table:table-cell>
          <table:table-cell office:value-type="string" calcext:value-type="string">
            <text:p>All Grain</text:p>
          </table:table-cell>
          <table:table-cell office:value-type="float" office:value="1.08" calcext:value-type="float">
            <text:p>1.08</text:p>
          </table:table-cell>
          <table:table-cell office:value-type="float" office:value="1.023" calcext:value-type="float">
            <text:p>1.023</text:p>
          </table:table-cell>
          <table:table-cell office:value-type="float" office:value="7.7" calcext:value-type="float">
            <text:p>7.7</text:p>
          </table:table-cell>
          <table:table-cell office:value-type="float" office:value="38" calcext:value-type="float">
            <text:p>38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string" calcext:value-type="string">
            <text:p>McCavity Ale (1.2)</text:p>
          </table:table-cell>
          <table:table-cell office:value-type="float" office:value="1.04991552060828" calcext:value-type="float">
            <text:p>1.04991552060828</text:p>
          </table:table-cell>
          <table:table-cell office:value-type="float" office:value="1.01042478588795" calcext:value-type="float">
            <text:p>1.01042478588795</text:p>
          </table:table-cell>
          <table:table-cell office:value-type="float" office:value="5.18315893204447" calcext:value-type="float">
            <text:p>5.18315893204447</text:p>
          </table:table-cell>
          <table:table-cell office:value-type="float" office:value="33.7769992281729" calcext:value-type="float">
            <text:p>33.7769992281729</text:p>
          </table:table-cell>
          <table:table-cell office:value-type="float" office:value="13.224629753455" calcext:value-type="float">
            <text:p>13.224629753455</text:p>
          </table:table-cell>
          <table:table-cell/>
          <table:table-cell table:formula="of:=IF([.J39];[.C39]-[.J39];0)" office:value-type="float" office:value="0.0300844793917163" calcext:value-type="float">
            <text:p>0.030084479391716</text:p>
          </table:table-cell>
          <table:table-cell table:formula="of:=POWER([.P39];2)" office:value-type="float" office:value="0.000905075900270604" calcext:value-type="float">
            <text:p>0.000905075900271</text:p>
          </table:table-cell>
          <table:table-cell/>
          <table:table-cell table:formula="of:=IF([.M39]; [.M39]-[.F39]; 0)" office:value-type="float" office:value="-4.22300077182715" calcext:value-type="float">
            <text:p>-4.22300077182715</text:p>
          </table:table-cell>
          <table:table-cell table:formula="of:=POWER([.S39];2)" office:value-type="float" office:value="17.8337355188527" calcext:value-type="float">
            <text:p>17.83373551885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ss Macclesfield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" calcext:value-type="float">
            <text:p>1.01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.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Miss Macclesfield</text:p>
          </table:table-cell>
          <table:table-cell office:value-type="float" office:value="1.0268820284179" calcext:value-type="float">
            <text:p>1.0268820284179</text:p>
          </table:table-cell>
          <table:table-cell office:value-type="float" office:value="1.00566375778992" calcext:value-type="float">
            <text:p>1.00566375778992</text:p>
          </table:table-cell>
          <table:table-cell office:value-type="float" office:value="2.78489801992185" calcext:value-type="float">
            <text:p>2.78489801992185</text:p>
          </table:table-cell>
          <table:table-cell office:value-type="float" office:value="13.3116496203573" calcext:value-type="float">
            <text:p>13.3116496203573</text:p>
          </table:table-cell>
          <table:table-cell office:value-type="float" office:value="1.98026726142656" calcext:value-type="float">
            <text:p>1.98026726142656</text:p>
          </table:table-cell>
          <table:table-cell/>
          <table:table-cell table:formula="of:=IF([.J40];[.C40]-[.J40];0)" office:value-type="float" office:value="0.0211179715821042" calcext:value-type="float">
            <text:p>0.021117971582104</text:p>
          </table:table-cell>
          <table:table-cell table:formula="of:=POWER([.P40];2)" office:value-type="float" office:value="0.000445968723742559" calcext:value-type="float">
            <text:p>0.000445968723743</text:p>
          </table:table-cell>
          <table:table-cell/>
          <table:table-cell table:formula="of:=IF([.M40]; [.M40]-[.F40]; 0)" office:value-type="float" office:value="-6.28835037964265" calcext:value-type="float">
            <text:p>-6.28835037964265</text:p>
          </table:table-cell>
          <table:table-cell table:formula="of:=POWER([.S40];2)" office:value-type="float" office:value="39.5433504971519" calcext:value-type="float">
            <text:p>39.54335049715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ss Macclesfield</text:p>
          </table:table-cell>
          <table:table-cell office:value-type="string" calcext:value-type="string">
            <text:p>All Grain</text:p>
          </table:table-cell>
          <table:table-cell office:value-type="float" office:value="1.042" calcext:value-type="float">
            <text:p>1.042</text:p>
          </table:table-cell>
          <table:table-cell office:value-type="float" office:value="1.009" calcext:value-type="float">
            <text:p>1.009</text:p>
          </table:table-cell>
          <table:table-cell office:value-type="float" office:value="4.3" calcext:value-type="float">
            <text:p>4.3</text:p>
          </table:table-cell>
          <table:table-cell office:value-type="float" office:value="23.7" calcext:value-type="float">
            <text:p>23.7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string" calcext:value-type="string">
            <text:p>Miss Macclesfield (1.1)</text:p>
          </table:table-cell>
          <table:table-cell office:value-type="float" office:value="1.03456936527566" calcext:value-type="float">
            <text:p>1.03456936527566</text:p>
          </table:table-cell>
          <table:table-cell office:value-type="float" office:value="1.00743187533042" calcext:value-type="float">
            <text:p>1.00743187533042</text:p>
          </table:table-cell>
          <table:table-cell office:value-type="float" office:value="3.56179555531224" calcext:value-type="float">
            <text:p>3.56179555531224</text:p>
          </table:table-cell>
          <table:table-cell office:value-type="float" office:value="19.0280723510868" calcext:value-type="float">
            <text:p>19.0280723510868</text:p>
          </table:table-cell>
          <table:table-cell office:value-type="float" office:value="3.10721309587057" calcext:value-type="float">
            <text:p>3.10721309587057</text:p>
          </table:table-cell>
          <table:table-cell/>
          <table:table-cell table:formula="of:=IF([.J41];[.C41]-[.J41];0)" office:value-type="float" office:value="0.00743063472434424" calcext:value-type="float">
            <text:p>0.007430634724344</text:p>
          </table:table-cell>
          <table:table-cell table:formula="of:=POWER([.P41];2)" office:value-type="float" office:value="0.0000552143324066304" calcext:value-type="float">
            <text:p>5.52143324066304E-05</text:p>
          </table:table-cell>
          <table:table-cell/>
          <table:table-cell table:formula="of:=IF([.M41]; [.M41]-[.F41]; 0)" office:value-type="float" office:value="-4.67192764891319" calcext:value-type="float">
            <text:p>-4.67192764891319</text:p>
          </table:table-cell>
          <table:table-cell table:formula="of:=POWER([.S41];2)" office:value-type="float" office:value="21.8269079566796" calcext:value-type="float">
            <text:p>21.82690795667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ss Macclesfield (1.1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" calcext:value-type="float">
            <text:p>1.01</text:p>
          </table:table-cell>
          <table:table-cell office:value-type="float" office:value="4.8" calcext:value-type="float">
            <text:p>4.8</text:p>
          </table:table-cell>
          <table:table-cell office:value-type="float" office:value="21.3" calcext:value-type="float">
            <text:p>21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Miss Macclesfield (2019-09-24)</text:p>
          </table:table-cell>
          <table:table-cell office:value-type="float" office:value="1.04512689194827" calcext:value-type="float">
            <text:p>1.04512689194827</text:p>
          </table:table-cell>
          <table:table-cell office:value-type="float" office:value="1.00864725149664" calcext:value-type="float">
            <text:p>1.00864725149664</text:p>
          </table:table-cell>
          <table:table-cell office:value-type="float" office:value="4.7879528092768" calcext:value-type="float">
            <text:p>4.7879528092768</text:p>
          </table:table-cell>
          <table:table-cell office:value-type="float" office:value="19.8770702092505" calcext:value-type="float">
            <text:p>19.8770702092505</text:p>
          </table:table-cell>
          <table:table-cell office:value-type="float" office:value="4.19554946826512" calcext:value-type="float">
            <text:p>4.19554946826512</text:p>
          </table:table-cell>
          <table:table-cell/>
          <table:table-cell table:formula="of:=IF([.J42];[.C42]-[.J42];0)" office:value-type="float" office:value="0.0018731080517318" calcext:value-type="float">
            <text:p>0.001873108051732</text:p>
          </table:table-cell>
          <table:table-cell table:formula="of:=POWER([.P42];2)" office:value-type="float" office:value="0.00000350853377346249" calcext:value-type="float">
            <text:p>3.50853377346249E-06</text:p>
          </table:table-cell>
          <table:table-cell/>
          <table:table-cell table:formula="of:=IF([.M42]; [.M42]-[.F42]; 0)" office:value-type="float" office:value="-1.42292979074947" calcext:value-type="float">
            <text:p>-1.42292979074947</text:p>
          </table:table-cell>
          <table:table-cell table:formula="of:=POWER([.S42];2)" office:value-type="float" office:value="2.02472918940234" calcext:value-type="float">
            <text:p>2.024729189402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aning Lisa Amber Lager</text:p>
          </table:table-cell>
          <table:table-cell office:value-type="string" calcext:value-type="string">
            <text:p>All Grain</text:p>
          </table:table-cell>
          <table:table-cell office:value-type="float" office:value="1.043" calcext:value-type="float">
            <text:p>1.043</text:p>
          </table:table-cell>
          <table:table-cell office:value-type="float" office:value="1.01" calcext:value-type="float">
            <text:p>1.01</text:p>
          </table:table-cell>
          <table:table-cell office:value-type="float" office:value="4.4" calcext:value-type="float">
            <text:p>4.4</text:p>
          </table:table-cell>
          <table:table-cell office:value-type="float" office:value="14.7" calcext:value-type="float">
            <text:p>14.7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Moaning Lisa Amber Lager</text:p>
          </table:table-cell>
          <table:table-cell office:value-type="float" office:value="1.0324596339313" calcext:value-type="float">
            <text:p>1.0324596339313</text:p>
          </table:table-cell>
          <table:table-cell office:value-type="float" office:value="1.00726187668799" calcext:value-type="float">
            <text:p>1.00726187668799</text:p>
          </table:table-cell>
          <table:table-cell office:value-type="float" office:value="3.30720563818522" calcext:value-type="float">
            <text:p>3.30720563818522</text:p>
          </table:table-cell>
          <table:table-cell office:value-type="float" office:value="13.8028076162885" calcext:value-type="float">
            <text:p>13.8028076162885</text:p>
          </table:table-cell>
          <table:table-cell office:value-type="float" office:value="7.63938056360916" calcext:value-type="float">
            <text:p>7.63938056360916</text:p>
          </table:table-cell>
          <table:table-cell/>
          <table:table-cell table:formula="of:=IF([.J43];[.C43]-[.J43];0)" office:value-type="float" office:value="0.0105403660686978" calcext:value-type="float">
            <text:p>0.010540366068698</text:p>
          </table:table-cell>
          <table:table-cell table:formula="of:=POWER([.P43];2)" office:value-type="float" office:value="0.000111099316862156" calcext:value-type="float">
            <text:p>0.000111099316862</text:p>
          </table:table-cell>
          <table:table-cell/>
          <table:table-cell table:formula="of:=IF([.M43]; [.M43]-[.F43]; 0)" office:value-type="float" office:value="-0.897192383711515" calcext:value-type="float">
            <text:p>-0.897192383711515</text:p>
          </table:table-cell>
          <table:table-cell table:formula="of:=POWER([.S43];2)" office:value-type="float" office:value="0.80495417338995" calcext:value-type="float">
            <text:p>0.804954173389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y Pub's Vienna Lager</text:p>
          </table:table-cell>
          <table:table-cell office:value-type="string" calcext:value-type="string">
            <text:p>All Grain</text:p>
          </table:table-cell>
          <table:table-cell office:value-type="float" office:value="1.039" calcext:value-type="float">
            <text:p>1.039</text:p>
          </table:table-cell>
          <table:table-cell office:value-type="float" office:value="1.009" calcext:value-type="float">
            <text:p>1.009</text:p>
          </table:table-cell>
          <table:table-cell office:value-type="float" office:value="3.9" calcext:value-type="float">
            <text:p>3.9</text:p>
          </table:table-cell>
          <table:table-cell office:value-type="float" office:value="19" calcext:value-type="float">
            <text:p>19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My Pub's Vienna Lager</text:p>
          </table:table-cell>
          <table:table-cell office:value-type="float" office:value="1.03499054846481" calcext:value-type="float">
            <text:p>1.03499054846481</text:p>
          </table:table-cell>
          <table:table-cell office:value-type="float" office:value="1.00780535690764" calcext:value-type="float">
            <text:p>1.00780535690764</text:p>
          </table:table-cell>
          <table:table-cell office:value-type="float" office:value="3.56805639187922" calcext:value-type="float">
            <text:p>3.56805639187922</text:p>
          </table:table-cell>
          <table:table-cell office:value-type="float" office:value="17.1187011390991" calcext:value-type="float">
            <text:p>17.1187011390991</text:p>
          </table:table-cell>
          <table:table-cell office:value-type="float" office:value="4.44403261119837" calcext:value-type="float">
            <text:p>4.44403261119837</text:p>
          </table:table-cell>
          <table:table-cell/>
          <table:table-cell table:formula="of:=IF([.J44];[.C44]-[.J44];0)" office:value-type="float" office:value="0.00400945153518917" calcext:value-type="float">
            <text:p>0.004009451535189</text:p>
          </table:table-cell>
          <table:table-cell table:formula="of:=POWER([.P44];2)" office:value-type="float" office:value="0.0000160757016130308" calcext:value-type="float">
            <text:p>1.60757016130308E-05</text:p>
          </table:table-cell>
          <table:table-cell/>
          <table:table-cell table:formula="of:=IF([.M44]; [.M44]-[.F44]; 0)" office:value-type="float" office:value="-1.88129886090087" calcext:value-type="float">
            <text:p>-1.88129886090087</text:p>
          </table:table-cell>
          <table:table-cell table:formula="of:=POWER([.S44];2)" office:value-type="float" office:value="3.53928540402691" calcext:value-type="float">
            <text:p>3.539285404026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y Pub's Vienna Lager (1.1)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2" calcext:value-type="float">
            <text:p>1.012</text:p>
          </table:table-cell>
          <table:table-cell office:value-type="float" office:value="5.2" calcext:value-type="float">
            <text:p>5.2</text:p>
          </table:table-cell>
          <table:table-cell office:value-type="float" office:value="19.7" calcext:value-type="float">
            <text:p>19.7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string" calcext:value-type="string">
            <text:p>My Pub's Vienna Lager (1.1)</text:p>
          </table:table-cell>
          <table:table-cell office:value-type="float" office:value="1.05332955739557" calcext:value-type="float">
            <text:p>1.05332955739557</text:p>
          </table:table-cell>
          <table:table-cell office:value-type="float" office:value="1.01076004204582" calcext:value-type="float">
            <text:p>1.01076004204582</text:p>
          </table:table-cell>
          <table:table-cell office:value-type="float" office:value="5.58724888965502" calcext:value-type="float">
            <text:p>5.58724888965502</text:p>
          </table:table-cell>
          <table:table-cell office:value-type="float" office:value="16.6181873455525" calcext:value-type="float">
            <text:p>16.6181873455525</text:p>
          </table:table-cell>
          <table:table-cell office:value-type="float" office:value="7.45991549141631" calcext:value-type="float">
            <text:p>7.45991549141631</text:p>
          </table:table-cell>
          <table:table-cell/>
          <table:table-cell table:formula="of:=IF([.J45];[.C45]-[.J45];0)" office:value-type="float" office:value="-0.0023295573955735" calcext:value-type="float">
            <text:p>-0.002329557395574</text:p>
          </table:table-cell>
          <table:table-cell table:formula="of:=POWER([.P45];2)" office:value-type="float" office:value="0.00000542683765927119" calcext:value-type="float">
            <text:p>5.42683765927119E-06</text:p>
          </table:table-cell>
          <table:table-cell/>
          <table:table-cell table:formula="of:=IF([.M45]; [.M45]-[.F45]; 0)" office:value-type="float" office:value="-3.08181265444747" calcext:value-type="float">
            <text:p>-3.08181265444747</text:p>
          </table:table-cell>
          <table:table-cell table:formula="of:=POWER([.S45];2)" office:value-type="float" office:value="9.49756923711255" calcext:value-type="float">
            <text:p>9.497569237112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</text:p>
          </table:table-cell>
          <table:table-cell office:value-type="string" calcext:value-type="string">
            <text:p>All Grain</text:p>
          </table:table-cell>
          <table:table-cell office:value-type="float" office:value="1.062" calcext:value-type="float">
            <text:p>1.062</text:p>
          </table:table-cell>
          <table:table-cell office:value-type="float" office:value="1.012" calcext:value-type="float">
            <text:p>1.012</text:p>
          </table:table-cell>
          <table:table-cell office:value-type="float" office:value="6.6" calcext:value-type="float">
            <text:p>6.6</text:p>
          </table:table-cell>
          <table:table-cell office:value-type="float" office:value="73.2" calcext:value-type="float">
            <text:p>73.2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Nagasaki Sauce</text:p>
          </table:table-cell>
          <table:table-cell office:value-type="float" office:value="1.04806782957898" calcext:value-type="float">
            <text:p>1.04806782957898</text:p>
          </table:table-cell>
          <table:table-cell office:value-type="float" office:value="1.01072810405548" calcext:value-type="float">
            <text:p>1.01072810405548</text:p>
          </table:table-cell>
          <table:table-cell office:value-type="float" office:value="4.90083897495992" calcext:value-type="float">
            <text:p>4.90083897495992</text:p>
          </table:table-cell>
          <table:table-cell office:value-type="float" office:value="67.5729593157845" calcext:value-type="float">
            <text:p>67.5729593157845</text:p>
          </table:table-cell>
          <table:table-cell office:value-type="float" office:value="4.54522475550152" calcext:value-type="float">
            <text:p>4.54522475550152</text:p>
          </table:table-cell>
          <table:table-cell/>
          <table:table-cell table:formula="of:=IF([.J46];[.C46]-[.J46];0)" office:value-type="float" office:value="0.013932170421016" calcext:value-type="float">
            <text:p>0.013932170421016</text:p>
          </table:table-cell>
          <table:table-cell table:formula="of:=POWER([.P46];2)" office:value-type="float" office:value="0.000194105372640234" calcext:value-type="float">
            <text:p>0.00019410537264</text:p>
          </table:table-cell>
          <table:table-cell/>
          <table:table-cell table:formula="of:=IF([.M46]; [.M46]-[.F46]; 0)" office:value-type="float" office:value="-5.62704068421554" calcext:value-type="float">
            <text:p>-5.62704068421554</text:p>
          </table:table-cell>
          <table:table-cell table:formula="of:=POWER([.S46];2)" office:value-type="float" office:value="31.6635868618169" calcext:value-type="float">
            <text:p>31.66358686181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</text:p>
          </table:table-cell>
          <table:table-cell office:value-type="string" calcext:value-type="string">
            <text:p>All Grain</text:p>
          </table:table-cell>
          <table:table-cell office:value-type="float" office:value="1.061" calcext:value-type="float">
            <text:p>1.061</text:p>
          </table:table-cell>
          <table:table-cell office:value-type="float" office:value="1.014" calcext:value-type="float">
            <text:p>1.014</text:p>
          </table:table-cell>
          <table:table-cell office:value-type="float" office:value="6.2" calcext:value-type="float">
            <text:p>6.2</text:p>
          </table:table-cell>
          <table:table-cell office:value-type="float" office:value="58.4" calcext:value-type="float">
            <text:p>58.4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Nagasaki Sauce (1.3)</text:p>
          </table:table-cell>
          <table:table-cell office:value-type="float" office:value="1.06393402724882" calcext:value-type="float">
            <text:p>1.06393402724882</text:p>
          </table:table-cell>
          <table:table-cell office:value-type="float" office:value="1.01320988723741" calcext:value-type="float">
            <text:p>1.01320988723741</text:p>
          </table:table-cell>
          <table:table-cell office:value-type="float" office:value="6.65754337649742" calcext:value-type="float">
            <text:p>6.65754337649742</text:p>
          </table:table-cell>
          <table:table-cell office:value-type="float" office:value="58.2688890739628" calcext:value-type="float">
            <text:p>58.2688890739628</text:p>
          </table:table-cell>
          <table:table-cell office:value-type="float" office:value="7.64445420098854" calcext:value-type="float">
            <text:p>7.64445420098854</text:p>
          </table:table-cell>
          <table:table-cell/>
          <table:table-cell table:formula="of:=IF([.J47];[.C47]-[.J47];0)" office:value-type="float" office:value="-0.00293402724881986" calcext:value-type="float">
            <text:p>-0.00293402724882</text:p>
          </table:table-cell>
          <table:table-cell table:formula="of:=POWER([.P47];2)" office:value-type="float" office:value="0.00000860851589681743" calcext:value-type="float">
            <text:p>8.60851589681743E-06</text:p>
          </table:table-cell>
          <table:table-cell/>
          <table:table-cell table:formula="of:=IF([.M47]; [.M47]-[.F47]; 0)" office:value-type="float" office:value="-0.131110926037216" calcext:value-type="float">
            <text:p>-0.131110926037216</text:p>
          </table:table-cell>
          <table:table-cell table:formula="of:=POWER([.S47];2)" office:value-type="float" office:value="0.0171900749263364" calcext:value-type="float">
            <text:p>0.01719007492633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(1.3)</text:p>
          </table:table-cell>
          <table:table-cell office:value-type="string" calcext:value-type="string">
            <text:p>All Grain</text:p>
          </table:table-cell>
          <table:table-cell office:value-type="float" office:value="1.066" calcext:value-type="float">
            <text:p>1.066</text:p>
          </table:table-cell>
          <table:table-cell office:value-type="float" office:value="1.015" calcext:value-type="float">
            <text:p>1.015</text:p>
          </table:table-cell>
          <table:table-cell office:value-type="float" office:value="6.8" calcext:value-type="float">
            <text:p>6.8</text:p>
          </table:table-cell>
          <table:table-cell office:value-type="float" office:value="67.7" calcext:value-type="float">
            <text:p>67.7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Nagasaki Sauce (2018-09-01)</text:p>
          </table:table-cell>
          <table:table-cell office:value-type="float" office:value="1.04711824720424" calcext:value-type="float">
            <text:p>1.04711824720424</text:p>
          </table:table-cell>
          <table:table-cell office:value-type="float" office:value="1.0105223523938" calcext:value-type="float">
            <text:p>1.0105223523938</text:p>
          </table:table-cell>
          <table:table-cell office:value-type="float" office:value="4.80321119386992" calcext:value-type="float">
            <text:p>4.80321119386992</text:p>
          </table:table-cell>
          <table:table-cell office:value-type="float" office:value="57.310805300378" calcext:value-type="float">
            <text:p>57.310805300378</text:p>
          </table:table-cell>
          <table:table-cell office:value-type="float" office:value="4.1485994258482" calcext:value-type="float">
            <text:p>4.1485994258482</text:p>
          </table:table-cell>
          <table:table-cell/>
          <table:table-cell table:formula="of:=IF([.J48];[.C48]-[.J48];0)" office:value-type="float" office:value="0.018881752795759" calcext:value-type="float">
            <text:p>0.018881752795759</text:p>
          </table:table-cell>
          <table:table-cell table:formula="of:=POWER([.P48];2)" office:value-type="float" office:value="0.000356520588640152" calcext:value-type="float">
            <text:p>0.00035652058864</text:p>
          </table:table-cell>
          <table:table-cell/>
          <table:table-cell table:formula="of:=IF([.M48]; [.M48]-[.F48]; 0)" office:value-type="float" office:value="-10.389194699622" calcext:value-type="float">
            <text:p>-10.389194699622</text:p>
          </table:table-cell>
          <table:table-cell table:formula="of:=POWER([.S48];2)" office:value-type="float" office:value="107.935366506654" calcext:value-type="float">
            <text:p>107.9353665066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XX</text:p>
          </table:table-cell>
          <table:table-cell office:value-type="string" calcext:value-type="string">
            <text:p>All Grain</text:p>
          </table:table-cell>
          <table:table-cell office:value-type="float" office:value="1.07" calcext:value-type="float">
            <text:p>1.07</text:p>
          </table:table-cell>
          <table:table-cell office:value-type="float" office:value="1.009" calcext:value-type="float">
            <text:p>1.009</text:p>
          </table:table-cell>
          <table:table-cell office:value-type="float" office:value="8.2" calcext:value-type="float">
            <text:p>8.2</text:p>
          </table:table-cell>
          <table:table-cell office:value-type="float" office:value="183.5" calcext:value-type="float">
            <text:p>183.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gasaki Sauce XX</text:p>
          </table:table-cell>
          <table:table-cell office:value-type="float" office:value="1.05191330715188" calcext:value-type="float">
            <text:p>1.05191330715188</text:p>
          </table:table-cell>
          <table:table-cell office:value-type="float" office:value="1.01198140502314" calcext:value-type="float">
            <text:p>1.01198140502314</text:p>
          </table:table-cell>
          <table:table-cell office:value-type="float" office:value="5.24106215439638" calcext:value-type="float">
            <text:p>5.24106215439638</text:p>
          </table:table-cell>
          <table:table-cell office:value-type="float" office:value="183.116961898305" calcext:value-type="float">
            <text:p>183.116961898305</text:p>
          </table:table-cell>
          <table:table-cell office:value-type="float" office:value="4.82739706882648" calcext:value-type="float">
            <text:p>4.82739706882648</text:p>
          </table:table-cell>
          <table:table-cell/>
          <table:table-cell table:formula="of:=IF([.J49];[.C49]-[.J49];0)" office:value-type="float" office:value="0.0180866928481211" calcext:value-type="float">
            <text:p>0.018086692848121</text:p>
          </table:table-cell>
          <table:table-cell table:formula="of:=POWER([.P49];2)" office:value-type="float" office:value="0.000327128458182277" calcext:value-type="float">
            <text:p>0.000327128458182</text:p>
          </table:table-cell>
          <table:table-cell/>
          <table:table-cell table:formula="of:=IF([.M49]; [.M49]-[.F49]; 0)" office:value-type="float" office:value="-0.38303810169532" calcext:value-type="float">
            <text:p>-0.38303810169532</text:p>
          </table:table-cell>
          <table:table-cell table:formula="of:=POWER([.S49];2)" office:value-type="float" office:value="0.146718187350354" calcext:value-type="float">
            <text:p>0.1467181873503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XX (1.1)</text:p>
          </table:table-cell>
          <table:table-cell office:value-type="string" calcext:value-type="string">
            <text:p>All Grain</text:p>
          </table:table-cell>
          <table:table-cell office:value-type="float" office:value="1.072" calcext:value-type="float">
            <text:p>1.072</text:p>
          </table:table-cell>
          <table:table-cell office:value-type="float" office:value="1.009" calcext:value-type="float">
            <text:p>1.009</text:p>
          </table:table-cell>
          <table:table-cell office:value-type="float" office:value="8.4" calcext:value-type="float">
            <text:p>8.4</text:p>
          </table:table-cell>
          <table:table-cell office:value-type="float" office:value="203.5" calcext:value-type="float">
            <text:p>203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Nagasaki Sauce XX (1.1)</text:p>
          </table:table-cell>
          <table:table-cell office:value-type="float" office:value="1.05299014111466" calcext:value-type="float">
            <text:p>1.05299014111466</text:p>
          </table:table-cell>
          <table:table-cell office:value-type="float" office:value="1.0122324795857" calcext:value-type="float">
            <text:p>1.0122324795857</text:p>
          </table:table-cell>
          <table:table-cell office:value-type="float" office:value="5.34944307567574" calcext:value-type="float">
            <text:p>5.34944307567574</text:p>
          </table:table-cell>
          <table:table-cell office:value-type="float" office:value="202.977697633526" calcext:value-type="float">
            <text:p>202.977697633526</text:p>
          </table:table-cell>
          <table:table-cell office:value-type="float" office:value="5.11556241366347" calcext:value-type="float">
            <text:p>5.11556241366347</text:p>
          </table:table-cell>
          <table:table-cell/>
          <table:table-cell table:formula="of:=IF([.J50];[.C50]-[.J50];0)" office:value-type="float" office:value="0.0190098588853391" calcext:value-type="float">
            <text:p>0.019009858885339</text:p>
          </table:table-cell>
          <table:table-cell table:formula="of:=POWER([.P50];2)" office:value-type="float" office:value="0.000361374734840507" calcext:value-type="float">
            <text:p>0.000361374734841</text:p>
          </table:table-cell>
          <table:table-cell/>
          <table:table-cell table:formula="of:=IF([.M50]; [.M50]-[.F50]; 0)" office:value-type="float" office:value="-0.522302366473468" calcext:value-type="float">
            <text:p>-0.522302366473468</text:p>
          </table:table-cell>
          <table:table-cell table:formula="of:=POWER([.S50];2)" office:value-type="float" office:value="0.272799762023785" calcext:value-type="float">
            <text:p>0.27279976202378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XX (1.2)</text:p>
          </table:table-cell>
          <table:table-cell office:value-type="string" calcext:value-type="string">
            <text:p>All Grain</text:p>
          </table:table-cell>
          <table:table-cell office:value-type="float" office:value="1.082" calcext:value-type="float">
            <text:p>1.082</text:p>
          </table:table-cell>
          <table:table-cell office:value-type="float" office:value="1.009" calcext:value-type="float">
            <text:p>1.009</text:p>
          </table:table-cell>
          <table:table-cell office:value-type="float" office:value="9.7" calcext:value-type="float">
            <text:p>9.7</text:p>
          </table:table-cell>
          <table:table-cell office:value-type="float" office:value="184.2" calcext:value-type="float">
            <text:p>184.2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string" calcext:value-type="string">
            <text:p>Nagasaki Sauce XX (1.2)</text:p>
          </table:table-cell>
          <table:table-cell office:value-type="float" office:value="1.07769573540308" calcext:value-type="float">
            <text:p>1.07769573540308</text:p>
          </table:table-cell>
          <table:table-cell office:value-type="float" office:value="1.01539109886886" calcext:value-type="float">
            <text:p>1.01539109886886</text:p>
          </table:table-cell>
          <table:table-cell office:value-type="float" office:value="8.17748354511651" calcext:value-type="float">
            <text:p>8.17748354511651</text:p>
          </table:table-cell>
          <table:table-cell office:value-type="float" office:value="160.408753882041" calcext:value-type="float">
            <text:p>160.408753882041</text:p>
          </table:table-cell>
          <table:table-cell office:value-type="float" office:value="6.46770213340438" calcext:value-type="float">
            <text:p>6.46770213340438</text:p>
          </table:table-cell>
          <table:table-cell/>
          <table:table-cell table:formula="of:=IF([.J51];[.C51]-[.J51];0)" office:value-type="float" office:value="0.00430426459691935" calcext:value-type="float">
            <text:p>0.004304264596919</text:p>
          </table:table-cell>
          <table:table-cell table:formula="of:=POWER([.P51];2)" office:value-type="float" office:value="0.0000185266937202933" calcext:value-type="float">
            <text:p>1.85266937202933E-05</text:p>
          </table:table-cell>
          <table:table-cell/>
          <table:table-cell table:formula="of:=IF([.M51]; [.M51]-[.F51]; 0)" office:value-type="float" office:value="-23.7912461179586" calcext:value-type="float">
            <text:p>-23.7912461179586</text:p>
          </table:table-cell>
          <table:table-cell table:formula="of:=POWER([.S51];2)" office:value-type="float" office:value="566.023391845281" calcext:value-type="float">
            <text:p>566.0233918452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eniqua African Pale Ale (1.1)</text:p>
          </table:table-cell>
          <table:table-cell office:value-type="string" calcext:value-type="string">
            <text:p>All Grain</text:p>
          </table:table-cell>
          <table:table-cell office:value-type="float" office:value="1.059" calcext:value-type="float">
            <text:p>1.059</text:p>
          </table:table-cell>
          <table:table-cell office:value-type="float" office:value="1.013" calcext:value-type="float">
            <text:p>1.013</text:p>
          </table:table-cell>
          <table:table-cell office:value-type="float" office:value="6.1" calcext:value-type="float">
            <text:p>6.1</text:p>
          </table:table-cell>
          <table:table-cell office:value-type="float" office:value="80.9" calcext:value-type="float">
            <text:p>80.9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Outeniqua African Pale Ale (1.1)</text:p>
          </table:table-cell>
          <table:table-cell office:value-type="float" office:value="1.0346114014673" calcext:value-type="float">
            <text:p>1.0346114014673</text:p>
          </table:table-cell>
          <table:table-cell office:value-type="float" office:value="1.00746568057328" calcext:value-type="float">
            <text:p>1.00746568057328</text:p>
          </table:table-cell>
          <table:table-cell office:value-type="float" office:value="3.56287586734056" calcext:value-type="float">
            <text:p>3.56287586734056</text:p>
          </table:table-cell>
          <table:table-cell office:value-type="float" office:value="69.3714880948254" calcext:value-type="float">
            <text:p>69.3714880948254</text:p>
          </table:table-cell>
          <table:table-cell office:value-type="float" office:value="5.15528427833685" calcext:value-type="float">
            <text:p>5.15528427833685</text:p>
          </table:table-cell>
          <table:table-cell/>
          <table:table-cell table:formula="of:=IF([.J52];[.C52]-[.J52];0)" office:value-type="float" office:value="0.0243885985326966" calcext:value-type="float">
            <text:p>0.024388598532697</text:p>
          </table:table-cell>
          <table:table-cell table:formula="of:=POWER([.P52];2)" office:value-type="float" office:value="0.00059480373838905" calcext:value-type="float">
            <text:p>0.000594803738389</text:p>
          </table:table-cell>
          <table:table-cell/>
          <table:table-cell table:formula="of:=IF([.M52]; [.M52]-[.F52]; 0)" office:value-type="float" office:value="-11.5285119051746" calcext:value-type="float">
            <text:p>-11.5285119051746</text:p>
          </table:table-cell>
          <table:table-cell table:formula="of:=POWER([.S52];2)" office:value-type="float" office:value="132.906586747752" calcext:value-type="float">
            <text:p>132.9065867477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eniqua African Pale Ale (1.2)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3" calcext:value-type="float">
            <text:p>1.013</text:p>
          </table:table-cell>
          <table:table-cell office:value-type="float" office:value="6.3" calcext:value-type="float">
            <text:p>6.3</text:p>
          </table:table-cell>
          <table:table-cell office:value-type="float" office:value="23.6" calcext:value-type="float">
            <text:p>23.6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Outeniqua African Pale Ale (1.2)</text:p>
          </table:table-cell>
          <table:table-cell office:value-type="float" office:value="1.03968178302149" calcext:value-type="float">
            <text:p>1.03968178302149</text:p>
          </table:table-cell>
          <table:table-cell office:value-type="float" office:value="1.00869168892097" calcext:value-type="float">
            <text:p>1.00869168892097</text:p>
          </table:table-cell>
          <table:table-cell office:value-type="float" office:value="4.06744985069274" calcext:value-type="float">
            <text:p>4.06744985069274</text:p>
          </table:table-cell>
          <table:table-cell office:value-type="float" office:value="44.9624795106021" calcext:value-type="float">
            <text:p>44.9624795106021</text:p>
          </table:table-cell>
          <table:table-cell office:value-type="float" office:value="3.18543577118215" calcext:value-type="float">
            <text:p>3.18543577118215</text:p>
          </table:table-cell>
          <table:table-cell/>
          <table:table-cell table:formula="of:=IF([.J53];[.C53]-[.J53];0)" office:value-type="float" office:value="0.0203182169785105" calcext:value-type="float">
            <text:p>0.020318216978511</text:p>
          </table:table-cell>
          <table:table-cell table:formula="of:=POWER([.P53];2)" office:value-type="float" office:value="0.000412829941185834" calcext:value-type="float">
            <text:p>0.000412829941186</text:p>
          </table:table-cell>
          <table:table-cell/>
          <table:table-cell table:formula="of:=IF([.M53]; [.M53]-[.F53]; 0)" office:value-type="float" office:value="21.3624795106021" calcext:value-type="float">
            <text:p>21.3624795106021</text:p>
          </table:table-cell>
          <table:table-cell table:formula="of:=POWER([.S53];2)" office:value-type="float" office:value="456.355530840895" calcext:value-type="float">
            <text:p>456.3555308408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eniqua African Pale Ale (1.3)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4" calcext:value-type="float">
            <text:p>1.014</text:p>
          </table:table-cell>
          <table:table-cell office:value-type="float" office:value="6.1" calcext:value-type="float">
            <text:p>6.1</text:p>
          </table:table-cell>
          <table:table-cell office:value-type="float" office:value="49.1" calcext:value-type="float">
            <text:p>49.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Outeniqua African Pale Ale (1.3)</text:p>
          </table:table-cell>
          <table:table-cell office:value-type="float" office:value="1.04579530321925" calcext:value-type="float">
            <text:p>1.04579530321925</text:p>
          </table:table-cell>
          <table:table-cell office:value-type="float" office:value="1.01025292037842" calcext:value-type="float">
            <text:p>1.01025292037842</text:p>
          </table:table-cell>
          <table:table-cell office:value-type="float" office:value="4.66493774785907" calcext:value-type="float">
            <text:p>4.66493774785907</text:p>
          </table:table-cell>
          <table:table-cell office:value-type="float" office:value="45.3717848987548" calcext:value-type="float">
            <text:p>45.3717848987548</text:p>
          </table:table-cell>
          <table:table-cell office:value-type="float" office:value="11.3967731199725" calcext:value-type="float">
            <text:p>11.3967731199725</text:p>
          </table:table-cell>
          <table:table-cell/>
          <table:table-cell table:formula="of:=IF([.J54];[.C54]-[.J54];0)" office:value-type="float" office:value="0.0142046967807465" calcext:value-type="float">
            <text:p>0.014204696780747</text:p>
          </table:table-cell>
          <table:table-cell table:formula="of:=POWER([.P54];2)" office:value-type="float" office:value="0.000201773410632951" calcext:value-type="float">
            <text:p>0.000201773410633</text:p>
          </table:table-cell>
          <table:table-cell/>
          <table:table-cell table:formula="of:=IF([.M54]; [.M54]-[.F54]; 0)" office:value-type="float" office:value="-3.72821510124522" calcext:value-type="float">
            <text:p>-3.72821510124522</text:p>
          </table:table-cell>
          <table:table-cell table:formula="of:=POWER([.S54];2)" office:value-type="float" office:value="13.8995878411529" calcext:value-type="float">
            <text:p>13.89958784115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eniqua African Pale Ale (1.4)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1" calcext:value-type="float">
            <text:p>1.01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uteniqua African Pale Ale (1.4)</text:p>
          </table:table-cell>
          <table:table-cell office:value-type="float" office:value="1.03373119111367" calcext:value-type="float">
            <text:p>1.03373119111367</text:p>
          </table:table-cell>
          <table:table-cell office:value-type="float" office:value="1.00752443192028" calcext:value-type="float">
            <text:p>1.00752443192028</text:p>
          </table:table-cell>
          <table:table-cell office:value-type="float" office:value="3.43963714413123" calcext:value-type="float">
            <text:p>3.43963714413123</text:p>
          </table:table-cell>
          <table:table-cell office:value-type="float" office:value="56.7436527005568" calcext:value-type="float">
            <text:p>56.7436527005568</text:p>
          </table:table-cell>
          <table:table-cell office:value-type="float" office:value="6.9835650584988" calcext:value-type="float">
            <text:p>6.9835650584988</text:p>
          </table:table-cell>
          <table:table-cell/>
          <table:table-cell table:formula="of:=IF([.J55];[.C55]-[.J55];0)" office:value-type="float" office:value="0.0152688088863346" calcext:value-type="float">
            <text:p>0.015268808886335</text:p>
          </table:table-cell>
          <table:table-cell table:formula="of:=POWER([.P55];2)" office:value-type="float" office:value="0.000233136524807412" calcext:value-type="float">
            <text:p>0.000233136524807</text:p>
          </table:table-cell>
          <table:table-cell/>
          <table:table-cell table:formula="of:=IF([.M55]; [.M55]-[.F55]; 0)" office:value-type="float" office:value="-1.25634729944317" calcext:value-type="float">
            <text:p>-1.25634729944317</text:p>
          </table:table-cell>
          <table:table-cell table:formula="of:=POWER([.S55];2)" office:value-type="float" office:value="1.57840853681815" calcext:value-type="float">
            <text:p>1.578408536818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etaster RyePA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3" calcext:value-type="float">
            <text:p>1.013</text:p>
          </table:table-cell>
          <table:table-cell office:value-type="float" office:value="6.2" calcext:value-type="float">
            <text:p>6.2</text:p>
          </table:table-cell>
          <table:table-cell office:value-type="float" office:value="64.7" calcext:value-type="float">
            <text:p>64.7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Pietaster RyePA</text:p>
          </table:table-cell>
          <table:table-cell office:value-type="float" office:value="1.04308137538323" calcext:value-type="float">
            <text:p>1.04308137538323</text:p>
          </table:table-cell>
          <table:table-cell office:value-type="float" office:value="1.00931506507089" calcext:value-type="float">
            <text:p>1.00931506507089</text:p>
          </table:table-cell>
          <table:table-cell office:value-type="float" office:value="4.4318282284946" calcext:value-type="float">
            <text:p>4.4318282284946</text:p>
          </table:table-cell>
          <table:table-cell office:value-type="float" office:value="63.6743307391641" calcext:value-type="float">
            <text:p>63.6743307391641</text:p>
          </table:table-cell>
          <table:table-cell office:value-type="float" office:value="5.97236653976918" calcext:value-type="float">
            <text:p>5.97236653976918</text:p>
          </table:table-cell>
          <table:table-cell/>
          <table:table-cell table:formula="of:=IF([.J56];[.C56]-[.J56];0)" office:value-type="float" office:value="0.0169186246167683" calcext:value-type="float">
            <text:p>0.016918624616768</text:p>
          </table:table-cell>
          <table:table-cell table:formula="of:=POWER([.P56];2)" office:value-type="float" office:value="0.000286239858923118" calcext:value-type="float">
            <text:p>0.000286239858923</text:p>
          </table:table-cell>
          <table:table-cell/>
          <table:table-cell table:formula="of:=IF([.M56]; [.M56]-[.F56]; 0)" office:value-type="float" office:value="-1.02566926083585" calcext:value-type="float">
            <text:p>-1.02566926083585</text:p>
          </table:table-cell>
          <table:table-cell table:formula="of:=POWER([.S56];2)" office:value-type="float" office:value="1.05199743262357" calcext:value-type="float">
            <text:p>1.051997432623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estbury Girls Golden Ale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2" calcext:value-type="float">
            <text:p>1.012</text:p>
          </table:table-cell>
          <table:table-cell office:value-type="float" office:value="5.4" calcext:value-type="float">
            <text:p>5.4</text:p>
          </table:table-cell>
          <table:table-cell office:value-type="float" office:value="32.1" calcext:value-type="float">
            <text:p>32.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Prestbury Girls Golden Ale</text:p>
          </table:table-cell>
          <table:table-cell office:value-type="float" office:value="1.05501847914304" calcext:value-type="float">
            <text:p>1.05501847914304</text:p>
          </table:table-cell>
          <table:table-cell office:value-type="float" office:value="1.01117108209307" calcext:value-type="float">
            <text:p>1.01117108209307</text:p>
          </table:table-cell>
          <table:table-cell office:value-type="float" office:value="5.75497086280874" calcext:value-type="float">
            <text:p>5.75497086280874</text:p>
          </table:table-cell>
          <table:table-cell office:value-type="float" office:value="27.1622149969644" calcext:value-type="float">
            <text:p>27.1622149969644</text:p>
          </table:table-cell>
          <table:table-cell office:value-type="float" office:value="3.76427563310742" calcext:value-type="float">
            <text:p>3.76427563310742</text:p>
          </table:table-cell>
          <table:table-cell/>
          <table:table-cell table:formula="of:=IF([.J57];[.C57]-[.J57];0)" office:value-type="float" office:value="-0.00101847914303699" calcext:value-type="float">
            <text:p>-0.001018479143037</text:p>
          </table:table-cell>
          <table:table-cell table:formula="of:=POWER([.P57];2)" office:value-type="float" office:value="0.00000103729976480136" calcext:value-type="float">
            <text:p>1.03729976480136E-06</text:p>
          </table:table-cell>
          <table:table-cell/>
          <table:table-cell table:formula="of:=IF([.M57]; [.M57]-[.F57]; 0)" office:value-type="float" office:value="-4.93778500303559" calcext:value-type="float">
            <text:p>-4.93778500303559</text:p>
          </table:table-cell>
          <table:table-cell table:formula="of:=POWER([.S57];2)" office:value-type="float" office:value="24.3817207362032" calcext:value-type="float">
            <text:p>24.38172073620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09" calcext:value-type="float">
            <text:p>1.009</text:p>
          </table:table-cell>
          <table:table-cell office:value-type="float" office:value="5.4" calcext:value-type="float">
            <text:p>5.4</text:p>
          </table:table-cell>
          <table:table-cell office:value-type="float" office:value="33.6" calcext:value-type="float">
            <text:p>33.6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Saturday Night Amber Ale</text:p>
          </table:table-cell>
          <table:table-cell office:value-type="float" office:value="1.03819113877541" calcext:value-type="float">
            <text:p>1.03819113877541</text:p>
          </table:table-cell>
          <table:table-cell office:value-type="float" office:value="1.00820881179739" calcext:value-type="float">
            <text:p>1.00820881179739</text:p>
          </table:table-cell>
          <table:table-cell office:value-type="float" office:value="3.93518041586483" calcext:value-type="float">
            <text:p>3.93518041586483</text:p>
          </table:table-cell>
          <table:table-cell office:value-type="float" office:value="30.4422218000645" calcext:value-type="float">
            <text:p>30.4422218000645</text:p>
          </table:table-cell>
          <table:table-cell office:value-type="float" office:value="9.36435208938237" calcext:value-type="float">
            <text:p>9.36435208938237</text:p>
          </table:table-cell>
          <table:table-cell/>
          <table:table-cell table:formula="of:=IF([.J58];[.C58]-[.J58];0)" office:value-type="float" office:value="0.011808861224589" calcext:value-type="float">
            <text:p>0.011808861224589</text:p>
          </table:table-cell>
          <table:table-cell table:formula="of:=POWER([.P58];2)" office:value-type="float" office:value="0.000139449203421602" calcext:value-type="float">
            <text:p>0.000139449203422</text:p>
          </table:table-cell>
          <table:table-cell/>
          <table:table-cell table:formula="of:=IF([.M58]; [.M58]-[.F58]; 0)" office:value-type="float" office:value="-3.15777819993547" calcext:value-type="float">
            <text:p>-3.15777819993547</text:p>
          </table:table-cell>
          <table:table-cell table:formula="of:=POWER([.S58];2)" office:value-type="float" office:value="9.97156315998773" calcext:value-type="float">
            <text:p>9.9715631599877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 (1.1)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2" calcext:value-type="float">
            <text:p>1.012</text:p>
          </table:table-cell>
          <table:table-cell office:value-type="float" office:value="5.6" calcext:value-type="float">
            <text:p>5.6</text:p>
          </table:table-cell>
          <table:table-cell office:value-type="float" office:value="33.6" calcext:value-type="float">
            <text:p>33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string" calcext:value-type="string">
            <text:p>Saturday Night Amber Ale (1.1)</text:p>
          </table:table-cell>
          <table:table-cell office:value-type="float" office:value="1.0310922249946" calcext:value-type="float">
            <text:p>1.0310922249946</text:p>
          </table:table-cell>
          <table:table-cell office:value-type="float" office:value="1.00669549792677" calcext:value-type="float">
            <text:p>1.00669549792677</text:p>
          </table:table-cell>
          <table:table-cell office:value-type="float" office:value="3.20207042765272" calcext:value-type="float">
            <text:p>3.20207042765272</text:p>
          </table:table-cell>
          <table:table-cell office:value-type="float" office:value="28.792564191218" calcext:value-type="float">
            <text:p>28.792564191218</text:p>
          </table:table-cell>
          <table:table-cell office:value-type="float" office:value="8.50909891772896" calcext:value-type="float">
            <text:p>8.50909891772896</text:p>
          </table:table-cell>
          <table:table-cell/>
          <table:table-cell table:formula="of:=IF([.J59];[.C59]-[.J59];0)" office:value-type="float" office:value="0.0229077750054016" calcext:value-type="float">
            <text:p>0.022907775005402</text:p>
          </table:table-cell>
          <table:table-cell table:formula="of:=POWER([.P59];2)" office:value-type="float" office:value="0.000524766155698104" calcext:value-type="float">
            <text:p>0.000524766155698</text:p>
          </table:table-cell>
          <table:table-cell/>
          <table:table-cell table:formula="of:=IF([.M59]; [.M59]-[.F59]; 0)" office:value-type="float" office:value="-4.80743580878197" calcext:value-type="float">
            <text:p>-4.80743580878197</text:p>
          </table:table-cell>
          <table:table-cell table:formula="of:=POWER([.S59];2)" office:value-type="float" office:value="23.1114390555592" calcext:value-type="float">
            <text:p>23.11143905555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 (1.2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8" calcext:value-type="float">
            <text:p>1.008</text:p>
          </table:table-cell>
          <table:table-cell office:value-type="float" office:value="5.1" calcext:value-type="float">
            <text:p>5.1</text:p>
          </table:table-cell>
          <table:table-cell office:value-type="float" office:value="50.3" calcext:value-type="float">
            <text:p>50.3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string" calcext:value-type="string">
            <text:p>Saturday Night Amber Ale (1.2)</text:p>
          </table:table-cell>
          <table:table-cell office:value-type="float" office:value="1.03387534877908" calcext:value-type="float">
            <text:p>1.03387534877908</text:p>
          </table:table-cell>
          <table:table-cell office:value-type="float" office:value="1.00729684240556" calcext:value-type="float">
            <text:p>1.00729684240556</text:p>
          </table:table-cell>
          <table:table-cell office:value-type="float" office:value="3.48842896152497" calcext:value-type="float">
            <text:p>3.48842896152497</text:p>
          </table:table-cell>
          <table:table-cell office:value-type="float" office:value="46.4151797694327" calcext:value-type="float">
            <text:p>46.4151797694327</text:p>
          </table:table-cell>
          <table:table-cell office:value-type="float" office:value="11.056968708867" calcext:value-type="float">
            <text:p>11.056968708867</text:p>
          </table:table-cell>
          <table:table-cell/>
          <table:table-cell table:formula="of:=IF([.J60];[.C60]-[.J60];0)" office:value-type="float" office:value="0.0131246512209209" calcext:value-type="float">
            <text:p>0.013124651220921</text:p>
          </table:table-cell>
          <table:table-cell table:formula="of:=POWER([.P60];2)" office:value-type="float" office:value="0.00017225646967082" calcext:value-type="float">
            <text:p>0.000172256469671</text:p>
          </table:table-cell>
          <table:table-cell/>
          <table:table-cell table:formula="of:=IF([.M60]; [.M60]-[.F60]; 0)" office:value-type="float" office:value="-3.88482023056734" calcext:value-type="float">
            <text:p>-3.88482023056734</text:p>
          </table:table-cell>
          <table:table-cell table:formula="of:=POWER([.S60];2)" office:value-type="float" office:value="15.0918282238252" calcext:value-type="float">
            <text:p>15.09182822382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 (1.3)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" calcext:value-type="float">
            <text:p>1.01</text:p>
          </table:table-cell>
          <table:table-cell office:value-type="float" office:value="5.4" calcext:value-type="float">
            <text:p>5.4</text:p>
          </table:table-cell>
          <table:table-cell office:value-type="float" office:value="39.6" calcext:value-type="float">
            <text:p>39.6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string" calcext:value-type="string">
            <text:p>Saturday Night Amber Ale (1.3)</text:p>
          </table:table-cell>
          <table:table-cell office:value-type="float" office:value="1.03540547104672" calcext:value-type="float">
            <text:p>1.03540547104672</text:p>
          </table:table-cell>
          <table:table-cell office:value-type="float" office:value="1.00762947401402" calcext:value-type="float">
            <text:p>1.00762947401402</text:p>
          </table:table-cell>
          <table:table-cell office:value-type="float" office:value="3.64559961054127" calcext:value-type="float">
            <text:p>3.64559961054127</text:p>
          </table:table-cell>
          <table:table-cell office:value-type="float" office:value="38.8374560544856" calcext:value-type="float">
            <text:p>38.8374560544856</text:p>
          </table:table-cell>
          <table:table-cell office:value-type="float" office:value="10.2495026873451" calcext:value-type="float">
            <text:p>10.2495026873451</text:p>
          </table:table-cell>
          <table:table-cell/>
          <table:table-cell table:formula="of:=IF([.J61];[.C61]-[.J61];0)" office:value-type="float" office:value="0.0155945289532817" calcext:value-type="float">
            <text:p>0.015594528953282</text:p>
          </table:table-cell>
          <table:table-cell table:formula="of:=POWER([.P61];2)" office:value-type="float" office:value="0.000243189333274742" calcext:value-type="float">
            <text:p>0.000243189333275</text:p>
          </table:table-cell>
          <table:table-cell/>
          <table:table-cell table:formula="of:=IF([.M61]; [.M61]-[.F61]; 0)" office:value-type="float" office:value="-0.762543945514402" calcext:value-type="float">
            <text:p>-0.762543945514402</text:p>
          </table:table-cell>
          <table:table-cell table:formula="of:=POWER([.S61];2)" office:value-type="float" office:value="0.581473268840671" calcext:value-type="float">
            <text:p>0.5814732688406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 (1.4)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6" calcext:value-type="float">
            <text:p>4.6</text:p>
          </table:table-cell>
          <table:table-cell office:value-type="float" office:value="29.2" calcext:value-type="float">
            <text:p>29.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aturday Night Amber Ale (1.4)</text:p>
          </table:table-cell>
          <table:table-cell office:value-type="float" office:value="1.0477103815178" calcext:value-type="float">
            <text:p>1.0477103815178</text:p>
          </table:table-cell>
          <table:table-cell office:value-type="float" office:value="1.01031657495977" calcext:value-type="float">
            <text:p>1.01031657495977</text:p>
          </table:table-cell>
          <table:table-cell office:value-type="float" office:value="4.90793711074236" calcext:value-type="float">
            <text:p>4.90793711074236</text:p>
          </table:table-cell>
          <table:table-cell office:value-type="float" office:value="16.0374192252547" calcext:value-type="float">
            <text:p>16.0374192252547</text:p>
          </table:table-cell>
          <table:table-cell office:value-type="float" office:value="10.0272146552328" calcext:value-type="float">
            <text:p>10.0272146552328</text:p>
          </table:table-cell>
          <table:table-cell/>
          <table:table-cell table:formula="of:=IF([.J62];[.C62]-[.J62];0)" office:value-type="float" office:value="-0.00271038151780423" calcext:value-type="float">
            <text:p>-0.002710381517804</text:p>
          </table:table-cell>
          <table:table-cell table:formula="of:=POWER([.P62];2)" office:value-type="float" office:value="0.00000734616797205475" calcext:value-type="float">
            <text:p>7.34616797205475E-06</text:p>
          </table:table-cell>
          <table:table-cell/>
          <table:table-cell table:formula="of:=IF([.M62]; [.M62]-[.F62]; 0)" office:value-type="float" office:value="-13.1625807747453" calcext:value-type="float">
            <text:p>-13.1625807747453</text:p>
          </table:table-cell>
          <table:table-cell table:formula="of:=POWER([.S62];2)" office:value-type="float" office:value="173.253532651695" calcext:value-type="float">
            <text:p>173.2535326516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eep Shagger Scottish Ale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3" calcext:value-type="float">
            <text:p>1.013</text:p>
          </table:table-cell>
          <table:table-cell office:value-type="float" office:value="4.5" calcext:value-type="float">
            <text:p>4.5</text:p>
          </table:table-cell>
          <table:table-cell office:value-type="float" office:value="16.1" calcext:value-type="float">
            <text:p>16.1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Sheep Shagger Scottish Ale</text:p>
          </table:table-cell>
          <table:table-cell office:value-type="float" office:value="1.04076871356042" calcext:value-type="float">
            <text:p>1.04076871356042</text:p>
          </table:table-cell>
          <table:table-cell office:value-type="float" office:value="1.00847082598559" calcext:value-type="float">
            <text:p>1.00847082598559</text:p>
          </table:table-cell>
          <table:table-cell office:value-type="float" office:value="4.23909774419616" calcext:value-type="float">
            <text:p>4.23909774419616</text:p>
          </table:table-cell>
          <table:table-cell office:value-type="float" office:value="14.6616753639546" calcext:value-type="float">
            <text:p>14.6616753639546</text:p>
          </table:table-cell>
          <table:table-cell office:value-type="float" office:value="8.02607445578211" calcext:value-type="float">
            <text:p>8.02607445578211</text:p>
          </table:table-cell>
          <table:table-cell/>
          <table:table-cell table:formula="of:=IF([.J63];[.C63]-[.J63];0)" office:value-type="float" office:value="0.00623128643958304" calcext:value-type="float">
            <text:p>0.006231286439583</text:p>
          </table:table-cell>
          <table:table-cell table:formula="of:=POWER([.P63];2)" office:value-type="float" office:value="0.0000388289306921315" calcext:value-type="float">
            <text:p>3.88289306921315E-05</text:p>
          </table:table-cell>
          <table:table-cell/>
          <table:table-cell table:formula="of:=IF([.M63]; [.M63]-[.F63]; 0)" office:value-type="float" office:value="-1.43832463604537" calcext:value-type="float">
            <text:p>-1.43832463604537</text:p>
          </table:table-cell>
          <table:table-cell table:formula="of:=POWER([.S63];2)" office:value-type="float" office:value="2.06877775865506" calcext:value-type="float">
            <text:p>2.068777758655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oppy Seconds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" calcext:value-type="float">
            <text:p>1.01</text:p>
          </table:table-cell>
          <table:table-cell office:value-type="float" office:value="5" calcext:value-type="float">
            <text:p>5</text:p>
          </table:table-cell>
          <table:table-cell office:value-type="float" office:value="49.1" calcext:value-type="float">
            <text:p>49.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loppy Seconds</text:p>
          </table:table-cell>
          <table:table-cell office:value-type="float" office:value="1.04133228290071" calcext:value-type="float">
            <text:p>1.04133228290071</text:p>
          </table:table-cell>
          <table:table-cell office:value-type="float" office:value="1.00887068900152" calcext:value-type="float">
            <text:p>1.00887068900152</text:p>
          </table:table-cell>
          <table:table-cell office:value-type="float" office:value="4.26058419926879" calcext:value-type="float">
            <text:p>4.26058419926879</text:p>
          </table:table-cell>
          <table:table-cell office:value-type="float" office:value="44.8744287435026" calcext:value-type="float">
            <text:p>44.8744287435026</text:p>
          </table:table-cell>
          <table:table-cell office:value-type="float" office:value="13.1093208738971" calcext:value-type="float">
            <text:p>13.1093208738971</text:p>
          </table:table-cell>
          <table:table-cell/>
          <table:table-cell table:formula="of:=IF([.J64];[.C64]-[.J64];0)" office:value-type="float" office:value="0.00666771709928704" calcext:value-type="float">
            <text:p>0.006667717099287</text:p>
          </table:table-cell>
          <table:table-cell table:formula="of:=POWER([.P64];2)" office:value-type="float" office:value="0.0000444584513161248" calcext:value-type="float">
            <text:p>4.44584513161248E-05</text:p>
          </table:table-cell>
          <table:table-cell/>
          <table:table-cell table:formula="of:=IF([.M64]; [.M64]-[.F64]; 0)" office:value-type="float" office:value="-4.22557125649739" calcext:value-type="float">
            <text:p>-4.22557125649739</text:p>
          </table:table-cell>
          <table:table-cell table:formula="of:=POWER([.S64];2)" office:value-type="float" office:value="17.8554524437369" calcext:value-type="float">
            <text:p>17.85545244373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oppy Seconds 2017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03" calcext:value-type="float">
            <text:p>1.003</text:p>
          </table:table-cell>
          <table:table-cell office:value-type="float" office:value="6.2" calcext:value-type="float">
            <text:p>6.2</text:p>
          </table:table-cell>
          <table:table-cell office:value-type="float" office:value="39" calcext:value-type="float">
            <text:p>39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loppy Seconds 2017</text:p>
          </table:table-cell>
          <table:table-cell office:value-type="float" office:value="1.04218206987239" calcext:value-type="float">
            <text:p>1.04218206987239</text:p>
          </table:table-cell>
          <table:table-cell office:value-type="float" office:value="1.00904426681252" calcext:value-type="float">
            <text:p>1.00904426681252</text:p>
          </table:table-cell>
          <table:table-cell office:value-type="float" office:value="4.34933665160836" calcext:value-type="float">
            <text:p>4.34933665160836</text:p>
          </table:table-cell>
          <table:table-cell office:value-type="float" office:value="35.5816882053464" calcext:value-type="float">
            <text:p>35.5816882053464</text:p>
          </table:table-cell>
          <table:table-cell office:value-type="float" office:value="11.5743228782546" calcext:value-type="float">
            <text:p>11.5743228782546</text:p>
          </table:table-cell>
          <table:table-cell/>
          <table:table-cell table:formula="of:=IF([.J65];[.C65]-[.J65];0)" office:value-type="float" office:value="0.00781793012760912" calcext:value-type="float">
            <text:p>0.007817930127609</text:p>
          </table:table-cell>
          <table:table-cell table:formula="of:=POWER([.P65];2)" office:value-type="float" office:value="0.0000611200314801783" calcext:value-type="float">
            <text:p>6.11200314801783E-05</text:p>
          </table:table-cell>
          <table:table-cell/>
          <table:table-cell table:formula="of:=IF([.M65]; [.M65]-[.F65]; 0)" office:value-type="float" office:value="-3.41831179465358" calcext:value-type="float">
            <text:p>-3.41831179465358</text:p>
          </table:table-cell>
          <table:table-cell table:formula="of:=POWER([.S65];2)" office:value-type="float" office:value="11.6848555254678" calcext:value-type="float">
            <text:p>11.68485552546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oppy Seconds 2019</text:p>
          </table:table-cell>
          <table:table-cell office:value-type="string" calcext:value-type="string">
            <text:p>All Grain</text:p>
          </table:table-cell>
          <table:table-cell office:value-type="float" office:value="1.053" calcext:value-type="float">
            <text:p>1.053</text:p>
          </table:table-cell>
          <table:table-cell office:value-type="float" office:value="1.004" calcext:value-type="float">
            <text:p>1.004</text:p>
          </table:table-cell>
          <table:table-cell office:value-type="float" office:value="6.5" calcext:value-type="float">
            <text:p>6.5</text:p>
          </table:table-cell>
          <table:table-cell office:value-type="float" office:value="28.1" calcext:value-type="float">
            <text:p>28.1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string" calcext:value-type="string">
            <text:p>Sloppy Seconds 2019</text:p>
          </table:table-cell>
          <table:table-cell office:value-type="float" office:value="1.06488027816976" calcext:value-type="float">
            <text:p>1.06488027816976</text:p>
          </table:table-cell>
          <table:table-cell office:value-type="float" office:value="1.01259837945682" calcext:value-type="float">
            <text:p>1.01259837945682</text:p>
          </table:table-cell>
          <table:table-cell office:value-type="float" office:value="6.86199920607278" calcext:value-type="float">
            <text:p>6.86199920607278</text:p>
          </table:table-cell>
          <table:table-cell office:value-type="float" office:value="27.5366582374339" calcext:value-type="float">
            <text:p>27.5366582374339</text:p>
          </table:table-cell>
          <table:table-cell office:value-type="float" office:value="15.7755941636171" calcext:value-type="float">
            <text:p>15.7755941636171</text:p>
          </table:table-cell>
          <table:table-cell/>
          <table:table-cell table:formula="of:=IF([.J66];[.C66]-[.J66];0)" office:value-type="float" office:value="-0.0118802781697576" calcext:value-type="float">
            <text:p>-0.011880278169758</text:p>
          </table:table-cell>
          <table:table-cell table:formula="of:=POWER([.P66];2)" office:value-type="float" office:value="0.000141141009390818" calcext:value-type="float">
            <text:p>0.000141141009391</text:p>
          </table:table-cell>
          <table:table-cell/>
          <table:table-cell table:formula="of:=IF([.M66]; [.M66]-[.F66]; 0)" office:value-type="float" office:value="-0.563341762566129" calcext:value-type="float">
            <text:p>-0.563341762566129</text:p>
          </table:table-cell>
          <table:table-cell table:formula="of:=POWER([.S66];2)" office:value-type="float" office:value="0.317353941451113" calcext:value-type="float">
            <text:p>0.31735394145111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oppy Seconds Porter (1.1)</text:p>
          </table:table-cell>
          <table:table-cell office:value-type="string" calcext:value-type="string">
            <text:p>All Grain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5" calcext:value-type="float">
            <text:p>1.015</text:p>
          </table:table-cell>
          <table:table-cell office:value-type="float" office:value="5.8" calcext:value-type="float">
            <text:p>5.8</text:p>
          </table:table-cell>
          <table:table-cell office:value-type="float" office:value="27.6" calcext:value-type="float">
            <text:p>27.6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string" calcext:value-type="string">
            <text:p>Sloppy Seconds Porter (1.1)</text:p>
          </table:table-cell>
          <table:table-cell office:value-type="float" office:value="1.04566789263269" calcext:value-type="float">
            <text:p>1.04566789263269</text:p>
          </table:table-cell>
          <table:table-cell office:value-type="float" office:value="1.0105376051129" calcext:value-type="float">
            <text:p>1.0105376051129</text:p>
          </table:table-cell>
          <table:table-cell office:value-type="float" office:value="4.61085023697262" calcext:value-type="float">
            <text:p>4.61085023697262</text:p>
          </table:table-cell>
          <table:table-cell office:value-type="float" office:value="26.2304239054643" calcext:value-type="float">
            <text:p>26.2304239054643</text:p>
          </table:table-cell>
          <table:table-cell office:value-type="float" office:value="15.7944236056836" calcext:value-type="float">
            <text:p>15.7944236056836</text:p>
          </table:table-cell>
          <table:table-cell/>
          <table:table-cell table:formula="of:=IF([.J67];[.C67]-[.J67];0)" office:value-type="float" office:value="0.0123321073673057" calcext:value-type="float">
            <text:p>0.012332107367306</text:p>
          </table:table-cell>
          <table:table-cell table:formula="of:=POWER([.P67];2)" office:value-type="float" office:value="0.000152080872118756" calcext:value-type="float">
            <text:p>0.000152080872119</text:p>
          </table:table-cell>
          <table:table-cell/>
          <table:table-cell table:formula="of:=IF([.M67]; [.M67]-[.F67]; 0)" office:value-type="float" office:value="-1.36957609453571" calcext:value-type="float">
            <text:p>-1.36957609453571</text:p>
          </table:table-cell>
          <table:table-cell table:formula="of:=POWER([.S67];2)" office:value-type="float" office:value="1.8757386787237" calcext:value-type="float">
            <text:p>1.87573867872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9" calcext:value-type="float">
            <text:p>4.9</text:p>
          </table:table-cell>
          <table:table-cell office:value-type="float" office:value="29.7" calcext:value-type="float">
            <text:p>29.7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Southern Passion Lager</text:p>
          </table:table-cell>
          <table:table-cell office:value-type="float" office:value="1.03116115182463" calcext:value-type="float">
            <text:p>1.03116115182463</text:p>
          </table:table-cell>
          <table:table-cell office:value-type="float" office:value="1.00695884567593" calcext:value-type="float">
            <text:p>1.00695884567593</text:p>
          </table:table-cell>
          <table:table-cell office:value-type="float" office:value="3.17655268201644" calcext:value-type="float">
            <text:p>3.17655268201644</text:p>
          </table:table-cell>
          <table:table-cell office:value-type="float" office:value="18.1722204135654" calcext:value-type="float">
            <text:p>18.1722204135654</text:p>
          </table:table-cell>
          <table:table-cell office:value-type="float" office:value="3.88963894338129" calcext:value-type="float">
            <text:p>3.88963894338129</text:p>
          </table:table-cell>
          <table:table-cell/>
          <table:table-cell table:formula="of:=IF([.J68];[.C68]-[.J68];0)" office:value-type="float" office:value="0.0168388481753732" calcext:value-type="float">
            <text:p>0.016838848175373</text:p>
          </table:table-cell>
          <table:table-cell table:formula="of:=POWER([.P68];2)" office:value-type="float" office:value="0.000283546807873269" calcext:value-type="float">
            <text:p>0.000283546807873</text:p>
          </table:table-cell>
          <table:table-cell/>
          <table:table-cell table:formula="of:=IF([.M68]; [.M68]-[.F68]; 0)" office:value-type="float" office:value="-11.5277795864346" calcext:value-type="float">
            <text:p>-11.5277795864346</text:p>
          </table:table-cell>
          <table:table-cell table:formula="of:=POWER([.S68];2)" office:value-type="float" office:value="132.889702193419" calcext:value-type="float">
            <text:p>132.8897021934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2" calcext:value-type="float">
            <text:p>1.012</text:p>
          </table:table-cell>
          <table:table-cell office:value-type="float" office:value="5.1" calcext:value-type="float">
            <text:p>5.1</text:p>
          </table:table-cell>
          <table:table-cell office:value-type="float" office:value="53.9" calcext:value-type="float">
            <text:p>53.9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Southern Passion Lager (2019-02-23)</text:p>
          </table:table-cell>
          <table:table-cell office:value-type="float" office:value="1.05200258357719" calcext:value-type="float">
            <text:p>1.05200258357719</text:p>
          </table:table-cell>
          <table:table-cell office:value-type="float" office:value="1.01052201508375" calcext:value-type="float">
            <text:p>1.01052201508375</text:p>
          </table:table-cell>
          <table:table-cell office:value-type="float" office:value="5.44432461476395" calcext:value-type="float">
            <text:p>5.44432461476395</text:p>
          </table:table-cell>
          <table:table-cell office:value-type="float" office:value="45.5674241261243" calcext:value-type="float">
            <text:p>45.5674241261243</text:p>
          </table:table-cell>
          <table:table-cell office:value-type="float" office:value="7.57839286724763" calcext:value-type="float">
            <text:p>7.57839286724763</text:p>
          </table:table-cell>
          <table:table-cell/>
          <table:table-cell table:formula="of:=IF([.J69];[.C69]-[.J69];0)" office:value-type="float" office:value="-0.00200258357719263" calcext:value-type="float">
            <text:p>-0.002002583577193</text:p>
          </table:table-cell>
          <table:table-cell table:formula="of:=POWER([.P69];2)" office:value-type="float" office:value="0.00000401034098364163" calcext:value-type="float">
            <text:p>4.01034098364163E-06</text:p>
          </table:table-cell>
          <table:table-cell/>
          <table:table-cell table:formula="of:=IF([.M69]; [.M69]-[.F69]; 0)" office:value-type="float" office:value="-8.33257587387572" calcext:value-type="float">
            <text:p>-8.33257587387572</text:p>
          </table:table-cell>
          <table:table-cell table:formula="of:=POWER([.S69];2)" office:value-type="float" office:value="69.4318206938957" calcext:value-type="float">
            <text:p>69.43182069389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 George Mild Ale</text:p>
          </table:table-cell>
          <table:table-cell office:value-type="string" calcext:value-type="string">
            <text:p>All Grain</text:p>
          </table:table-cell>
          <table:table-cell office:value-type="float" office:value="1.039" calcext:value-type="float">
            <text:p>1.039</text:p>
          </table:table-cell>
          <table:table-cell office:value-type="float" office:value="1.009" calcext:value-type="float">
            <text:p>1.009</text:p>
          </table:table-cell>
          <table:table-cell office:value-type="float" office:value="3.9" calcext:value-type="float">
            <text:p>3.9</text:p>
          </table:table-cell>
          <table:table-cell office:value-type="float" office:value="21.5" calcext:value-type="float">
            <text:p>21.5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string" calcext:value-type="string">
            <text:p>St George Mild Ale</text:p>
          </table:table-cell>
          <table:table-cell office:value-type="float" office:value="1.02154323664555" calcext:value-type="float">
            <text:p>1.02154323664555</text:p>
          </table:table-cell>
          <table:table-cell office:value-type="float" office:value="1.00477365302228" calcext:value-type="float">
            <text:p>1.00477365302228</text:p>
          </table:table-cell>
          <table:table-cell office:value-type="float" office:value="2.20100785055442" calcext:value-type="float">
            <text:p>2.20100785055442</text:p>
          </table:table-cell>
          <table:table-cell office:value-type="float" office:value="17.9676855956181" calcext:value-type="float">
            <text:p>17.9676855956181</text:p>
          </table:table-cell>
          <table:table-cell office:value-type="float" office:value="11.4814787368627" calcext:value-type="float">
            <text:p>11.4814787368627</text:p>
          </table:table-cell>
          <table:table-cell/>
          <table:table-cell table:formula="of:=IF([.J70];[.C70]-[.J70];0)" office:value-type="float" office:value="0.0174567633544476" calcext:value-type="float">
            <text:p>0.017456763354448</text:p>
          </table:table-cell>
          <table:table-cell table:formula="of:=POWER([.P70];2)" office:value-type="float" office:value="0.000304738586813183" calcext:value-type="float">
            <text:p>0.000304738586813</text:p>
          </table:table-cell>
          <table:table-cell/>
          <table:table-cell table:formula="of:=IF([.M70]; [.M70]-[.F70]; 0)" office:value-type="float" office:value="-3.5323144043819" calcext:value-type="float">
            <text:p>-3.5323144043819</text:p>
          </table:table-cell>
          <table:table-cell table:formula="of:=POWER([.S70];2)" office:value-type="float" office:value="12.4772450514039" calcext:value-type="float">
            <text:p>12.47724505140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ripy Tank Top Porter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05" calcext:value-type="float">
            <text:p>1.005</text:p>
          </table:table-cell>
          <table:table-cell office:value-type="float" office:value="5.7" calcext:value-type="float">
            <text:p>5.7</text:p>
          </table:table-cell>
          <table:table-cell office:value-type="float" office:value="35.4" calcext:value-type="float">
            <text:p>35.4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string" calcext:value-type="string">
            <text:p>Stripy Tank Top Porter</text:p>
          </table:table-cell>
          <table:table-cell office:value-type="float" office:value="1.06038260878608" calcext:value-type="float">
            <text:p>1.06038260878608</text:p>
          </table:table-cell>
          <table:table-cell office:value-type="float" office:value="1.01171459361053" calcext:value-type="float">
            <text:p>1.01171459361053</text:p>
          </table:table-cell>
          <table:table-cell office:value-type="float" office:value="6.38767699179194" calcext:value-type="float">
            <text:p>6.38767699179194</text:p>
          </table:table-cell>
          <table:table-cell office:value-type="float" office:value="27.5574230081678" calcext:value-type="float">
            <text:p>27.5574230081678</text:p>
          </table:table-cell>
          <table:table-cell office:value-type="float" office:value="23.9102538782548" calcext:value-type="float">
            <text:p>23.9102538782548</text:p>
          </table:table-cell>
          <table:table-cell/>
          <table:table-cell table:formula="of:=IF([.J71];[.C71]-[.J71];0)" office:value-type="float" office:value="-0.0113826087860844" calcext:value-type="float">
            <text:p>-0.011382608786085</text:p>
          </table:table-cell>
          <table:table-cell table:formula="of:=POWER([.P71];2)" office:value-type="float" office:value="0.000129563782777047" calcext:value-type="float">
            <text:p>0.000129563782777</text:p>
          </table:table-cell>
          <table:table-cell/>
          <table:table-cell table:formula="of:=IF([.M71]; [.M71]-[.F71]; 0)" office:value-type="float" office:value="-7.84257699183219" calcext:value-type="float">
            <text:p>-7.84257699183219</text:p>
          </table:table-cell>
          <table:table-cell table:formula="of:=POWER([.S71];2)" office:value-type="float" office:value="61.5060138728157" calcext:value-type="float">
            <text:p>61.50601387281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09" calcext:value-type="float">
            <text:p>1.009</text:p>
          </table:table-cell>
          <table:table-cell office:value-type="float" office:value="5.3" calcext:value-type="float">
            <text:p>5.3</text:p>
          </table:table-cell>
          <table:table-cell office:value-type="float" office:value="16.5" calcext:value-type="float">
            <text:p>16.5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string" calcext:value-type="string">
            <text:p>Sweaty Betty Stout</text:p>
          </table:table-cell>
          <table:table-cell office:value-type="float" office:value="1.04450069781292" calcext:value-type="float">
            <text:p>1.04450069781292</text:p>
          </table:table-cell>
          <table:table-cell office:value-type="float" office:value="1.00994462569042" calcext:value-type="float">
            <text:p>1.00994462569042</text:p>
          </table:table-cell>
          <table:table-cell office:value-type="float" office:value="4.53548446607778" calcext:value-type="float">
            <text:p>4.53548446607778</text:p>
          </table:table-cell>
          <table:table-cell office:value-type="float" office:value="14.7806306300212" calcext:value-type="float">
            <text:p>14.7806306300212</text:p>
          </table:table-cell>
          <table:table-cell office:value-type="float" office:value="31.8047718602186" calcext:value-type="float">
            <text:p>31.8047718602186</text:p>
          </table:table-cell>
          <table:table-cell/>
          <table:table-cell table:formula="of:=IF([.J72];[.C72]-[.J72];0)" office:value-type="float" office:value="0.00449930218708006" calcext:value-type="float">
            <text:p>0.00449930218708</text:p>
          </table:table-cell>
          <table:table-cell table:formula="of:=POWER([.P72];2)" office:value-type="float" office:value="0.0000202437201706634" calcext:value-type="float">
            <text:p>2.02437201706634E-05</text:p>
          </table:table-cell>
          <table:table-cell/>
          <table:table-cell table:formula="of:=IF([.M72]; [.M72]-[.F72]; 0)" office:value-type="float" office:value="-1.71936936997884" calcext:value-type="float">
            <text:p>-1.71936936997884</text:p>
          </table:table-cell>
          <table:table-cell table:formula="of:=POWER([.S72];2)" office:value-type="float" office:value="2.95623103042145" calcext:value-type="float">
            <text:p>2.956231030421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1" calcext:value-type="float">
            <text:p>1.011</text:p>
          </table:table-cell>
          <table:table-cell office:value-type="float" office:value="5.6" calcext:value-type="float">
            <text:p>5.6</text:p>
          </table:table-cell>
          <table:table-cell office:value-type="float" office:value="14.6" calcext:value-type="float">
            <text:p>14.6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string" calcext:value-type="string">
            <text:p>Sweaty Betty Stout (1.1) (2014-04-13)</text:p>
          </table:table-cell>
          <table:table-cell office:value-type="float" office:value="1.02552343077505" calcext:value-type="float">
            <text:p>1.02552343077505</text:p>
          </table:table-cell>
          <table:table-cell office:value-type="float" office:value="1.00530055748991" calcext:value-type="float">
            <text:p>1.00530055748991</text:p>
          </table:table-cell>
          <table:table-cell office:value-type="float" office:value="2.65425211867503" calcext:value-type="float">
            <text:p>2.65425211867503</text:p>
          </table:table-cell>
          <table:table-cell office:value-type="float" office:value="20.6493507543943" calcext:value-type="float">
            <text:p>20.6493507543943</text:p>
          </table:table-cell>
          <table:table-cell office:value-type="float" office:value="20.5507817936278" calcext:value-type="float">
            <text:p>20.5507817936278</text:p>
          </table:table-cell>
          <table:table-cell/>
          <table:table-cell table:formula="of:=IF([.J73];[.C73]-[.J73];0)" office:value-type="float" office:value="0.0284765692249498" calcext:value-type="float">
            <text:p>0.02847656922495</text:p>
          </table:table-cell>
          <table:table-cell table:formula="of:=POWER([.P73];2)" office:value-type="float" office:value="0.000810914994823357" calcext:value-type="float">
            <text:p>0.000810914994823</text:p>
          </table:table-cell>
          <table:table-cell/>
          <table:table-cell table:formula="of:=IF([.M73]; [.M73]-[.F73]; 0)" office:value-type="float" office:value="6.04935075439426" calcext:value-type="float">
            <text:p>6.04935075439426</text:p>
          </table:table-cell>
          <table:table-cell table:formula="of:=POWER([.S73];2)" office:value-type="float" office:value="36.5946445496904" calcext:value-type="float">
            <text:p>36.59464454969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3" calcext:value-type="float">
            <text:p>1.013</text:p>
          </table:table-cell>
          <table:table-cell office:value-type="float" office:value="4.3" calcext:value-type="float">
            <text:p>4.3</text:p>
          </table:table-cell>
          <table:table-cell office:value-type="float" office:value="24.5" calcext:value-type="float">
            <text:p>24.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weaty Betty Stout (1.1) (2016-03-26)</text:p>
          </table:table-cell>
          <table:table-cell office:value-type="float" office:value="1.03405920627913" calcext:value-type="float">
            <text:p>1.03405920627913</text:p>
          </table:table-cell>
          <table:table-cell office:value-type="float" office:value="1.00732745289947" calcext:value-type="float">
            <text:p>1.00732745289947</text:p>
          </table:table-cell>
          <table:table-cell office:value-type="float" office:value="3.50854263108" calcext:value-type="float">
            <text:p>3.50854263108</text:p>
          </table:table-cell>
          <table:table-cell office:value-type="float" office:value="13.7287877333636" calcext:value-type="float">
            <text:p>13.7287877333636</text:p>
          </table:table-cell>
          <table:table-cell office:value-type="float" office:value="33.9476547945846" calcext:value-type="float">
            <text:p>33.9476547945846</text:p>
          </table:table-cell>
          <table:table-cell/>
          <table:table-cell table:formula="of:=IF([.J74];[.C74]-[.J74];0)" office:value-type="float" office:value="0.0109407937208714" calcext:value-type="float">
            <text:p>0.010940793720872</text:p>
          </table:table-cell>
          <table:table-cell table:formula="of:=POWER([.P74];2)" office:value-type="float" office:value="0.00011970096724266" calcext:value-type="float">
            <text:p>0.000119700967243</text:p>
          </table:table-cell>
          <table:table-cell/>
          <table:table-cell table:formula="of:=IF([.M74]; [.M74]-[.F74]; 0)" office:value-type="float" office:value="-10.7712122666364" calcext:value-type="float">
            <text:p>-10.7712122666364</text:p>
          </table:table-cell>
          <table:table-cell table:formula="of:=POWER([.S74];2)" office:value-type="float" office:value="116.019013692938" calcext:value-type="float">
            <text:p>116.0190136929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(1.2)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2" calcext:value-type="float">
            <text:p>1.012</text:p>
          </table:table-cell>
          <table:table-cell office:value-type="float" office:value="4.8" calcext:value-type="float">
            <text:p>4.8</text:p>
          </table:table-cell>
          <table:table-cell office:value-type="float" office:value="17.6" calcext:value-type="float">
            <text:p>17.6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string" calcext:value-type="string">
            <text:p>Sweaty Betty Stout (1.2)</text:p>
          </table:table-cell>
          <table:table-cell office:value-type="float" office:value="1.03761896024016" calcext:value-type="float">
            <text:p>1.03761896024016</text:p>
          </table:table-cell>
          <table:table-cell office:value-type="float" office:value="1.00824858379591" calcext:value-type="float">
            <text:p>1.00824858379591</text:p>
          </table:table-cell>
          <table:table-cell office:value-type="float" office:value="3.85486190830821" calcext:value-type="float">
            <text:p>3.85486190830821</text:p>
          </table:table-cell>
          <table:table-cell office:value-type="float" office:value="17.0923139233985" calcext:value-type="float">
            <text:p>17.0923139233985</text:p>
          </table:table-cell>
          <table:table-cell office:value-type="float" office:value="25.2072330986212" calcext:value-type="float">
            <text:p>25.2072330986212</text:p>
          </table:table-cell>
          <table:table-cell/>
          <table:table-cell table:formula="of:=IF([.J75];[.C75]-[.J75];0)" office:value-type="float" office:value="0.0113810397598406" calcext:value-type="float">
            <text:p>0.011381039759841</text:p>
          </table:table-cell>
          <table:table-cell table:formula="of:=POWER([.P75];2)" office:value-type="float" office:value="0.000129528066015073" calcext:value-type="float">
            <text:p>0.000129528066015</text:p>
          </table:table-cell>
          <table:table-cell/>
          <table:table-cell table:formula="of:=IF([.M75]; [.M75]-[.F75]; 0)" office:value-type="float" office:value="-0.507686076601487" calcext:value-type="float">
            <text:p>-0.507686076601487</text:p>
          </table:table-cell>
          <table:table-cell table:formula="of:=POWER([.S75];2)" office:value-type="float" office:value="0.257745152375011" calcext:value-type="float">
            <text:p>0.2577451523750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(1.3)</text:p>
          </table:table-cell>
          <table:table-cell office:value-type="string" calcext:value-type="string">
            <text:p>All Grain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4" calcext:value-type="float">
            <text:p>1.014</text:p>
          </table:table-cell>
          <table:table-cell office:value-type="float" office:value="5.8" calcext:value-type="float">
            <text:p>5.8</text:p>
          </table:table-cell>
          <table:table-cell office:value-type="float" office:value="17.4" calcext:value-type="float">
            <text:p>17.4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string" calcext:value-type="string">
            <text:p>Sweaty Betty Stout (1.3)</text:p>
          </table:table-cell>
          <table:table-cell office:value-type="float" office:value="1.05849059764985" calcext:value-type="float">
            <text:p>1.05849059764985</text:p>
          </table:table-cell>
          <table:table-cell office:value-type="float" office:value="1.01154987297495" calcext:value-type="float">
            <text:p>1.01154987297495</text:p>
          </table:table-cell>
          <table:table-cell office:value-type="float" office:value="6.16097011358136" calcext:value-type="float">
            <text:p>6.16097011358136</text:p>
          </table:table-cell>
          <table:table-cell office:value-type="float" office:value="14.7896233988008" calcext:value-type="float">
            <text:p>14.7896233988008</text:p>
          </table:table-cell>
          <table:table-cell office:value-type="float" office:value="31.52756171194" calcext:value-type="float">
            <text:p>31.52756171194</text:p>
          </table:table-cell>
          <table:table-cell/>
          <table:table-cell table:formula="of:=IF([.J76];[.C76]-[.J76];0)" office:value-type="float" office:value="-0.000490597649852598" calcext:value-type="float">
            <text:p>-0.000490597649853</text:p>
          </table:table-cell>
          <table:table-cell table:formula="of:=POWER([.P76];2)" office:value-type="float" office:value="0.000000240686054040892" calcext:value-type="float">
            <text:p>2.40686054040892E-07</text:p>
          </table:table-cell>
          <table:table-cell/>
          <table:table-cell table:formula="of:=IF([.M76]; [.M76]-[.F76]; 0)" office:value-type="float" office:value="-2.61037660119925" calcext:value-type="float">
            <text:p>-2.61037660119925</text:p>
          </table:table-cell>
          <table:table-cell table:formula="of:=POWER([.S76];2)" office:value-type="float" office:value="6.81406600008853" calcext:value-type="float">
            <text:p>6.814066000088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(1.4)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06" calcext:value-type="float">
            <text:p>1.006</text:p>
          </table:table-cell>
          <table:table-cell office:value-type="float" office:value="6.3" calcext:value-type="float">
            <text:p>6.3</text:p>
          </table:table-cell>
          <table:table-cell office:value-type="float" office:value="18.5" calcext:value-type="float">
            <text:p>18.5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string" calcext:value-type="string">
            <text:p>Sweaty Betty Stout (1.4)</text:p>
          </table:table-cell>
          <table:table-cell office:value-type="float" office:value="1.06602797122578" calcext:value-type="float">
            <text:p>1.06602797122578</text:p>
          </table:table-cell>
          <table:table-cell office:value-type="float" office:value="1.01295731332236" calcext:value-type="float">
            <text:p>1.01295731332236</text:p>
          </table:table-cell>
          <table:table-cell office:value-type="float" office:value="6.96552384982351" calcext:value-type="float">
            <text:p>6.96552384982351</text:p>
          </table:table-cell>
          <table:table-cell office:value-type="float" office:value="14.3163536237488" calcext:value-type="float">
            <text:p>14.3163536237488</text:p>
          </table:table-cell>
          <table:table-cell office:value-type="float" office:value="21.3600799569616" calcext:value-type="float">
            <text:p>21.3600799569616</text:p>
          </table:table-cell>
          <table:table-cell/>
          <table:table-cell table:formula="of:=IF([.J77];[.C77]-[.J77];0)" office:value-type="float" office:value="-0.0120279712257778" calcext:value-type="float">
            <text:p>-0.012027971225778</text:p>
          </table:table-cell>
          <table:table-cell table:formula="of:=POWER([.P77];2)" office:value-type="float" office:value="0.000144672091808139" calcext:value-type="float">
            <text:p>0.000144672091808</text:p>
          </table:table-cell>
          <table:table-cell/>
          <table:table-cell table:formula="of:=IF([.M77]; [.M77]-[.F77]; 0)" office:value-type="float" office:value="-4.18364637625121" calcext:value-type="float">
            <text:p>-4.18364637625121</text:p>
          </table:table-cell>
          <table:table-cell table:formula="of:=POWER([.S77];2)" office:value-type="float" office:value="17.5028970015199" calcext:value-type="float">
            <text:p>17.50289700151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Tropical Stout</text:p>
          </table:table-cell>
          <table:table-cell office:value-type="string" calcext:value-type="string">
            <text:p>All Grain</text:p>
          </table:table-cell>
          <table:table-cell office:value-type="float" office:value="1.063" calcext:value-type="float">
            <text:p>1.063</text:p>
          </table:table-cell>
          <table:table-cell office:value-type="float" office:value="1.013" calcext:value-type="float">
            <text:p>1.013</text:p>
          </table:table-cell>
          <table:table-cell office:value-type="float" office:value="6.7" calcext:value-type="float">
            <text:p>6.7</text:p>
          </table:table-cell>
          <table:table-cell office:value-type="float" office:value="16.6" calcext:value-type="float">
            <text:p>16.6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string" calcext:value-type="string">
            <text:p>Sweaty Betty Tropical Stout</text:p>
          </table:table-cell>
          <table:table-cell office:value-type="float" office:value="1.04558602403879" calcext:value-type="float">
            <text:p>1.04558602403879</text:p>
          </table:table-cell>
          <table:table-cell office:value-type="float" office:value="1.00996668916473" calcext:value-type="float">
            <text:p>1.00996668916473</text:p>
          </table:table-cell>
          <table:table-cell office:value-type="float" office:value="4.67503770222065" calcext:value-type="float">
            <text:p>4.67503770222065</text:p>
          </table:table-cell>
          <table:table-cell office:value-type="float" office:value="16.4237164740632" calcext:value-type="float">
            <text:p>16.4237164740632</text:p>
          </table:table-cell>
          <table:table-cell office:value-type="float" office:value="28.8615230487152" calcext:value-type="float">
            <text:p>28.8615230487152</text:p>
          </table:table-cell>
          <table:table-cell/>
          <table:table-cell table:formula="of:=IF([.J78];[.C78]-[.J78];0)" office:value-type="float" office:value="0.0174139759612051" calcext:value-type="float">
            <text:p>0.017413975961205</text:p>
          </table:table-cell>
          <table:table-cell table:formula="of:=POWER([.P78];2)" office:value-type="float" office:value="0.000303246558777429" calcext:value-type="float">
            <text:p>0.000303246558777</text:p>
          </table:table-cell>
          <table:table-cell/>
          <table:table-cell table:formula="of:=IF([.M78]; [.M78]-[.F78]; 0)" office:value-type="float" office:value="-0.176283525936832" calcext:value-type="float">
            <text:p>-0.176283525936832</text:p>
          </table:table-cell>
          <table:table-cell table:formula="of:=POWER([.S78];2)" office:value-type="float" office:value="0.0310758815167216" calcext:value-type="float">
            <text:p>0.0310758815167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tcher's Irish Ale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" calcext:value-type="float">
            <text:p>1.01</text:p>
          </table:table-cell>
          <table:table-cell office:value-type="float" office:value="4.9" calcext:value-type="float">
            <text:p>4.9</text:p>
          </table:table-cell>
          <table:table-cell office:value-type="float" office:value="18.9" calcext:value-type="float">
            <text:p>18.9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string" calcext:value-type="string">
            <text:p>Thatcher's Irish Ale</text:p>
          </table:table-cell>
          <table:table-cell office:value-type="float" office:value="1.0347649186172" calcext:value-type="float">
            <text:p>1.0347649186172</text:p>
          </table:table-cell>
          <table:table-cell office:value-type="float" office:value="1.00747237945942" calcext:value-type="float">
            <text:p>1.00747237945942</text:p>
          </table:table-cell>
          <table:table-cell office:value-type="float" office:value="3.58214576445843" calcext:value-type="float">
            <text:p>3.58214576445843</text:p>
          </table:table-cell>
          <table:table-cell office:value-type="float" office:value="17.6967763462887" calcext:value-type="float">
            <text:p>17.6967763462887</text:p>
          </table:table-cell>
          <table:table-cell office:value-type="float" office:value="11.4069098440465" calcext:value-type="float">
            <text:p>11.4069098440465</text:p>
          </table:table-cell>
          <table:table-cell/>
          <table:table-cell table:formula="of:=IF([.J79];[.C79]-[.J79];0)" office:value-type="float" office:value="0.0122350813827998" calcext:value-type="float">
            <text:p>0.0122350813828</text:p>
          </table:table-cell>
          <table:table-cell table:formula="of:=POWER([.P79];2)" office:value-type="float" office:value="0.000149697216443735" calcext:value-type="float">
            <text:p>0.000149697216444</text:p>
          </table:table-cell>
          <table:table-cell/>
          <table:table-cell table:formula="of:=IF([.M79]; [.M79]-[.F79]; 0)" office:value-type="float" office:value="-1.20322365371135" calcext:value-type="float">
            <text:p>-1.20322365371135</text:p>
          </table:table-cell>
          <table:table-cell table:formula="of:=POWER([.S79];2)" office:value-type="float" office:value="1.44774716085049" calcext:value-type="float">
            <text:p>1.447747160850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tcher's Irish Ale (1.1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1.7" calcext:value-type="float">
            <text:p>21.7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string" calcext:value-type="string">
            <text:p>Thatcher's Irish Ale (1.1)</text:p>
          </table:table-cell>
          <table:table-cell office:value-type="float" office:value="1.03396272735752" calcext:value-type="float">
            <text:p>1.03396272735752</text:p>
          </table:table-cell>
          <table:table-cell office:value-type="float" office:value="1.00757697886507" calcext:value-type="float">
            <text:p>1.00757697886507</text:p>
          </table:table-cell>
          <table:table-cell office:value-type="float" office:value="3.46312948963414" calcext:value-type="float">
            <text:p>3.46312948963414</text:p>
          </table:table-cell>
          <table:table-cell office:value-type="float" office:value="20.1170338815114" calcext:value-type="float">
            <text:p>20.1170338815114</text:p>
          </table:table-cell>
          <table:table-cell office:value-type="float" office:value="8.77053836287222" calcext:value-type="float">
            <text:p>8.77053836287222</text:p>
          </table:table-cell>
          <table:table-cell/>
          <table:table-cell table:formula="of:=IF([.J80];[.C80]-[.J80];0)" office:value-type="float" office:value="0.0130372726424757" calcext:value-type="float">
            <text:p>0.013037272642476</text:p>
          </table:table-cell>
          <table:table-cell table:formula="of:=POWER([.P80];2)" office:value-type="float" office:value="0.000169970477954245" calcext:value-type="float">
            <text:p>0.000169970477954</text:p>
          </table:table-cell>
          <table:table-cell/>
          <table:table-cell table:formula="of:=IF([.M80]; [.M80]-[.F80]; 0)" office:value-type="float" office:value="-1.58296611848856" calcext:value-type="float">
            <text:p>-1.58296611848856</text:p>
          </table:table-cell>
          <table:table-cell table:formula="of:=POWER([.S80];2)" office:value-type="float" office:value="2.50578173228273" calcext:value-type="float">
            <text:p>2.5057817322827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tcher's Irish Ale (1.2)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1.9" calcext:value-type="float">
            <text:p>21.9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string" calcext:value-type="string">
            <text:p>Thatcher's Irish Ale (1.2)</text:p>
          </table:table-cell>
          <table:table-cell office:value-type="float" office:value="1.05014193843324" calcext:value-type="float">
            <text:p>1.05014193843324</text:p>
          </table:table-cell>
          <table:table-cell office:value-type="float" office:value="1.01009521535431" calcext:value-type="float">
            <text:p>1.01009521535431</text:p>
          </table:table-cell>
          <table:table-cell office:value-type="float" office:value="5.25613240410969" calcext:value-type="float">
            <text:p>5.25613240410969</text:p>
          </table:table-cell>
          <table:table-cell office:value-type="float" office:value="18.4869281744905" calcext:value-type="float">
            <text:p>18.4869281744905</text:p>
          </table:table-cell>
          <table:table-cell office:value-type="float" office:value="11.3456976542718" calcext:value-type="float">
            <text:p>11.3456976542718</text:p>
          </table:table-cell>
          <table:table-cell/>
          <table:table-cell table:formula="of:=IF([.J81];[.C81]-[.J81];0)" office:value-type="float" office:value="-0.00214193843323707" calcext:value-type="float">
            <text:p>-0.002141938433237</text:p>
          </table:table-cell>
          <table:table-cell table:formula="of:=POWER([.P81];2)" office:value-type="float" office:value="0.00000458790025177806" calcext:value-type="float">
            <text:p>4.58790025177806E-06</text:p>
          </table:table-cell>
          <table:table-cell/>
          <table:table-cell table:formula="of:=IF([.M81]; [.M81]-[.F81]; 0)" office:value-type="float" office:value="-3.41307182550954" calcext:value-type="float">
            <text:p>-3.41307182550954</text:p>
          </table:table-cell>
          <table:table-cell table:formula="of:=POWER([.S81];2)" office:value-type="float" office:value="11.649059286087" calcext:value-type="float">
            <text:p>11.6490592860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 Beater's Pale Ale</text:p>
          </table:table-cell>
          <table:table-cell office:value-type="string" calcext:value-type="string">
            <text:p>All Grain</text:p>
          </table:table-cell>
          <table:table-cell office:value-type="float" office:value="1.067" calcext:value-type="float">
            <text:p>1.067</text:p>
          </table:table-cell>
          <table:table-cell office:value-type="float" office:value="1.015" calcext:value-type="float">
            <text:p>1.015</text:p>
          </table:table-cell>
          <table:table-cell office:value-type="float" office:value="6.8" calcext:value-type="float">
            <text:p>6.8</text:p>
          </table:table-cell>
          <table:table-cell office:value-type="float" office:value="38.9" calcext:value-type="float">
            <text:p>38.9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The Beater's Pale Ale</text:p>
          </table:table-cell>
          <table:table-cell office:value-type="float" office:value="1.04881343700332" calcext:value-type="float">
            <text:p>1.04881343700332</text:p>
          </table:table-cell>
          <table:table-cell office:value-type="float" office:value="1.01090839890451" calcext:value-type="float">
            <text:p>1.01090839890451</text:p>
          </table:table-cell>
          <table:table-cell office:value-type="float" office:value="4.97503625046901" calcext:value-type="float">
            <text:p>4.97503625046901</text:p>
          </table:table-cell>
          <table:table-cell office:value-type="float" office:value="36.1671664234398" calcext:value-type="float">
            <text:p>36.1671664234398</text:p>
          </table:table-cell>
          <table:table-cell office:value-type="float" office:value="7.12533489897605" calcext:value-type="float">
            <text:p>7.12533489897605</text:p>
          </table:table-cell>
          <table:table-cell/>
          <table:table-cell table:formula="of:=IF([.J82];[.C82]-[.J82];0)" office:value-type="float" office:value="0.0181865629966811" calcext:value-type="float">
            <text:p>0.018186562996681</text:p>
          </table:table-cell>
          <table:table-cell table:formula="of:=POWER([.P82];2)" office:value-type="float" office:value="0.00033075107363225" calcext:value-type="float">
            <text:p>0.000330751073632</text:p>
          </table:table-cell>
          <table:table-cell/>
          <table:table-cell table:formula="of:=IF([.M82]; [.M82]-[.F82]; 0)" office:value-type="float" office:value="-2.73283357656017" calcext:value-type="float">
            <text:p>-2.73283357656017</text:p>
          </table:table-cell>
          <table:table-cell table:formula="of:=POWER([.S82];2)" office:value-type="float" office:value="7.46837935717468" calcext:value-type="float">
            <text:p>7.468379357174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 Beater's Pale Ale (1.2)</text:p>
          </table:table-cell>
          <table:table-cell office:value-type="string" calcext:value-type="string">
            <text:p>All Grain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1" calcext:value-type="float">
            <text:p>1.011</text:p>
          </table:table-cell>
          <table:table-cell office:value-type="float" office:value="5.9" calcext:value-type="float">
            <text:p>5.9</text:p>
          </table:table-cell>
          <table:table-cell office:value-type="float" office:value="53.2" calcext:value-type="float">
            <text:p>53.2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The Beater's Pale Ale (1.2)</text:p>
          </table:table-cell>
          <table:table-cell office:value-type="float" office:value="1.03263534683536" calcext:value-type="float">
            <text:p>1.03263534683536</text:p>
          </table:table-cell>
          <table:table-cell office:value-type="float" office:value="1.00703034055533" calcext:value-type="float">
            <text:p>1.00703034055533</text:p>
          </table:table-cell>
          <table:table-cell office:value-type="float" office:value="3.3606570742539" calcext:value-type="float">
            <text:p>3.3606570742539</text:p>
          </table:table-cell>
          <table:table-cell office:value-type="float" office:value="45.6010652012956" calcext:value-type="float">
            <text:p>45.6010652012956</text:p>
          </table:table-cell>
          <table:table-cell office:value-type="float" office:value="5.99600734624055" calcext:value-type="float">
            <text:p>5.99600734624055</text:p>
          </table:table-cell>
          <table:table-cell/>
          <table:table-cell table:formula="of:=IF([.J83];[.C83]-[.J83];0)" office:value-type="float" office:value="0.0233646531646405" calcext:value-type="float">
            <text:p>0.023364653164641</text:p>
          </table:table-cell>
          <table:table-cell table:formula="of:=POWER([.P83];2)" office:value-type="float" office:value="0.000545907017503947" calcext:value-type="float">
            <text:p>0.000545907017504</text:p>
          </table:table-cell>
          <table:table-cell/>
          <table:table-cell table:formula="of:=IF([.M83]; [.M83]-[.F83]; 0)" office:value-type="float" office:value="-7.59893479870437" calcext:value-type="float">
            <text:p>-7.59893479870437</text:p>
          </table:table-cell>
          <table:table-cell table:formula="of:=POWER([.S83];2)" office:value-type="float" office:value="57.7438100749602" calcext:value-type="float">
            <text:p>57.74381007496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tle's Heads Brown Ale (1.3)</text:p>
          </table:table-cell>
          <table:table-cell office:value-type="string" calcext:value-type="string">
            <text:p>All Grain</text:p>
          </table:table-cell>
          <table:table-cell office:value-type="float" office:value="1.035" calcext:value-type="float">
            <text:p>1.035</text:p>
          </table:table-cell>
          <table:table-cell office:value-type="float" office:value="1.01" calcext:value-type="float">
            <text:p>1.01</text:p>
          </table:table-cell>
          <table:table-cell office:value-type="float" office:value="3.2" calcext:value-type="float">
            <text:p>3.2</text:p>
          </table:table-cell>
          <table:table-cell office:value-type="float" office:value="13.5" calcext:value-type="float">
            <text:p>13.5</text:p>
          </table:table-cell>
          <table:table-cell office:value-type="float" office:value="20.4" calcext:value-type="float">
            <text:p>20.4</text:p>
          </table:table-cell>
          <table:table-cell/>
          <table:table-cell office:value-type="string" calcext:value-type="string">
            <text:p>Turtle's Heads Brown Ale (1.3)</text:p>
          </table:table-cell>
          <table:table-cell office:value-type="float" office:value="1.02430949794467" calcext:value-type="float">
            <text:p>1.02430949794467</text:p>
          </table:table-cell>
          <table:table-cell office:value-type="float" office:value="1.00529818835782" calcext:value-type="float">
            <text:p>1.00529818835782</text:p>
          </table:table-cell>
          <table:table-cell office:value-type="float" office:value="2.49523438327471" calcext:value-type="float">
            <text:p>2.49523438327471</text:p>
          </table:table-cell>
          <table:table-cell office:value-type="float" office:value="12.8894068187523" calcext:value-type="float">
            <text:p>12.8894068187523</text:p>
          </table:table-cell>
          <table:table-cell office:value-type="float" office:value="12.5646412993829" calcext:value-type="float">
            <text:p>12.5646412993829</text:p>
          </table:table-cell>
          <table:table-cell/>
          <table:table-cell table:formula="of:=IF([.J84];[.C84]-[.J84];0)" office:value-type="float" office:value="0.0106905020553292" calcext:value-type="float">
            <text:p>0.010690502055329</text:p>
          </table:table-cell>
          <table:table-cell table:formula="of:=POWER([.P84];2)" office:value-type="float" office:value="0.000114286834194997" calcext:value-type="float">
            <text:p>0.000114286834195</text:p>
          </table:table-cell>
          <table:table-cell/>
          <table:table-cell table:formula="of:=IF([.M84]; [.M84]-[.F84]; 0)" office:value-type="float" office:value="-0.610593181247701" calcext:value-type="float">
            <text:p>-0.610593181247701</text:p>
          </table:table-cell>
          <table:table-cell table:formula="of:=POWER([.S84];2)" office:value-type="float" office:value="0.372824032986188" calcext:value-type="float">
            <text:p>0.3728240329861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tles Heads Brown Ale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2" calcext:value-type="float">
            <text:p>1.012</text:p>
          </table:table-cell>
          <table:table-cell office:value-type="float" office:value="4.4" calcext:value-type="float">
            <text:p>4.4</text:p>
          </table:table-cell>
          <table:table-cell office:value-type="float" office:value="28.4" calcext:value-type="float">
            <text:p>28.4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string" calcext:value-type="string">
            <text:p>Turtleshead Brown Ale (1.4)</text:p>
          </table:table-cell>
          <table:table-cell office:value-type="float" office:value="1.04865560860576" calcext:value-type="float">
            <text:p>1.04865560860576</text:p>
          </table:table-cell>
          <table:table-cell office:value-type="float" office:value="1.00997927853253" calcext:value-type="float">
            <text:p>1.00997927853253</text:p>
          </table:table-cell>
          <table:table-cell office:value-type="float" office:value="5.07626832211109" calcext:value-type="float">
            <text:p>5.07626832211109</text:p>
          </table:table-cell>
          <table:table-cell office:value-type="float" office:value="21.0438492590028" calcext:value-type="float">
            <text:p>21.0438492590028</text:p>
          </table:table-cell>
          <table:table-cell office:value-type="float" office:value="7.26247206435735" calcext:value-type="float">
            <text:p>7.26247206435735</text:p>
          </table:table-cell>
          <table:table-cell/>
          <table:table-cell table:formula="of:=IF([.J85];[.C85]-[.J85];0)" office:value-type="float" office:value="-0.00365560860576153" calcext:value-type="float">
            <text:p>-0.003655608605762</text:p>
          </table:table-cell>
          <table:table-cell table:formula="of:=POWER([.P85];2)" office:value-type="float" office:value="0.0000133634742785177" calcext:value-type="float">
            <text:p>1.33634742785177E-05</text:p>
          </table:table-cell>
          <table:table-cell/>
          <table:table-cell table:formula="of:=IF([.M85]; [.M85]-[.F85]; 0)" office:value-type="float" office:value="-7.35615074099715" calcext:value-type="float">
            <text:p>-7.35615074099715</text:p>
          </table:table-cell>
          <table:table-cell table:formula="of:=POWER([.S85];2)" office:value-type="float" office:value="54.1129537242729" calcext:value-type="float">
            <text:p>54.11295372427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tles Heads Brown Ale (1.2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3" calcext:value-type="float">
            <text:p>23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string" calcext:value-type="string">
            <text:p>Turtles Heads Brown Ale</text:p>
          </table:table-cell>
          <table:table-cell office:value-type="float" office:value="1.03059178602507" calcext:value-type="float">
            <text:p>1.03059178602507</text:p>
          </table:table-cell>
          <table:table-cell office:value-type="float" office:value="1.00613788192776" calcext:value-type="float">
            <text:p>1.00613788192776</text:p>
          </table:table-cell>
          <table:table-cell office:value-type="float" office:value="3.20957491277228" calcext:value-type="float">
            <text:p>3.20957491277228</text:p>
          </table:table-cell>
          <table:table-cell office:value-type="float" office:value="27.7083709118522" calcext:value-type="float">
            <text:p>27.7083709118522</text:p>
          </table:table-cell>
          <table:table-cell office:value-type="float" office:value="12.0194294014726" calcext:value-type="float">
            <text:p>12.0194294014726</text:p>
          </table:table-cell>
          <table:table-cell/>
          <table:table-cell table:formula="of:=IF([.J86];[.C86]-[.J86];0)" office:value-type="float" office:value="0.0164082139749253" calcext:value-type="float">
            <text:p>0.016408213974925</text:p>
          </table:table-cell>
          <table:table-cell table:formula="of:=POWER([.P86];2)" office:value-type="float" office:value="0.000269229485846934" calcext:value-type="float">
            <text:p>0.000269229485847</text:p>
          </table:table-cell>
          <table:table-cell/>
          <table:table-cell table:formula="of:=IF([.M86]; [.M86]-[.F86]; 0)" office:value-type="float" office:value="4.70837091185223" calcext:value-type="float">
            <text:p>4.70837091185223</text:p>
          </table:table-cell>
          <table:table-cell table:formula="of:=POWER([.S86];2)" office:value-type="float" office:value="22.1687566435762" calcext:value-type="float">
            <text:p>22.16875664357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tleshead Brown Ale (1.4)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8" calcext:value-type="float">
            <text:p>1.018</text:p>
          </table:table-cell>
          <table:table-cell office:value-type="float" office:value="5.6" calcext:value-type="float">
            <text:p>5.6</text:p>
          </table:table-cell>
          <table:table-cell office:value-type="float" office:value="21.5" calcext:value-type="float">
            <text:p>21.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Turtles Heads Brown Ale (1.2)</text:p>
          </table:table-cell>
          <table:table-cell office:value-type="float" office:value="1.02766996088237" calcext:value-type="float">
            <text:p>1.02766996088237</text:p>
          </table:table-cell>
          <table:table-cell office:value-type="float" office:value="1.00663060277048" calcext:value-type="float">
            <text:p>1.00663060277048</text:p>
          </table:table-cell>
          <table:table-cell office:value-type="float" office:value="2.7614157521866" calcext:value-type="float">
            <text:p>2.7614157521866</text:p>
          </table:table-cell>
          <table:table-cell office:value-type="float" office:value="22.3846508938098" calcext:value-type="float">
            <text:p>22.3846508938098</text:p>
          </table:table-cell>
          <table:table-cell office:value-type="float" office:value="12.5478326266264" calcext:value-type="float">
            <text:p>12.5478326266264</text:p>
          </table:table-cell>
          <table:table-cell/>
          <table:table-cell table:formula="of:=IF([.J87];[.C87]-[.J87];0)" office:value-type="float" office:value="0.0323300391176256" calcext:value-type="float">
            <text:p>0.032330039117626</text:p>
          </table:table-cell>
          <table:table-cell table:formula="of:=POWER([.P87];2)" office:value-type="float" office:value="0.0010452314293472" calcext:value-type="float">
            <text:p>0.001045231429347</text:p>
          </table:table-cell>
          <table:table-cell/>
          <table:table-cell table:formula="of:=IF([.M87]; [.M87]-[.F87]; 0)" office:value-type="float" office:value="0.884650893809795" calcext:value-type="float">
            <text:p>0.884650893809795</text:p>
          </table:table-cell>
          <table:table-cell table:formula="of:=POWER([.S87];2)" office:value-type="float" office:value="0.782607203918469" calcext:value-type="float">
            <text:p>0.7826072039184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3)</text:p>
          </table:table-cell>
          <table:table-cell office:value-type="string" calcext:value-type="string">
            <text:p>All Grain</text:p>
          </table:table-cell>
          <table:table-cell office:value-type="float" office:value="1.046" calcext:value-type="float">
            <text:p>1.046</text:p>
          </table:table-cell>
          <table:table-cell office:value-type="float" office:value="1.009" calcext:value-type="float">
            <text:p>1.009</text:p>
          </table:table-cell>
          <table:table-cell office:value-type="float" office:value="4.8" calcext:value-type="float">
            <text:p>4.8</text:p>
          </table:table-cell>
          <table:table-cell office:value-type="float" office:value="13.2" calcext:value-type="float">
            <text:p>13.2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Twentypints Weiss (1.3)</text:p>
          </table:table-cell>
          <table:table-cell office:value-type="float" office:value="1.03525033885207" calcext:value-type="float">
            <text:p>1.03525033885207</text:p>
          </table:table-cell>
          <table:table-cell office:value-type="float" office:value="1.0076449891697" calcext:value-type="float">
            <text:p>1.0076449891697</text:p>
          </table:table-cell>
          <table:table-cell office:value-type="float" office:value="3.62320214581113" calcext:value-type="float">
            <text:p>3.62320214581113</text:p>
          </table:table-cell>
          <table:table-cell office:value-type="float" office:value="11.8331058228058" calcext:value-type="float">
            <text:p>11.8331058228058</text:p>
          </table:table-cell>
          <table:table-cell office:value-type="float" office:value="2.24170816039686" calcext:value-type="float">
            <text:p>2.24170816039686</text:p>
          </table:table-cell>
          <table:table-cell/>
          <table:table-cell table:formula="of:=IF([.J88];[.C88]-[.J88];0)" office:value-type="float" office:value="0.0107496611479292" calcext:value-type="float">
            <text:p>0.010749661147929</text:p>
          </table:table-cell>
          <table:table-cell table:formula="of:=POWER([.P88];2)" office:value-type="float" office:value="0.000115555214795298" calcext:value-type="float">
            <text:p>0.000115555214795</text:p>
          </table:table-cell>
          <table:table-cell/>
          <table:table-cell table:formula="of:=IF([.M88]; [.M88]-[.F88]; 0)" office:value-type="float" office:value="-1.3668941771942" calcext:value-type="float">
            <text:p>-1.3668941771942</text:p>
          </table:table-cell>
          <table:table-cell table:formula="of:=POWER([.S88];2)" office:value-type="float" office:value="1.86839969164741" calcext:value-type="float">
            <text:p>1.868399691647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4)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5" calcext:value-type="float">
            <text:p>1.015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string" calcext:value-type="string">
            <text:p>Twentypints Weiss (1.4)</text:p>
          </table:table-cell>
          <table:table-cell office:value-type="float" office:value="1.02772306405041" calcext:value-type="float">
            <text:p>1.02772306405041</text:p>
          </table:table-cell>
          <table:table-cell office:value-type="float" office:value="1.00947127026954" calcext:value-type="float">
            <text:p>1.00947127026954</text:p>
          </table:table-cell>
          <table:table-cell office:value-type="float" office:value="2.39554793373959" calcext:value-type="float">
            <text:p>2.39554793373959</text:p>
          </table:table-cell>
          <table:table-cell office:value-type="float" office:value="10.0511960129522" calcext:value-type="float">
            <text:p>10.0511960129522</text:p>
          </table:table-cell>
          <table:table-cell office:value-type="float" office:value="3.73933833261729" calcext:value-type="float">
            <text:p>3.73933833261729</text:p>
          </table:table-cell>
          <table:table-cell/>
          <table:table-cell table:formula="of:=IF([.J89];[.C89]-[.J89];0)" office:value-type="float" office:value="0.0212769359495859" calcext:value-type="float">
            <text:p>0.021276935949586</text:p>
          </table:table-cell>
          <table:table-cell table:formula="of:=POWER([.P89];2)" office:value-type="float" office:value="0.000452708003402781" calcext:value-type="float">
            <text:p>0.000452708003403</text:p>
          </table:table-cell>
          <table:table-cell/>
          <table:table-cell table:formula="of:=IF([.M89]; [.M89]-[.F89]; 0)" office:value-type="float" office:value="-1.9488039870478" calcext:value-type="float">
            <text:p>-1.9488039870478</text:p>
          </table:table-cell>
          <table:table-cell table:formula="of:=POWER([.S89];2)" office:value-type="float" office:value="3.7978369799334" calcext:value-type="float">
            <text:p>3.79783697993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5)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5" calcext:value-type="float">
            <text:p>4.5</text:p>
          </table:table-cell>
          <table:table-cell office:value-type="float" office:value="10.7" calcext:value-type="float">
            <text:p>10.7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Twentypints Weiss (1.5)</text:p>
          </table:table-cell>
          <table:table-cell office:value-type="float" office:value="1.03237645848405" calcext:value-type="float">
            <text:p>1.03237645848405</text:p>
          </table:table-cell>
          <table:table-cell office:value-type="float" office:value="1.00991448497105" calcext:value-type="float">
            <text:p>1.00991448497105</text:p>
          </table:table-cell>
          <table:table-cell office:value-type="float" office:value="2.94813402358117" calcext:value-type="float">
            <text:p>2.94813402358117</text:p>
          </table:table-cell>
          <table:table-cell office:value-type="float" office:value="9.84621823594949" calcext:value-type="float">
            <text:p>9.84621823594949</text:p>
          </table:table-cell>
          <table:table-cell office:value-type="float" office:value="4.08742830534037" calcext:value-type="float">
            <text:p>4.08742830534037</text:p>
          </table:table-cell>
          <table:table-cell/>
          <table:table-cell table:formula="of:=IF([.J90];[.C90]-[.J90];0)" office:value-type="float" office:value="0.0126235415159541" calcext:value-type="float">
            <text:p>0.012623541515954</text:p>
          </table:table-cell>
          <table:table-cell table:formula="of:=POWER([.P90];2)" office:value-type="float" office:value="0.000159353800405017" calcext:value-type="float">
            <text:p>0.000159353800405</text:p>
          </table:table-cell>
          <table:table-cell/>
          <table:table-cell table:formula="of:=IF([.M90]; [.M90]-[.F90]; 0)" office:value-type="float" office:value="-0.853781764050511" calcext:value-type="float">
            <text:p>-0.853781764050511</text:p>
          </table:table-cell>
          <table:table-cell table:formula="of:=POWER([.S90];2)" office:value-type="float" office:value="0.728943300625203" calcext:value-type="float">
            <text:p>0.7289433006252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6) + American Wheat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6" calcext:value-type="float">
            <text:p>4.6</text:p>
          </table:table-cell>
          <table:table-cell office:value-type="float" office:value="9.7" calcext:value-type="float">
            <text:p>9.7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Twentypints Weiss (1.6) + American Wheat</text:p>
          </table:table-cell>
          <table:table-cell table:number-columns-repeated="6"/>
          <table:table-cell table:formula="of:=IF([.J91];[.C91]-[.J91];0)" office:value-type="float" office:value="0" calcext:value-type="float">
            <text:p>0</text:p>
          </table:table-cell>
          <table:table-cell table:formula="of:=POWER([.P91];2)" office:value-type="float" office:value="0" calcext:value-type="float">
            <text:p>0</text:p>
          </table:table-cell>
          <table:table-cell/>
          <table:table-cell table:formula="of:=IF([.M91]; [.M91]-[.F91]; 0)" office:value-type="float" office:value="0" calcext:value-type="float">
            <text:p>0</text:p>
          </table:table-cell>
          <table:table-cell table:formula="of:=POWER([.S91];2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7)</text:p>
          </table:table-cell>
          <table:table-cell office:value-type="string" calcext:value-type="string">
            <text:p>All Grain</text:p>
          </table:table-cell>
          <table:table-cell office:value-type="float" office:value="1.046" calcext:value-type="float">
            <text:p>1.046</text:p>
          </table:table-cell>
          <table:table-cell office:value-type="float" office:value="1.014" calcext:value-type="float">
            <text:p>1.014</text:p>
          </table:table-cell>
          <table:table-cell office:value-type="float" office:value="4.2" calcext:value-type="float">
            <text:p>4.2</text:p>
          </table:table-cell>
          <table:table-cell office:value-type="float" office:value="12.7" calcext:value-type="float">
            <text:p>12.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Twentypints Weiss (1.7)</text:p>
          </table:table-cell>
          <table:table-cell office:value-type="float" office:value="1.0490776945641" calcext:value-type="float">
            <text:p>1.0490776945641</text:p>
          </table:table-cell>
          <table:table-cell office:value-type="float" office:value="1.01553831482342" calcext:value-type="float">
            <text:p>1.01553831482342</text:p>
          </table:table-cell>
          <table:table-cell office:value-type="float" office:value="4.40204359096425" calcext:value-type="float">
            <text:p>4.40204359096425</text:p>
          </table:table-cell>
          <table:table-cell office:value-type="float" office:value="10.6049894795374" calcext:value-type="float">
            <text:p>10.6049894795374</text:p>
          </table:table-cell>
          <table:table-cell office:value-type="float" office:value="5.3723808137699" calcext:value-type="float">
            <text:p>5.3723808137699</text:p>
          </table:table-cell>
          <table:table-cell/>
          <table:table-cell table:formula="of:=IF([.J92];[.C92]-[.J92];0)" office:value-type="float" office:value="-0.00307769456410134" calcext:value-type="float">
            <text:p>-0.003077694564101</text:p>
          </table:table-cell>
          <table:table-cell table:formula="of:=POWER([.P92];2)" office:value-type="float" office:value="0.00000947220382989894" calcext:value-type="float">
            <text:p>9.47220382989894E-06</text:p>
          </table:table-cell>
          <table:table-cell/>
          <table:table-cell table:formula="of:=IF([.M92]; [.M92]-[.F92]; 0)" office:value-type="float" office:value="-2.09501052046258" calcext:value-type="float">
            <text:p>-2.09501052046258</text:p>
          </table:table-cell>
          <table:table-cell table:formula="of:=POWER([.S92];2)" office:value-type="float" office:value="4.38906908084889" calcext:value-type="float">
            <text:p>4.389069080848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ncle Knobby's Dry Stout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1" calcext:value-type="float">
            <text:p>1.011</text:p>
          </table:table-cell>
          <table:table-cell office:value-type="float" office:value="4.4" calcext:value-type="float">
            <text:p>4.4</text:p>
          </table:table-cell>
          <table:table-cell office:value-type="float" office:value="37.6" calcext:value-type="float">
            <text:p>37.6</text:p>
          </table:table-cell>
          <table:table-cell office:value-type="float" office:value="24.1" calcext:value-type="float">
            <text:p>24.1</text:p>
          </table:table-cell>
          <table:table-cell/>
          <table:table-cell office:value-type="string" calcext:value-type="string">
            <text:p>Uncle Knobby's Dry Stout</text:p>
          </table:table-cell>
          <table:table-cell office:value-type="float" office:value="1.03059919331036" calcext:value-type="float">
            <text:p>1.03059919331036</text:p>
          </table:table-cell>
          <table:table-cell office:value-type="float" office:value="1.00711257598606" calcext:value-type="float">
            <text:p>1.00711257598606</text:p>
          </table:table-cell>
          <table:table-cell office:value-type="float" office:value="3.08261852381479" calcext:value-type="float">
            <text:p>3.08261852381479</text:p>
          </table:table-cell>
          <table:table-cell office:value-type="float" office:value="32.1765320261052" calcext:value-type="float">
            <text:p>32.1765320261052</text:p>
          </table:table-cell>
          <table:table-cell office:value-type="float" office:value="15.824403645872" calcext:value-type="float">
            <text:p>15.824403645872</text:p>
          </table:table-cell>
          <table:table-cell/>
          <table:table-cell table:formula="of:=IF([.J93];[.C93]-[.J93];0)" office:value-type="float" office:value="0.0144008066896371" calcext:value-type="float">
            <text:p>0.014400806689637</text:p>
          </table:table-cell>
          <table:table-cell table:formula="of:=POWER([.P93];2)" office:value-type="float" office:value="0.000207383233312295" calcext:value-type="float">
            <text:p>0.000207383233312</text:p>
          </table:table-cell>
          <table:table-cell/>
          <table:table-cell table:formula="of:=IF([.M93]; [.M93]-[.F93]; 0)" office:value-type="float" office:value="-5.4234679738948" calcext:value-type="float">
            <text:p>-5.4234679738948</text:p>
          </table:table-cell>
          <table:table-cell table:formula="of:=POWER([.S93];2)" office:value-type="float" office:value="29.4140048638626" calcext:value-type="float">
            <text:p>29.41400486386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uxhall Viva Witbier</text:p>
          </table:table-cell>
          <table:table-cell office:value-type="string" calcext:value-type="string">
            <text:p>All Grain</text:p>
          </table:table-cell>
          <table:table-cell office:value-type="float" office:value="1.046" calcext:value-type="float">
            <text:p>1.046</text:p>
          </table:table-cell>
          <table:table-cell office:value-type="float" office:value="1.012" calcext:value-type="float">
            <text:p>1.012</text:p>
          </table:table-cell>
          <table:table-cell office:value-type="float" office:value="4.4" calcext:value-type="float">
            <text:p>4.4</text:p>
          </table:table-cell>
          <table:table-cell office:value-type="float" office:value="13.3" calcext:value-type="float">
            <text:p>13.3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Vauxhall Viva Witbier</text:p>
          </table:table-cell>
          <table:table-cell office:value-type="float" office:value="1.03248607512512" calcext:value-type="float">
            <text:p>1.03248607512512</text:p>
          </table:table-cell>
          <table:table-cell office:value-type="float" office:value="1.01067528527138" calcext:value-type="float">
            <text:p>1.01067528527138</text:p>
          </table:table-cell>
          <table:table-cell office:value-type="float" office:value="2.8626661683028" calcext:value-type="float">
            <text:p>2.8626661683028</text:p>
          </table:table-cell>
          <table:table-cell office:value-type="float" office:value="12.7976369154803" calcext:value-type="float">
            <text:p>12.7976369154803</text:p>
          </table:table-cell>
          <table:table-cell office:value-type="float" office:value="2.30341220429406" calcext:value-type="float">
            <text:p>2.30341220429406</text:p>
          </table:table-cell>
          <table:table-cell/>
          <table:table-cell table:formula="of:=IF([.J94];[.C94]-[.J94];0)" office:value-type="float" office:value="0.0135139248748848" calcext:value-type="float">
            <text:p>0.013513924874885</text:p>
          </table:table-cell>
          <table:table-cell table:formula="of:=POWER([.P94];2)" office:value-type="float" office:value="0.00018262616552403" calcext:value-type="float">
            <text:p>0.000182626165524</text:p>
          </table:table-cell>
          <table:table-cell/>
          <table:table-cell table:formula="of:=IF([.M94]; [.M94]-[.F94]; 0)" office:value-type="float" office:value="-0.502363084519734" calcext:value-type="float">
            <text:p>-0.502363084519734</text:p>
          </table:table-cell>
          <table:table-cell table:formula="of:=POWER([.S94];2)" office:value-type="float" office:value="0.252368668688182" calcext:value-type="float">
            <text:p>0.252368668688182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formula="of:=IF([.J95];[.C95]-[.J95];0)" office:value-type="float" office:value="0" calcext:value-type="float">
            <text:p>0</text:p>
          </table:table-cell>
          <table:table-cell table:formula="of:=POWER([.P95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96];[.C96]-[.J96];0)" office:value-type="float" office:value="0" calcext:value-type="float">
            <text:p>0</text:p>
          </table:table-cell>
          <table:table-cell table:formula="of:=POWER([.P96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97];[.C97]-[.J97];0)" office:value-type="float" office:value="0" calcext:value-type="float">
            <text:p>0</text:p>
          </table:table-cell>
          <table:table-cell table:formula="of:=POWER([.P97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98];[.C98]-[.J98];0)" office:value-type="float" office:value="0" calcext:value-type="float">
            <text:p>0</text:p>
          </table:table-cell>
          <table:table-cell table:formula="of:=POWER([.P98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99];[.C99]-[.J99];0)" office:value-type="float" office:value="0" calcext:value-type="float">
            <text:p>0</text:p>
          </table:table-cell>
          <table:table-cell table:formula="of:=POWER([.P99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0];[.C100]-[.J100];0)" office:value-type="float" office:value="0" calcext:value-type="float">
            <text:p>0</text:p>
          </table:table-cell>
          <table:table-cell table:formula="of:=POWER([.P100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1];[.C101]-[.J101];0)" office:value-type="float" office:value="0" calcext:value-type="float">
            <text:p>0</text:p>
          </table:table-cell>
          <table:table-cell table:formula="of:=POWER([.P10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2];[.C102]-[.J102];0)" office:value-type="float" office:value="0" calcext:value-type="float">
            <text:p>0</text:p>
          </table:table-cell>
          <table:table-cell table:formula="of:=POWER([.P102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3];[.C103]-[.J103];0)" office:value-type="float" office:value="0" calcext:value-type="float">
            <text:p>0</text:p>
          </table:table-cell>
          <table:table-cell table:formula="of:=POWER([.P103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4];[.C104]-[.J104];0)" office:value-type="float" office:value="0" calcext:value-type="float">
            <text:p>0</text:p>
          </table:table-cell>
          <table:table-cell table:formula="of:=POWER([.P104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5];[.C105]-[.J105];0)" office:value-type="float" office:value="0" calcext:value-type="float">
            <text:p>0</text:p>
          </table:table-cell>
          <table:table-cell table:formula="of:=POWER([.P105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6];[.C106]-[.J106];0)" office:value-type="float" office:value="0" calcext:value-type="float">
            <text:p>0</text:p>
          </table:table-cell>
          <table:table-cell table:formula="of:=POWER([.P106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7];[.C107]-[.J107];0)" office:value-type="float" office:value="0" calcext:value-type="float">
            <text:p>0</text:p>
          </table:table-cell>
          <table:table-cell table:formula="of:=POWER([.P107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8];[.C108]-[.J108];0)" office:value-type="float" office:value="0" calcext:value-type="float">
            <text:p>0</text:p>
          </table:table-cell>
          <table:table-cell table:formula="of:=POWER([.P108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9];[.C109]-[.J109];0)" office:value-type="float" office:value="0" calcext:value-type="float">
            <text:p>0</text:p>
          </table:table-cell>
          <table:table-cell table:formula="of:=POWER([.P109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0];[.C110]-[.J110];0)" office:value-type="float" office:value="0" calcext:value-type="float">
            <text:p>0</text:p>
          </table:table-cell>
          <table:table-cell table:formula="of:=POWER([.P110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1];[.C111]-[.J111];0)" office:value-type="float" office:value="0" calcext:value-type="float">
            <text:p>0</text:p>
          </table:table-cell>
          <table:table-cell table:formula="of:=POWER([.P1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2];[.C112]-[.J112];0)" office:value-type="float" office:value="0" calcext:value-type="float">
            <text:p>0</text:p>
          </table:table-cell>
          <table:table-cell table:formula="of:=POWER([.P112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3];[.C113]-[.J113];0)" office:value-type="float" office:value="0" calcext:value-type="float">
            <text:p>0</text:p>
          </table:table-cell>
          <table:table-cell table:formula="of:=POWER([.P113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4];[.C114]-[.J114];0)" office:value-type="float" office:value="0" calcext:value-type="float">
            <text:p>0</text:p>
          </table:table-cell>
          <table:table-cell table:formula="of:=POWER([.P114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5];[.C115]-[.J115];0)" office:value-type="float" office:value="0" calcext:value-type="float">
            <text:p>0</text:p>
          </table:table-cell>
          <table:table-cell table:formula="of:=POWER([.P115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6];[.C116]-[.J116];0)" office:value-type="float" office:value="0" calcext:value-type="float">
            <text:p>0</text:p>
          </table:table-cell>
          <table:table-cell table:formula="of:=POWER([.P116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7];[.C117]-[.J117];0)" office:value-type="float" office:value="0" calcext:value-type="float">
            <text:p>0</text:p>
          </table:table-cell>
          <table:table-cell table:formula="of:=POWER([.P117];2)" office:value-type="float" office:value="0" calcext:value-type="float">
            <text:p>0</text:p>
          </table:table-cell>
          <table:table-cell table:number-columns-repeated="1007"/>
        </table:table-row>
      </table:table>
      <table:table table:name="efficiency" table:style-name="ta1">
        <table:shapes>
          <draw:frame draw:z-index="0" draw:style-name="gr1" draw:text-style-name="P1" svg:width="159.99mm" svg:height="89.99mm" svg:x="140.93mm" svg:y="122.12mm">
            <draw:object draw:notify-on-update-of-ranges="efficiency.B4:efficiency.B97 efficiency.C4:efficiency.C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o estimate mash efficiency from beerxml brewhouse efficienc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H Efficiency</text:p>
          </table:table-cell>
          <table:table-cell office:value-type="string" calcext:value-type="string">
            <text:p>Est Mash E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 Night Pumpkin Ale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formula="of:=[.$F$4]+[.$E$4]*[.B4]" office:value-type="float" office:value="83.00079" calcext:value-type="float">
            <text:p>83.00079</text:p>
          </table:table-cell>
          <table:table-cell table:style-name="ce2" office:value-type="float" office:value="0.97909" calcext:value-type="float">
            <text:p>0.97909</text:p>
          </table:table-cell>
          <table:table-cell table:style-name="ce2" office:value-type="float" office:value="9.56904" calcext:value-type="float">
            <text:p>9.56904</text:p>
          </table:table-cell>
        </table:table-row>
        <table:table-row table:style-name="ro1">
          <table:table-cell office:value-type="string" calcext:value-type="string">
            <text:p>Turtles Heads Brown Ale (1.2)</text:p>
          </table:table-cell>
          <table:table-cell office:value-type="float" office:value="75" calcext:value-type="float">
            <text:p>75</text:p>
          </table:table-cell>
          <table:table-cell office:value-type="float" office:value="84.8" calcext:value-type="float">
            <text:p>84.8</text:p>
          </table:table-cell>
          <table:table-cell table:formula="of:=[.$F$4]+[.$E$4]*[.B5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2)</text:p>
          </table:table-cell>
          <table:table-cell office:value-type="float" office:value="70" calcext:value-type="float">
            <text:p>70</text:p>
          </table:table-cell>
          <table:table-cell office:value-type="float" office:value="79.1" calcext:value-type="float">
            <text:p>79.1</text:p>
          </table:table-cell>
          <table:table-cell table:formula="of:=[.$F$4]+[.$E$4]*[.B6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y Anne APA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Pumpkin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George Mild Ale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ater's Pale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4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Cat Extra Stout</text:p>
          </table:table-cell>
          <table:table-cell office:value-type="float" office:value="65" calcext:value-type="float">
            <text:p>65</text:p>
          </table:table-cell>
          <table:table-cell office:value-type="float" office:value="76.3" calcext:value-type="float">
            <text:p>76.3</text:p>
          </table:table-cell>
          <table:table-cell table:formula="of:=[.$F$4]+[.$E$4]*[.B1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Day Drinking Marzen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1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y Ann A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1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 Nevis Wee Heavy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4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 Up?! Pilsner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 Crack Red I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ffy Pup Saison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bashing (v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iday Schnapps Rauchbier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 (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4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taster Rye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3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Tropical Stout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 Heads Brown Ale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ater's Pale Ale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[.$F$4]+[.$E$4]*[.B35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(1.3)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 (1.2)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's Heads Brown Ale (1.3)</text:p>
          </table:table-cell>
          <table:table-cell office:value-type="float" office:value="65" calcext:value-type="float">
            <text:p>65</text:p>
          </table:table-cell>
          <table:table-cell office:value-type="float" office:value="73.7" calcext:value-type="float">
            <text:p>73.7</text:p>
          </table:table-cell>
          <table:table-cell table:formula="of:=[.$F$4]+[.$E$4]*[.B3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0 Eisbock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ls Round Port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3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F, Doub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 Crack Helles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Down Blackpool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down A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Pub's Vienna Lager (1.1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bury Girls Golden A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3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head Brown Ale (1.4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7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xhall Viva Witbi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5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bashing (session Belgian IPA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Weavin' Cali Common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gle Bells Cream Ale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aning Lisa Amber Lager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6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2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6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[.$F$4]+[.$E$4]*[.B62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2)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[.$F$4]+[.$E$4]*[.B6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 Bastard Ale</text:p>
          </table:table-cell>
          <table:table-cell office:value-type="float" office:value="60" calcext:value-type="float">
            <text:p>60</text:p>
          </table:table-cell>
          <table:table-cell office:value-type="float" office:value="71.4" calcext:value-type="float">
            <text:p>71.4</text:p>
          </table:table-cell>
          <table:table-cell table:formula="of:=[.$F$4]+[.$E$4]*[.B64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6) + American Wheat</text:p>
          </table:table-cell>
          <table:table-cell office:value-type="float" office:value="65" calcext:value-type="float">
            <text:p>65</text:p>
          </table:table-cell>
          <table:table-cell office:value-type="float" office:value="71.2" calcext:value-type="float">
            <text:p>71.2</text:p>
          </table:table-cell>
          <table:table-cell table:formula="of:=[.$F$4]+[.$E$4]*[.B6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6)</text:p>
          </table:table-cell>
          <table:table-cell office:value-type="float" office:value="65" calcext:value-type="float">
            <text:p>65</text:p>
          </table:table-cell>
          <table:table-cell office:value-type="float" office:value="70.7" calcext:value-type="float">
            <text:p>70.7</text:p>
          </table:table-cell>
          <table:table-cell table:formula="of:=[.$F$4]+[.$E$4]*[.B6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Porter (1.1)</text:p>
          </table:table-cell>
          <table:table-cell office:value-type="float" office:value="60" calcext:value-type="float">
            <text:p>60</text:p>
          </table:table-cell>
          <table:table-cell office:value-type="float" office:value="70.4" calcext:value-type="float">
            <text:p>70.4</text:p>
          </table:table-cell>
          <table:table-cell table:formula="of:=[.$F$4]+[.$E$4]*[.B67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3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68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 (1.1)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69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0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3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1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2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2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3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4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 (1.1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5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3)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6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5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7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le Knobby's Dry Stout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8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l's Round London Porter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[.$F$4]+[.$E$4]*[.B7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ch Courage RIS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$F$4]+[.$E$4]*[.B80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house Rock Altbier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1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s Day Abbey Ale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2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7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3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Pub's Vienna Lager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4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 Shagger Scottish Ale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5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6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6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7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8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7)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table:formula="of:=[.$F$4]+[.$E$4]*[.B89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g Bang Pils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table:formula="of:=[.$F$4]+[.$E$4]*[.B90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s n Gravy Kolsch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1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9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2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y Tank Top Porter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3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4)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4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4)</text:p>
          </table:table-cell>
          <table:table-cell office:value-type="float" office:value="50" calcext:value-type="float">
            <text:p>50</text:p>
          </table:table-cell>
          <table:table-cell office:value-type="float" office:value="54.4" calcext:value-type="float">
            <text:p>54.4</text:p>
          </table:table-cell>
          <table:table-cell table:formula="of:=[.$F$4]+[.$E$4]*[.B95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float" office:value="40" calcext:value-type="float">
            <text:p>40</text:p>
          </table:table-cell>
          <table:table-cell office:value-type="float" office:value="46.7" calcext:value-type="float">
            <text:p>46.7</text:p>
          </table:table-cell>
          <table:table-cell table:formula="of:=[.$F$4]+[.$E$4]*[.B96]" office:value-type="float" office:value="48.73264" calcext:value-type="float">
            <text:p>48.73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Brown Porter 1213</text:p>
          </table:table-cell>
          <table:table-cell table:number-columns-repeated="2" office:value-type="float" office:value="42.9" calcext:value-type="float">
            <text:p>42.9</text:p>
          </table:table-cell>
          <table:table-cell table:formula="of:=[.$F$4]+[.$E$4]*[.B97]" office:value-type="float" office:value="51.572001" calcext:value-type="float">
            <text:p>51.572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er's Paki Pale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98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pool Wheat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99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w #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0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1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2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0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20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4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05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's (Not So) Pale Al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6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Honey Al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7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Pumpkin Ale (1.2)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$F$4]+[.$E$4]*[.B108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20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9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0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1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ty Betty Stout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2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 Head Brown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4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heads Brown Ale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5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6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2)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$F$4]+[.$E$4]*[.B117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8]" office:value-type="float" office:value="80.06352" calcext:value-type="float">
            <text:p>80.0635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comparison all'.A2:'comparison all'.N117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efficiency.A3:efficiency.C118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00/00/00</text:date>, <text:time style:data-style-name="N2" text:time-value="14:35:44.3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2T15:22:47.916000000</dc:date>
    <meta:editing-duration>PT8H17M42S</meta:editing-duration>
    <meta:editing-cycles>15</meta:editing-cycles>
    <meta:generator>LibreOffice/6.1.6.3$Windows_X86_64 LibreOffice_project/5896ab1714085361c45cf540f76f60673dd96a72</meta:generator>
    <meta:document-statistic meta:table-count="2" meta:cell-count="20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efficiency.B4:efficiency.C97" svg:x="1.331cm" svg:y="0.18cm" svg:width="12.086cm" svg:height="7.659cm">
          <chartooo:coordinate-region svg:x="1.952cm" svg:y="0.379cm" svg:width="11.092cm" svg:height="6.813cm"/>
          <chart:axis chart:dimension="x" chart:name="primary-x" chart:style-name="ch4">
            <chart:title svg:x="6.867cm" svg:y="8.019cm" chart:style-name="ch5">
              <text:p>BH Eff</text:p>
            </chart:title>
          </chart:axis>
          <chart:axis chart:dimension="y" chart:name="primary-y" chart:style-name="ch4">
            <chart:title svg:x="0.451cm" svg:y="4.953cm" chart:style-name="ch6">
              <text:p>Est Mash Eff</text:p>
            </chart:title>
            <chart:grid chart:style-name="ch7" chart:class="major"/>
          </chart:axis>
          <chart:series chart:style-name="ch8" chart:values-cell-range-address="efficiency.C4:efficiency.C97" chart:class="chart:scatter">
            <chart:domain table:cell-range-address="efficiency.B4:efficiency.B97"/>
            <chart:data-point chart:repeated="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efficiency.B4:efficiency.B97</svg:desc>
                </draw:g>
              </table:table-cell>
              <table:table-cell office:value-type="float" office:value="88">
                <text:p>88</text:p>
                <draw:g>
                  <svg:desc>efficiency.C4:efficiency.C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">
                <text:p>65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">
                <text:p>4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.9">
                <text:p>42.9</text:p>
              </table:table-cell>
              <table:table-cell office:value-type="float" office:value="42.9">
                <text:p>4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